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shapes>
          <draw:frame draw:z-index="0" draw:style-name="gr1" draw:text-style-name="P1" svg:width="979.48pt" svg:height="428.4pt" svg:x="636.09pt" svg:y="65.2pt">
            <loext:p/>
            <draw:object draw:notify-on-update-of-ranges="Sheet3.B1:Sheet3.B93 Sheet3.D1:Sheet3.D93 Sheet3.F1:Sheet3.F9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0.31" calcext:value-type="float">
            <text:p>0.31</text:p>
          </table:table-cell>
          <table:table-cell office:value-type="string" calcext:value-type="string">
            <text:p>LR.R</text:p>
          </table:table-cell>
          <table:table-cell office:value-type="float" office:value="0.31" calcext:value-type="float">
            <text:p>0.31</text:p>
          </table:table-cell>
          <table:table-cell table:formula="of:=[.A1]/[.C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]=1;ORG.LIBREOFFICE.COLOR(57;106;177);IF([.E1]=2;ORG.LIBREOFFICE.COLOR(218;124;48);IF([.E1]=3;ORG.LIBREOFFICE.COLOR(62;150;81);IF([.E1]=4;ORG.LIBREOFFICE.COLOR(204;37;41);IF([.E1]=5;ORG.LIBREOFFICE.COLOR(83;81;84);IF([.E1]=6;ORG.LIBREOFFICE.COLOR(107;76;154);IF([.E1]=7;ORG.LIBREOFFICE.COLOR(171;104;87);IF([.E1]=8;ORG.LIBREOFFICE.COLOR(148;139;61);IF([.E1]=9;ORG.LIBREOFFICE.COLOR(100;0;0);IF([.E1]=10;ORG.LIBREOFFICE.COLOR(200;0;0);IF([.E1]=11;ORG.LIBREOFFICE.COLOR(0;100;0);IF([.E1]=12;ORG.LIBREOFFICE.COLOR(0;200;0);IF([.E1]=13;ORG.LIBREOFFICE.COLOR(0;0;100);IF([.E1]=14;ORG.LIBREOFFICE.COLOR(0;0;200);IF([.E1]=15;ORG.LIBREOFFICE.COLOR(100;200;0);IF([.E1]=16;ORG.LIBREOFFICE.COLOR(0;100;200);IF([.E1]=17;ORG.LIBREOFFICE.COLOR(200;0;100);IF([.E1]=18;ORG.LIBREOFFICE.COLOR(180;180;180);ORG.LIBREOFFICE.COLOR(0;0;0)))))))))))))))))))" office:value-type="float" office:value="3762865" calcext:value-type="float">
            <text:p>3762865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string" calcext:value-type="string">
            <text:p>MMM-T2.R</text:p>
          </table:table-cell>
          <table:table-cell office:value-type="float" office:value="4.62" calcext:value-type="float">
            <text:p>4.62</text:p>
          </table:table-cell>
          <table:table-cell table:formula="of:=[.A2]/[.C2]" office:value-type="float" office:value="1.03679653679654" calcext:value-type="float">
            <text:p>1.03679653679654</text:p>
          </table:table-cell>
          <table:table-cell office:value-type="float" office:value="1" calcext:value-type="float">
            <text:p>1</text:p>
          </table:table-cell>
          <table:table-cell table:formula="of:=IF([.E2]=1;ORG.LIBREOFFICE.COLOR(57;106;177);IF([.E2]=2;ORG.LIBREOFFICE.COLOR(218;124;48);IF([.E2]=3;ORG.LIBREOFFICE.COLOR(62;150;81);IF([.E2]=4;ORG.LIBREOFFICE.COLOR(204;37;41);IF([.E2]=5;ORG.LIBREOFFICE.COLOR(83;81;84);IF([.E2]=6;ORG.LIBREOFFICE.COLOR(107;76;154);IF([.E2]=7;ORG.LIBREOFFICE.COLOR(171;104;87);IF([.E2]=8;ORG.LIBREOFFICE.COLOR(148;139;61);IF([.E2]=9;ORG.LIBREOFFICE.COLOR(100;0;0);IF([.E2]=10;ORG.LIBREOFFICE.COLOR(200;0;0);IF([.E2]=11;ORG.LIBREOFFICE.COLOR(0;100;0);IF([.E2]=12;ORG.LIBREOFFICE.COLOR(0;200;0);IF([.E2]=13;ORG.LIBREOFFICE.COLOR(0;0;100);IF([.E2]=14;ORG.LIBREOFFICE.COLOR(0;0;200);IF([.E2]=15;ORG.LIBREOFFICE.COLOR(100;200;0);IF([.E2]=16;ORG.LIBREOFFICE.COLOR(0;100;200);IF([.E2]=17;ORG.LIBREOFFICE.COLOR(200;0;100);IF([.E2]=18;ORG.LIBREOFFICE.COLOR(180;180;180);ORG.LIBREOFFICE.COLOR(0;0;0)))))))))))))))))))" office:value-type="float" office:value="3762865" calcext:value-type="float">
            <text:p>3762865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string" calcext:value-type="string">
            <text:p>spectral-norm-alt4.R</text:p>
          </table:table-cell>
          <table:table-cell office:value-type="float" office:value="2.34" calcext:value-type="float">
            <text:p>2.34</text:p>
          </table:table-cell>
          <table:table-cell table:formula="of:=[.A3]/[.C3]" office:value-type="float" office:value="1.00854700854701" calcext:value-type="float">
            <text:p>1.00854700854701</text:p>
          </table:table-cell>
          <table:table-cell office:value-type="float" office:value="2" calcext:value-type="float">
            <text:p>2</text:p>
          </table:table-cell>
          <table:table-cell table:formula="of:=IF([.E3]=1;ORG.LIBREOFFICE.COLOR(57;106;177);IF([.E3]=2;ORG.LIBREOFFICE.COLOR(218;124;48);IF([.E3]=3;ORG.LIBREOFFICE.COLOR(62;150;81);IF([.E3]=4;ORG.LIBREOFFICE.COLOR(204;37;41);IF([.E3]=5;ORG.LIBREOFFICE.COLOR(83;81;84);IF([.E3]=6;ORG.LIBREOFFICE.COLOR(107;76;154);IF([.E3]=7;ORG.LIBREOFFICE.COLOR(171;104;87);IF([.E3]=8;ORG.LIBREOFFICE.COLOR(148;139;61);IF([.E3]=9;ORG.LIBREOFFICE.COLOR(100;0;0);IF([.E3]=10;ORG.LIBREOFFICE.COLOR(200;0;0);IF([.E3]=11;ORG.LIBREOFFICE.COLOR(0;100;0);IF([.E3]=12;ORG.LIBREOFFICE.COLOR(0;200;0);IF([.E3]=13;ORG.LIBREOFFICE.COLOR(0;0;100);IF([.E3]=14;ORG.LIBREOFFICE.COLOR(0;0;200);IF([.E3]=15;ORG.LIBREOFFICE.COLOR(100;200;0);IF([.E3]=16;ORG.LIBREOFFICE.COLOR(0;100;200);IF([.E3]=17;ORG.LIBREOFFICE.COLOR(200;0;100);IF([.E3]=18;ORG.LIBREOFFICE.COLOR(180;180;180);ORG.LIBREOFFICE.COLOR(0;0;0)))))))))))))))))))" office:value-type="float" office:value="14318640" calcext:value-type="float">
            <text:p>14318640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string" calcext:value-type="string">
            <text:p>LR-1var_lms_vec.R</text:p>
          </table:table-cell>
          <table:table-cell office:value-type="float" office:value="1.96" calcext:value-type="float">
            <text:p>1.96</text:p>
          </table:table-cell>
          <table:table-cell table:formula="of:=[.A4]/[.C4]" office:value-type="float" office:value="1.01020408163265" calcext:value-type="float">
            <text:p>1.01020408163265</text:p>
          </table:table-cell>
          <table:table-cell office:value-type="float" office:value="3" calcext:value-type="float">
            <text:p>3</text:p>
          </table:table-cell>
          <table:table-cell table:formula="of:=IF([.E4]=1;ORG.LIBREOFFICE.COLOR(57;106;177);IF([.E4]=2;ORG.LIBREOFFICE.COLOR(218;124;48);IF([.E4]=3;ORG.LIBREOFFICE.COLOR(62;150;81);IF([.E4]=4;ORG.LIBREOFFICE.COLOR(204;37;41);IF([.E4]=5;ORG.LIBREOFFICE.COLOR(83;81;84);IF([.E4]=6;ORG.LIBREOFFICE.COLOR(107;76;154);IF([.E4]=7;ORG.LIBREOFFICE.COLOR(171;104;87);IF([.E4]=8;ORG.LIBREOFFICE.COLOR(148;139;61);IF([.E4]=9;ORG.LIBREOFFICE.COLOR(100;0;0);IF([.E4]=10;ORG.LIBREOFFICE.COLOR(200;0;0);IF([.E4]=11;ORG.LIBREOFFICE.COLOR(0;100;0);IF([.E4]=12;ORG.LIBREOFFICE.COLOR(0;200;0);IF([.E4]=13;ORG.LIBREOFFICE.COLOR(0;0;100);IF([.E4]=14;ORG.LIBREOFFICE.COLOR(0;0;200);IF([.E4]=15;ORG.LIBREOFFICE.COLOR(100;200;0);IF([.E4]=16;ORG.LIBREOFFICE.COLOR(0;100;200);IF([.E4]=17;ORG.LIBREOFFICE.COLOR(200;0;100);IF([.E4]=18;ORG.LIBREOFFICE.COLOR(180;180;180);ORG.LIBREOFFICE.COLOR(0;0;0)))))))))))))))))))" office:value-type="float" office:value="4101713" calcext:value-type="float">
            <text:p>4101713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string" calcext:value-type="string">
            <text:p>LR-1var_lms_lapply.R</text:p>
          </table:table-cell>
          <table:table-cell office:value-type="float" office:value="5.07" calcext:value-type="float">
            <text:p>5.07</text:p>
          </table:table-cell>
          <table:table-cell table:formula="of:=[.A5]/[.C5]" office:value-type="float" office:value="1.01577909270217" calcext:value-type="float">
            <text:p>1.01577909270217</text:p>
          </table:table-cell>
          <table:table-cell office:value-type="float" office:value="4" calcext:value-type="float">
            <text:p>4</text:p>
          </table:table-cell>
          <table:table-cell table:formula="of:=IF([.E5]=1;ORG.LIBREOFFICE.COLOR(57;106;177);IF([.E5]=2;ORG.LIBREOFFICE.COLOR(218;124;48);IF([.E5]=3;ORG.LIBREOFFICE.COLOR(62;150;81);IF([.E5]=4;ORG.LIBREOFFICE.COLOR(204;37;41);IF([.E5]=5;ORG.LIBREOFFICE.COLOR(83;81;84);IF([.E5]=6;ORG.LIBREOFFICE.COLOR(107;76;154);IF([.E5]=7;ORG.LIBREOFFICE.COLOR(171;104;87);IF([.E5]=8;ORG.LIBREOFFICE.COLOR(148;139;61);IF([.E5]=9;ORG.LIBREOFFICE.COLOR(100;0;0);IF([.E5]=10;ORG.LIBREOFFICE.COLOR(200;0;0);IF([.E5]=11;ORG.LIBREOFFICE.COLOR(0;100;0);IF([.E5]=12;ORG.LIBREOFFICE.COLOR(0;200;0);IF([.E5]=13;ORG.LIBREOFFICE.COLOR(0;0;100);IF([.E5]=14;ORG.LIBREOFFICE.COLOR(0;0;200);IF([.E5]=15;ORG.LIBREOFFICE.COLOR(100;200;0);IF([.E5]=16;ORG.LIBREOFFICE.COLOR(0;100;200);IF([.E5]=17;ORG.LIBREOFFICE.COLOR(200;0;100);IF([.E5]=18;ORG.LIBREOFFICE.COLOR(180;180;180);ORG.LIBREOFFICE.COLOR(0;0;0)))))))))))))))))))" office:value-type="float" office:value="13378857" calcext:value-type="float">
            <text:p>13378857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string" calcext:value-type="string">
            <text:p>spectral-norm-alt3.R</text:p>
          </table:table-cell>
          <table:table-cell office:value-type="float" office:value="2.1" calcext:value-type="float">
            <text:p>2.1</text:p>
          </table:table-cell>
          <table:table-cell table:formula="of:=[.A6]/[.C6]" office:value-type="float" office:value="1.0047619047619" calcext:value-type="float">
            <text:p>1.0047619047619</text:p>
          </table:table-cell>
          <table:table-cell office:value-type="float" office:value="4" calcext:value-type="float">
            <text:p>4</text:p>
          </table:table-cell>
          <table:table-cell table:formula="of:=IF([.E6]=1;ORG.LIBREOFFICE.COLOR(57;106;177);IF([.E6]=2;ORG.LIBREOFFICE.COLOR(218;124;48);IF([.E6]=3;ORG.LIBREOFFICE.COLOR(62;150;81);IF([.E6]=4;ORG.LIBREOFFICE.COLOR(204;37;41);IF([.E6]=5;ORG.LIBREOFFICE.COLOR(83;81;84);IF([.E6]=6;ORG.LIBREOFFICE.COLOR(107;76;154);IF([.E6]=7;ORG.LIBREOFFICE.COLOR(171;104;87);IF([.E6]=8;ORG.LIBREOFFICE.COLOR(148;139;61);IF([.E6]=9;ORG.LIBREOFFICE.COLOR(100;0;0);IF([.E6]=10;ORG.LIBREOFFICE.COLOR(200;0;0);IF([.E6]=11;ORG.LIBREOFFICE.COLOR(0;100;0);IF([.E6]=12;ORG.LIBREOFFICE.COLOR(0;200;0);IF([.E6]=13;ORG.LIBREOFFICE.COLOR(0;0;100);IF([.E6]=14;ORG.LIBREOFFICE.COLOR(0;0;200);IF([.E6]=15;ORG.LIBREOFFICE.COLOR(100;200;0);IF([.E6]=16;ORG.LIBREOFFICE.COLOR(0;100;200);IF([.E6]=17;ORG.LIBREOFFICE.COLOR(200;0;100);IF([.E6]=18;ORG.LIBREOFFICE.COLOR(180;180;180);ORG.LIBREOFFICE.COLOR(0;0;0)))))))))))))))))))" office:value-type="float" office:value="13378857" calcext:value-type="float">
            <text:p>13378857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string" calcext:value-type="string">
            <text:p>k-means_lapply.R</text:p>
          </table:table-cell>
          <table:table-cell office:value-type="float" office:value="1.76" calcext:value-type="float">
            <text:p>1.76</text:p>
          </table:table-cell>
          <table:table-cell table:formula="of:=[.A7]/[.C7]" office:value-type="float" office:value="1.00568181818182" calcext:value-type="float">
            <text:p>1.00568181818182</text:p>
          </table:table-cell>
          <table:table-cell office:value-type="float" office:value="5" calcext:value-type="float">
            <text:p>5</text:p>
          </table:table-cell>
          <table:table-cell table:formula="of:=IF([.E7]=1;ORG.LIBREOFFICE.COLOR(57;106;177);IF([.E7]=2;ORG.LIBREOFFICE.COLOR(218;124;48);IF([.E7]=3;ORG.LIBREOFFICE.COLOR(62;150;81);IF([.E7]=4;ORG.LIBREOFFICE.COLOR(204;37;41);IF([.E7]=5;ORG.LIBREOFFICE.COLOR(83;81;84);IF([.E7]=6;ORG.LIBREOFFICE.COLOR(107;76;154);IF([.E7]=7;ORG.LIBREOFFICE.COLOR(171;104;87);IF([.E7]=8;ORG.LIBREOFFICE.COLOR(148;139;61);IF([.E7]=9;ORG.LIBREOFFICE.COLOR(100;0;0);IF([.E7]=10;ORG.LIBREOFFICE.COLOR(200;0;0);IF([.E7]=11;ORG.LIBREOFFICE.COLOR(0;100;0);IF([.E7]=12;ORG.LIBREOFFICE.COLOR(0;200;0);IF([.E7]=13;ORG.LIBREOFFICE.COLOR(0;0;100);IF([.E7]=14;ORG.LIBREOFFICE.COLOR(0;0;200);IF([.E7]=15;ORG.LIBREOFFICE.COLOR(100;200;0);IF([.E7]=16;ORG.LIBREOFFICE.COLOR(0;100;200);IF([.E7]=17;ORG.LIBREOFFICE.COLOR(200;0;100);IF([.E7]=18;ORG.LIBREOFFICE.COLOR(180;180;180);ORG.LIBREOFFICE.COLOR(0;0;0)))))))))))))))))))" office:value-type="float" office:value="5460308" calcext:value-type="float">
            <text:p>5460308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string" calcext:value-type="string">
            <text:p>k-means-1D_lapply.R</text:p>
          </table:table-cell>
          <table:table-cell office:value-type="float" office:value="4.04" calcext:value-type="float">
            <text:p>4.04</text:p>
          </table:table-cell>
          <table:table-cell table:formula="of:=[.A8]/[.C8]" office:value-type="float" office:value="0.997524752475247" calcext:value-type="float">
            <text:p>0.997524752475247</text:p>
          </table:table-cell>
          <table:table-cell office:value-type="float" office:value="5" calcext:value-type="float">
            <text:p>5</text:p>
          </table:table-cell>
          <table:table-cell table:formula="of:=IF([.E8]=1;ORG.LIBREOFFICE.COLOR(57;106;177);IF([.E8]=2;ORG.LIBREOFFICE.COLOR(218;124;48);IF([.E8]=3;ORG.LIBREOFFICE.COLOR(62;150;81);IF([.E8]=4;ORG.LIBREOFFICE.COLOR(204;37;41);IF([.E8]=5;ORG.LIBREOFFICE.COLOR(83;81;84);IF([.E8]=6;ORG.LIBREOFFICE.COLOR(107;76;154);IF([.E8]=7;ORG.LIBREOFFICE.COLOR(171;104;87);IF([.E8]=8;ORG.LIBREOFFICE.COLOR(148;139;61);IF([.E8]=9;ORG.LIBREOFFICE.COLOR(100;0;0);IF([.E8]=10;ORG.LIBREOFFICE.COLOR(200;0;0);IF([.E8]=11;ORG.LIBREOFFICE.COLOR(0;100;0);IF([.E8]=12;ORG.LIBREOFFICE.COLOR(0;200;0);IF([.E8]=13;ORG.LIBREOFFICE.COLOR(0;0;100);IF([.E8]=14;ORG.LIBREOFFICE.COLOR(0;0;200);IF([.E8]=15;ORG.LIBREOFFICE.COLOR(100;200;0);IF([.E8]=16;ORG.LIBREOFFICE.COLOR(0;100;200);IF([.E8]=17;ORG.LIBREOFFICE.COLOR(200;0;100);IF([.E8]=18;ORG.LIBREOFFICE.COLOR(180;180;180);ORG.LIBREOFFICE.COLOR(0;0;0)))))))))))))))))))" office:value-type="float" office:value="5460308" calcext:value-type="float">
            <text:p>5460308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string" calcext:value-type="string">
            <text:p>binary-trees_native.R</text:p>
          </table:table-cell>
          <table:table-cell office:value-type="float" office:value="1.61" calcext:value-type="float">
            <text:p>1.61</text:p>
          </table:table-cell>
          <table:table-cell table:formula="of:=[.A9]/[.C9]" office:value-type="float" office:value="1.00621118012422" calcext:value-type="float">
            <text:p>1.00621118012422</text:p>
          </table:table-cell>
          <table:table-cell office:value-type="float" office:value="6" calcext:value-type="float">
            <text:p>6</text:p>
          </table:table-cell>
          <table:table-cell table:formula="of:=IF([.E9]=1;ORG.LIBREOFFICE.COLOR(57;106;177);IF([.E9]=2;ORG.LIBREOFFICE.COLOR(218;124;48);IF([.E9]=3;ORG.LIBREOFFICE.COLOR(62;150;81);IF([.E9]=4;ORG.LIBREOFFICE.COLOR(204;37;41);IF([.E9]=5;ORG.LIBREOFFICE.COLOR(83;81;84);IF([.E9]=6;ORG.LIBREOFFICE.COLOR(107;76;154);IF([.E9]=7;ORG.LIBREOFFICE.COLOR(171;104;87);IF([.E9]=8;ORG.LIBREOFFICE.COLOR(148;139;61);IF([.E9]=9;ORG.LIBREOFFICE.COLOR(100;0;0);IF([.E9]=10;ORG.LIBREOFFICE.COLOR(200;0;0);IF([.E9]=11;ORG.LIBREOFFICE.COLOR(0;100;0);IF([.E9]=12;ORG.LIBREOFFICE.COLOR(0;200;0);IF([.E9]=13;ORG.LIBREOFFICE.COLOR(0;0;100);IF([.E9]=14;ORG.LIBREOFFICE.COLOR(0;0;200);IF([.E9]=15;ORG.LIBREOFFICE.COLOR(100;200;0);IF([.E9]=16;ORG.LIBREOFFICE.COLOR(0;100;200);IF([.E9]=17;ORG.LIBREOFFICE.COLOR(200;0;100);IF([.E9]=18;ORG.LIBREOFFICE.COLOR(180;180;180);ORG.LIBREOFFICE.COLOR(0;0;0)))))))))))))))))))" office:value-type="float" office:value="7031962" calcext:value-type="float">
            <text:p>7031962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string" calcext:value-type="string">
            <text:p>smv.R</text:p>
          </table:table-cell>
          <table:table-cell office:value-type="float" office:value="2.89" calcext:value-type="float">
            <text:p>2.89</text:p>
          </table:table-cell>
          <table:table-cell table:formula="of:=[.A10]/[.C10]" office:value-type="float" office:value="1.01038062283737" calcext:value-type="float">
            <text:p>1.01038062283737</text:p>
          </table:table-cell>
          <table:table-cell office:value-type="float" office:value="6" calcext:value-type="float">
            <text:p>6</text:p>
          </table:table-cell>
          <table:table-cell table:formula="of:=IF([.E10]=1;ORG.LIBREOFFICE.COLOR(57;106;177);IF([.E10]=2;ORG.LIBREOFFICE.COLOR(218;124;48);IF([.E10]=3;ORG.LIBREOFFICE.COLOR(62;150;81);IF([.E10]=4;ORG.LIBREOFFICE.COLOR(204;37;41);IF([.E10]=5;ORG.LIBREOFFICE.COLOR(83;81;84);IF([.E10]=6;ORG.LIBREOFFICE.COLOR(107;76;154);IF([.E10]=7;ORG.LIBREOFFICE.COLOR(171;104;87);IF([.E10]=8;ORG.LIBREOFFICE.COLOR(148;139;61);IF([.E10]=9;ORG.LIBREOFFICE.COLOR(100;0;0);IF([.E10]=10;ORG.LIBREOFFICE.COLOR(200;0;0);IF([.E10]=11;ORG.LIBREOFFICE.COLOR(0;100;0);IF([.E10]=12;ORG.LIBREOFFICE.COLOR(0;200;0);IF([.E10]=13;ORG.LIBREOFFICE.COLOR(0;0;100);IF([.E10]=14;ORG.LIBREOFFICE.COLOR(0;0;200);IF([.E10]=15;ORG.LIBREOFFICE.COLOR(100;200;0);IF([.E10]=16;ORG.LIBREOFFICE.COLOR(0;100;200);IF([.E10]=17;ORG.LIBREOFFICE.COLOR(200;0;100);IF([.E10]=18;ORG.LIBREOFFICE.COLOR(180;180;180);ORG.LIBREOFFICE.COLOR(0;0;0)))))))))))))))))))" office:value-type="float" office:value="7031962" calcext:value-type="float">
            <text:p>7031962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string" calcext:value-type="string">
            <text:p>binary-trees_2.R</text:p>
          </table:table-cell>
          <table:table-cell office:value-type="float" office:value="1.56" calcext:value-type="float">
            <text:p>1.56</text:p>
          </table:table-cell>
          <table:table-cell table:formula="of:=[.A11]/[.C11]" office:value-type="float" office:value="1.00641025641026" calcext:value-type="float">
            <text:p>1.00641025641026</text:p>
          </table:table-cell>
          <table:table-cell office:value-type="float" office:value="7" calcext:value-type="float">
            <text:p>7</text:p>
          </table:table-cell>
          <table:table-cell table:formula="of:=IF([.E11]=1;ORG.LIBREOFFICE.COLOR(57;106;177);IF([.E11]=2;ORG.LIBREOFFICE.COLOR(218;124;48);IF([.E11]=3;ORG.LIBREOFFICE.COLOR(62;150;81);IF([.E11]=4;ORG.LIBREOFFICE.COLOR(204;37;41);IF([.E11]=5;ORG.LIBREOFFICE.COLOR(83;81;84);IF([.E11]=6;ORG.LIBREOFFICE.COLOR(107;76;154);IF([.E11]=7;ORG.LIBREOFFICE.COLOR(171;104;87);IF([.E11]=8;ORG.LIBREOFFICE.COLOR(148;139;61);IF([.E11]=9;ORG.LIBREOFFICE.COLOR(100;0;0);IF([.E11]=10;ORG.LIBREOFFICE.COLOR(200;0;0);IF([.E11]=11;ORG.LIBREOFFICE.COLOR(0;100;0);IF([.E11]=12;ORG.LIBREOFFICE.COLOR(0;200;0);IF([.E11]=13;ORG.LIBREOFFICE.COLOR(0;0;100);IF([.E11]=14;ORG.LIBREOFFICE.COLOR(0;0;200);IF([.E11]=15;ORG.LIBREOFFICE.COLOR(100;200;0);IF([.E11]=16;ORG.LIBREOFFICE.COLOR(0;100;200);IF([.E11]=17;ORG.LIBREOFFICE.COLOR(200;0;100);IF([.E11]=18;ORG.LIBREOFFICE.COLOR(180;180;180);ORG.LIBREOFFICE.COLOR(0;0;0)))))))))))))))))))" office:value-type="float" office:value="11233367" calcext:value-type="float">
            <text:p>11233367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string" calcext:value-type="string">
            <text:p>binary-trees_list.R</text:p>
          </table:table-cell>
          <table:table-cell office:value-type="float" office:value="1.62" calcext:value-type="float">
            <text:p>1.62</text:p>
          </table:table-cell>
          <table:table-cell table:formula="of:=[.A12]/[.C12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F([.E12]=1;ORG.LIBREOFFICE.COLOR(57;106;177);IF([.E12]=2;ORG.LIBREOFFICE.COLOR(218;124;48);IF([.E12]=3;ORG.LIBREOFFICE.COLOR(62;150;81);IF([.E12]=4;ORG.LIBREOFFICE.COLOR(204;37;41);IF([.E12]=5;ORG.LIBREOFFICE.COLOR(83;81;84);IF([.E12]=6;ORG.LIBREOFFICE.COLOR(107;76;154);IF([.E12]=7;ORG.LIBREOFFICE.COLOR(171;104;87);IF([.E12]=8;ORG.LIBREOFFICE.COLOR(148;139;61);IF([.E12]=9;ORG.LIBREOFFICE.COLOR(100;0;0);IF([.E12]=10;ORG.LIBREOFFICE.COLOR(200;0;0);IF([.E12]=11;ORG.LIBREOFFICE.COLOR(0;100;0);IF([.E12]=12;ORG.LIBREOFFICE.COLOR(0;200;0);IF([.E12]=13;ORG.LIBREOFFICE.COLOR(0;0;100);IF([.E12]=14;ORG.LIBREOFFICE.COLOR(0;0;200);IF([.E12]=15;ORG.LIBREOFFICE.COLOR(100;200;0);IF([.E12]=16;ORG.LIBREOFFICE.COLOR(0;100;200);IF([.E12]=17;ORG.LIBREOFFICE.COLOR(200;0;100);IF([.E12]=18;ORG.LIBREOFFICE.COLOR(180;180;180);ORG.LIBREOFFICE.COLOR(0;0;0)))))))))))))))))))" office:value-type="float" office:value="11233367" calcext:value-type="float">
            <text:p>11233367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string" calcext:value-type="string">
            <text:p>ica_lapply.R</text:p>
          </table:table-cell>
          <table:table-cell office:value-type="float" office:value="2.84" calcext:value-type="float">
            <text:p>2.84</text:p>
          </table:table-cell>
          <table:table-cell table:formula="of:=[.A13]/[.C13]" office:value-type="float" office:value="1.00704225352113" calcext:value-type="float">
            <text:p>1.00704225352113</text:p>
          </table:table-cell>
          <table:table-cell office:value-type="float" office:value="7" calcext:value-type="float">
            <text:p>7</text:p>
          </table:table-cell>
          <table:table-cell table:formula="of:=IF([.E13]=1;ORG.LIBREOFFICE.COLOR(57;106;177);IF([.E13]=2;ORG.LIBREOFFICE.COLOR(218;124;48);IF([.E13]=3;ORG.LIBREOFFICE.COLOR(62;150;81);IF([.E13]=4;ORG.LIBREOFFICE.COLOR(204;37;41);IF([.E13]=5;ORG.LIBREOFFICE.COLOR(83;81;84);IF([.E13]=6;ORG.LIBREOFFICE.COLOR(107;76;154);IF([.E13]=7;ORG.LIBREOFFICE.COLOR(171;104;87);IF([.E13]=8;ORG.LIBREOFFICE.COLOR(148;139;61);IF([.E13]=9;ORG.LIBREOFFICE.COLOR(100;0;0);IF([.E13]=10;ORG.LIBREOFFICE.COLOR(200;0;0);IF([.E13]=11;ORG.LIBREOFFICE.COLOR(0;100;0);IF([.E13]=12;ORG.LIBREOFFICE.COLOR(0;200;0);IF([.E13]=13;ORG.LIBREOFFICE.COLOR(0;0;100);IF([.E13]=14;ORG.LIBREOFFICE.COLOR(0;0;200);IF([.E13]=15;ORG.LIBREOFFICE.COLOR(100;200;0);IF([.E13]=16;ORG.LIBREOFFICE.COLOR(0;100;200);IF([.E13]=17;ORG.LIBREOFFICE.COLOR(200;0;100);IF([.E13]=18;ORG.LIBREOFFICE.COLOR(180;180;180);ORG.LIBREOFFICE.COLOR(0;0;0)))))))))))))))))))" office:value-type="float" office:value="11233367" calcext:value-type="float">
            <text:p>11233367</text:p>
          </table:table-cell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string" calcext:value-type="string">
            <text:p>smv_builtin.R</text:p>
          </table:table-cell>
          <table:table-cell office:value-type="float" office:value="6.9" calcext:value-type="float">
            <text:p>6.9</text:p>
          </table:table-cell>
          <table:table-cell table:formula="of:=[.A14]/[.C14]" office:value-type="float" office:value="1.00434782608696" calcext:value-type="float">
            <text:p>1.00434782608696</text:p>
          </table:table-cell>
          <table:table-cell office:value-type="float" office:value="8" calcext:value-type="float">
            <text:p>8</text:p>
          </table:table-cell>
          <table:table-cell table:formula="of:=IF([.E14]=1;ORG.LIBREOFFICE.COLOR(57;106;177);IF([.E14]=2;ORG.LIBREOFFICE.COLOR(218;124;48);IF([.E14]=3;ORG.LIBREOFFICE.COLOR(62;150;81);IF([.E14]=4;ORG.LIBREOFFICE.COLOR(204;37;41);IF([.E14]=5;ORG.LIBREOFFICE.COLOR(83;81;84);IF([.E14]=6;ORG.LIBREOFFICE.COLOR(107;76;154);IF([.E14]=7;ORG.LIBREOFFICE.COLOR(171;104;87);IF([.E14]=8;ORG.LIBREOFFICE.COLOR(148;139;61);IF([.E14]=9;ORG.LIBREOFFICE.COLOR(100;0;0);IF([.E14]=10;ORG.LIBREOFFICE.COLOR(200;0;0);IF([.E14]=11;ORG.LIBREOFFICE.COLOR(0;100;0);IF([.E14]=12;ORG.LIBREOFFICE.COLOR(0;200;0);IF([.E14]=13;ORG.LIBREOFFICE.COLOR(0;0;100);IF([.E14]=14;ORG.LIBREOFFICE.COLOR(0;0;200);IF([.E14]=15;ORG.LIBREOFFICE.COLOR(100;200;0);IF([.E14]=16;ORG.LIBREOFFICE.COLOR(0;100;200);IF([.E14]=17;ORG.LIBREOFFICE.COLOR(200;0;100);IF([.E14]=18;ORG.LIBREOFFICE.COLOR(180;180;180);ORG.LIBREOFFICE.COLOR(0;0;0)))))))))))))))))))" office:value-type="float" office:value="9734973" calcext:value-type="float">
            <text:p>9734973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string" calcext:value-type="string">
            <text:p>black_scholes.R</text:p>
          </table:table-cell>
          <table:table-cell office:value-type="float" office:value="2.41" calcext:value-type="float">
            <text:p>2.41</text:p>
          </table:table-cell>
          <table:table-cell table:formula="of:=[.A15]/[.C15]" office:value-type="float" office:value="0.991701244813278" calcext:value-type="float">
            <text:p>0.991701244813278</text:p>
          </table:table-cell>
          <table:table-cell office:value-type="float" office:value="9" calcext:value-type="float">
            <text:p>9</text:p>
          </table:table-cell>
          <table:table-cell table:formula="of:=IF([.E15]=1;ORG.LIBREOFFICE.COLOR(57;106;177);IF([.E15]=2;ORG.LIBREOFFICE.COLOR(218;124;48);IF([.E15]=3;ORG.LIBREOFFICE.COLOR(62;150;81);IF([.E15]=4;ORG.LIBREOFFICE.COLOR(204;37;41);IF([.E15]=5;ORG.LIBREOFFICE.COLOR(83;81;84);IF([.E15]=6;ORG.LIBREOFFICE.COLOR(107;76;154);IF([.E15]=7;ORG.LIBREOFFICE.COLOR(171;104;87);IF([.E15]=8;ORG.LIBREOFFICE.COLOR(148;139;61);IF([.E15]=9;ORG.LIBREOFFICE.COLOR(100;0;0);IF([.E15]=10;ORG.LIBREOFFICE.COLOR(200;0;0);IF([.E15]=11;ORG.LIBREOFFICE.COLOR(0;100;0);IF([.E15]=12;ORG.LIBREOFFICE.COLOR(0;200;0);IF([.E15]=13;ORG.LIBREOFFICE.COLOR(0;0;100);IF([.E15]=14;ORG.LIBREOFFICE.COLOR(0;0;200);IF([.E15]=15;ORG.LIBREOFFICE.COLOR(100;200;0);IF([.E15]=16;ORG.LIBREOFFICE.COLOR(0;100;200);IF([.E15]=17;ORG.LIBREOFFICE.COLOR(200;0;100);IF([.E15]=18;ORG.LIBREOFFICE.COLOR(180;180;180);ORG.LIBREOFFICE.COLOR(0;0;0)))))))))))))))))))" office:value-type="float" office:value="6553600" calcext:value-type="float">
            <text:p>6553600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string" calcext:value-type="string">
            <text:p>mandelbrot-ascii.R</text:p>
          </table:table-cell>
          <table:table-cell office:value-type="float" office:value="4.16" calcext:value-type="float">
            <text:p>4.16</text:p>
          </table:table-cell>
          <table:table-cell table:formula="of:=[.A16]/[.C16]" office:value-type="float" office:value="0.997596153846154" calcext:value-type="float">
            <text:p>0.997596153846154</text:p>
          </table:table-cell>
          <table:table-cell office:value-type="float" office:value="9" calcext:value-type="float">
            <text:p>9</text:p>
          </table:table-cell>
          <table:table-cell table:formula="of:=IF([.E16]=1;ORG.LIBREOFFICE.COLOR(57;106;177);IF([.E16]=2;ORG.LIBREOFFICE.COLOR(218;124;48);IF([.E16]=3;ORG.LIBREOFFICE.COLOR(62;150;81);IF([.E16]=4;ORG.LIBREOFFICE.COLOR(204;37;41);IF([.E16]=5;ORG.LIBREOFFICE.COLOR(83;81;84);IF([.E16]=6;ORG.LIBREOFFICE.COLOR(107;76;154);IF([.E16]=7;ORG.LIBREOFFICE.COLOR(171;104;87);IF([.E16]=8;ORG.LIBREOFFICE.COLOR(148;139;61);IF([.E16]=9;ORG.LIBREOFFICE.COLOR(100;0;0);IF([.E16]=10;ORG.LIBREOFFICE.COLOR(200;0;0);IF([.E16]=11;ORG.LIBREOFFICE.COLOR(0;100;0);IF([.E16]=12;ORG.LIBREOFFICE.COLOR(0;200;0);IF([.E16]=13;ORG.LIBREOFFICE.COLOR(0;0;100);IF([.E16]=14;ORG.LIBREOFFICE.COLOR(0;0;200);IF([.E16]=15;ORG.LIBREOFFICE.COLOR(100;200;0);IF([.E16]=16;ORG.LIBREOFFICE.COLOR(0;100;200);IF([.E16]=17;ORG.LIBREOFFICE.COLOR(200;0;100);IF([.E16]=18;ORG.LIBREOFFICE.COLOR(180;180;180);ORG.LIBREOFFICE.COLOR(0;0;0)))))))))))))))))))" office:value-type="float" office:value="6553600" calcext:value-type="float">
            <text:p>6553600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string" calcext:value-type="string">
            <text:p>mandelbrot-noout.R</text:p>
          </table:table-cell>
          <table:table-cell office:value-type="float" office:value="2.17" calcext:value-type="float">
            <text:p>2.17</text:p>
          </table:table-cell>
          <table:table-cell table:formula="of:=[.A17]/[.C17]" office:value-type="float" office:value="0.990783410138249" calcext:value-type="float">
            <text:p>0.990783410138249</text:p>
          </table:table-cell>
          <table:table-cell office:value-type="float" office:value="9" calcext:value-type="float">
            <text:p>9</text:p>
          </table:table-cell>
          <table:table-cell table:formula="of:=IF([.E17]=1;ORG.LIBREOFFICE.COLOR(57;106;177);IF([.E17]=2;ORG.LIBREOFFICE.COLOR(218;124;48);IF([.E17]=3;ORG.LIBREOFFICE.COLOR(62;150;81);IF([.E17]=4;ORG.LIBREOFFICE.COLOR(204;37;41);IF([.E17]=5;ORG.LIBREOFFICE.COLOR(83;81;84);IF([.E17]=6;ORG.LIBREOFFICE.COLOR(107;76;154);IF([.E17]=7;ORG.LIBREOFFICE.COLOR(171;104;87);IF([.E17]=8;ORG.LIBREOFFICE.COLOR(148;139;61);IF([.E17]=9;ORG.LIBREOFFICE.COLOR(100;0;0);IF([.E17]=10;ORG.LIBREOFFICE.COLOR(200;0;0);IF([.E17]=11;ORG.LIBREOFFICE.COLOR(0;100;0);IF([.E17]=12;ORG.LIBREOFFICE.COLOR(0;200;0);IF([.E17]=13;ORG.LIBREOFFICE.COLOR(0;0;100);IF([.E17]=14;ORG.LIBREOFFICE.COLOR(0;0;200);IF([.E17]=15;ORG.LIBREOFFICE.COLOR(100;200;0);IF([.E17]=16;ORG.LIBREOFFICE.COLOR(0;100;200);IF([.E17]=17;ORG.LIBREOFFICE.COLOR(200;0;100);IF([.E17]=18;ORG.LIBREOFFICE.COLOR(180;180;180);ORG.LIBREOFFICE.COLOR(0;0;0)))))))))))))))))))" office:value-type="float" office:value="6553600" calcext:value-type="float">
            <text:p>6553600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string" calcext:value-type="string">
            <text:p>mandelbrot1.R</text:p>
          </table:table-cell>
          <table:table-cell office:value-type="float" office:value="2.15" calcext:value-type="float">
            <text:p>2.15</text:p>
          </table:table-cell>
          <table:table-cell table:formula="of:=[.A18]/[.C18]" office:value-type="float" office:value="0.995348837209302" calcext:value-type="float">
            <text:p>0.995348837209302</text:p>
          </table:table-cell>
          <table:table-cell office:value-type="float" office:value="9" calcext:value-type="float">
            <text:p>9</text:p>
          </table:table-cell>
          <table:table-cell table:formula="of:=IF([.E18]=1;ORG.LIBREOFFICE.COLOR(57;106;177);IF([.E18]=2;ORG.LIBREOFFICE.COLOR(218;124;48);IF([.E18]=3;ORG.LIBREOFFICE.COLOR(62;150;81);IF([.E18]=4;ORG.LIBREOFFICE.COLOR(204;37;41);IF([.E18]=5;ORG.LIBREOFFICE.COLOR(83;81;84);IF([.E18]=6;ORG.LIBREOFFICE.COLOR(107;76;154);IF([.E18]=7;ORG.LIBREOFFICE.COLOR(171;104;87);IF([.E18]=8;ORG.LIBREOFFICE.COLOR(148;139;61);IF([.E18]=9;ORG.LIBREOFFICE.COLOR(100;0;0);IF([.E18]=10;ORG.LIBREOFFICE.COLOR(200;0;0);IF([.E18]=11;ORG.LIBREOFFICE.COLOR(0;100;0);IF([.E18]=12;ORG.LIBREOFFICE.COLOR(0;200;0);IF([.E18]=13;ORG.LIBREOFFICE.COLOR(0;0;100);IF([.E18]=14;ORG.LIBREOFFICE.COLOR(0;0;200);IF([.E18]=15;ORG.LIBREOFFICE.COLOR(100;200;0);IF([.E18]=16;ORG.LIBREOFFICE.COLOR(0;100;200);IF([.E18]=17;ORG.LIBREOFFICE.COLOR(200;0;100);IF([.E18]=18;ORG.LIBREOFFICE.COLOR(180;180;180);ORG.LIBREOFFICE.COLOR(0;0;0)))))))))))))))))))" office:value-type="float" office:value="6553600" calcext:value-type="float">
            <text:p>655360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string" calcext:value-type="string">
            <text:p>raysphere.R</text:p>
          </table:table-cell>
          <table:table-cell office:value-type="float" office:value="2.52" calcext:value-type="float">
            <text:p>2.52</text:p>
          </table:table-cell>
          <table:table-cell table:formula="of:=[.A19]/[.C19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[.E19]=1;ORG.LIBREOFFICE.COLOR(57;106;177);IF([.E19]=2;ORG.LIBREOFFICE.COLOR(218;124;48);IF([.E19]=3;ORG.LIBREOFFICE.COLOR(62;150;81);IF([.E19]=4;ORG.LIBREOFFICE.COLOR(204;37;41);IF([.E19]=5;ORG.LIBREOFFICE.COLOR(83;81;84);IF([.E19]=6;ORG.LIBREOFFICE.COLOR(107;76;154);IF([.E19]=7;ORG.LIBREOFFICE.COLOR(171;104;87);IF([.E19]=8;ORG.LIBREOFFICE.COLOR(148;139;61);IF([.E19]=9;ORG.LIBREOFFICE.COLOR(100;0;0);IF([.E19]=10;ORG.LIBREOFFICE.COLOR(200;0;0);IF([.E19]=11;ORG.LIBREOFFICE.COLOR(0;100;0);IF([.E19]=12;ORG.LIBREOFFICE.COLOR(0;200;0);IF([.E19]=13;ORG.LIBREOFFICE.COLOR(0;0;100);IF([.E19]=14;ORG.LIBREOFFICE.COLOR(0;0;200);IF([.E19]=15;ORG.LIBREOFFICE.COLOR(100;200;0);IF([.E19]=16;ORG.LIBREOFFICE.COLOR(0;100;200);IF([.E19]=17;ORG.LIBREOFFICE.COLOR(200;0;100);IF([.E19]=18;ORG.LIBREOFFICE.COLOR(180;180;180);ORG.LIBREOFFICE.COLOR(0;0;0)))))))))))))))))))" office:value-type="float" office:value="6553600" calcext:value-type="float">
            <text:p>6553600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string" calcext:value-type="string">
            <text:p>fasta-3.R</text:p>
          </table:table-cell>
          <table:table-cell office:value-type="float" office:value="3.34" calcext:value-type="float">
            <text:p>3.34</text:p>
          </table:table-cell>
          <table:table-cell table:formula="of:=[.A20]/[.C20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[.E20]=1;ORG.LIBREOFFICE.COLOR(57;106;177);IF([.E20]=2;ORG.LIBREOFFICE.COLOR(218;124;48);IF([.E20]=3;ORG.LIBREOFFICE.COLOR(62;150;81);IF([.E20]=4;ORG.LIBREOFFICE.COLOR(204;37;41);IF([.E20]=5;ORG.LIBREOFFICE.COLOR(83;81;84);IF([.E20]=6;ORG.LIBREOFFICE.COLOR(107;76;154);IF([.E20]=7;ORG.LIBREOFFICE.COLOR(171;104;87);IF([.E20]=8;ORG.LIBREOFFICE.COLOR(148;139;61);IF([.E20]=9;ORG.LIBREOFFICE.COLOR(100;0;0);IF([.E20]=10;ORG.LIBREOFFICE.COLOR(200;0;0);IF([.E20]=11;ORG.LIBREOFFICE.COLOR(0;100;0);IF([.E20]=12;ORG.LIBREOFFICE.COLOR(0;200;0);IF([.E20]=13;ORG.LIBREOFFICE.COLOR(0;0;100);IF([.E20]=14;ORG.LIBREOFFICE.COLOR(0;0;200);IF([.E20]=15;ORG.LIBREOFFICE.COLOR(100;200;0);IF([.E20]=16;ORG.LIBREOFFICE.COLOR(0;100;200);IF([.E20]=17;ORG.LIBREOFFICE.COLOR(200;0;100);IF([.E20]=18;ORG.LIBREOFFICE.COLOR(180;180;180);ORG.LIBREOFFICE.COLOR(0;0;0)))))))))))))))))))" office:value-type="float" office:value="13107200" calcext:value-type="float">
            <text:p>13107200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string" calcext:value-type="string">
            <text:p>fastaredux-native.R</text:p>
          </table:table-cell>
          <table:table-cell office:value-type="float" office:value="2.17" calcext:value-type="float">
            <text:p>2.17</text:p>
          </table:table-cell>
          <table:table-cell table:formula="of:=[.A21]/[.C21]" office:value-type="float" office:value="1.00921658986175" calcext:value-type="float">
            <text:p>1.00921658986175</text:p>
          </table:table-cell>
          <table:table-cell office:value-type="float" office:value="10" calcext:value-type="float">
            <text:p>10</text:p>
          </table:table-cell>
          <table:table-cell table:formula="of:=IF([.E21]=1;ORG.LIBREOFFICE.COLOR(57;106;177);IF([.E21]=2;ORG.LIBREOFFICE.COLOR(218;124;48);IF([.E21]=3;ORG.LIBREOFFICE.COLOR(62;150;81);IF([.E21]=4;ORG.LIBREOFFICE.COLOR(204;37;41);IF([.E21]=5;ORG.LIBREOFFICE.COLOR(83;81;84);IF([.E21]=6;ORG.LIBREOFFICE.COLOR(107;76;154);IF([.E21]=7;ORG.LIBREOFFICE.COLOR(171;104;87);IF([.E21]=8;ORG.LIBREOFFICE.COLOR(148;139;61);IF([.E21]=9;ORG.LIBREOFFICE.COLOR(100;0;0);IF([.E21]=10;ORG.LIBREOFFICE.COLOR(200;0;0);IF([.E21]=11;ORG.LIBREOFFICE.COLOR(0;100;0);IF([.E21]=12;ORG.LIBREOFFICE.COLOR(0;200;0);IF([.E21]=13;ORG.LIBREOFFICE.COLOR(0;0;100);IF([.E21]=14;ORG.LIBREOFFICE.COLOR(0;0;200);IF([.E21]=15;ORG.LIBREOFFICE.COLOR(100;200;0);IF([.E21]=16;ORG.LIBREOFFICE.COLOR(0;100;200);IF([.E21]=17;ORG.LIBREOFFICE.COLOR(200;0;100);IF([.E21]=18;ORG.LIBREOFFICE.COLOR(180;180;180);ORG.LIBREOFFICE.COLOR(0;0;0)))))))))))))))))))" office:value-type="float" office:value="13107200" calcext:value-type="float">
            <text:p>13107200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string" calcext:value-type="string">
            <text:p>nbody.R</text:p>
          </table:table-cell>
          <table:table-cell office:value-type="float" office:value="2.82" calcext:value-type="float">
            <text:p>2.82</text:p>
          </table:table-cell>
          <table:table-cell table:formula="of:=[.A22]/[.C22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[.E22]=1;ORG.LIBREOFFICE.COLOR(57;106;177);IF([.E22]=2;ORG.LIBREOFFICE.COLOR(218;124;48);IF([.E22]=3;ORG.LIBREOFFICE.COLOR(62;150;81);IF([.E22]=4;ORG.LIBREOFFICE.COLOR(204;37;41);IF([.E22]=5;ORG.LIBREOFFICE.COLOR(83;81;84);IF([.E22]=6;ORG.LIBREOFFICE.COLOR(107;76;154);IF([.E22]=7;ORG.LIBREOFFICE.COLOR(171;104;87);IF([.E22]=8;ORG.LIBREOFFICE.COLOR(148;139;61);IF([.E22]=9;ORG.LIBREOFFICE.COLOR(100;0;0);IF([.E22]=10;ORG.LIBREOFFICE.COLOR(200;0;0);IF([.E22]=11;ORG.LIBREOFFICE.COLOR(0;100;0);IF([.E22]=12;ORG.LIBREOFFICE.COLOR(0;200;0);IF([.E22]=13;ORG.LIBREOFFICE.COLOR(0;0;100);IF([.E22]=14;ORG.LIBREOFFICE.COLOR(0;0;200);IF([.E22]=15;ORG.LIBREOFFICE.COLOR(100;200;0);IF([.E22]=16;ORG.LIBREOFFICE.COLOR(0;100;200);IF([.E22]=17;ORG.LIBREOFFICE.COLOR(200;0;100);IF([.E22]=18;ORG.LIBREOFFICE.COLOR(180;180;180);ORG.LIBREOFFICE.COLOR(0;0;0)))))))))))))))))))" office:value-type="float" office:value="13107200" calcext:value-type="float">
            <text:p>13107200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string" calcext:value-type="string">
            <text:p>LR-1var.R</text:p>
          </table:table-cell>
          <table:table-cell office:value-type="float" office:value="2.24" calcext:value-type="float">
            <text:p>2.24</text:p>
          </table:table-cell>
          <table:table-cell table:formula="of:=[.A23]/[.C23]" office:value-type="float" office:value="1.14285714285714" calcext:value-type="float">
            <text:p>1.14285714285714</text:p>
          </table:table-cell>
          <table:table-cell office:value-type="float" office:value="11" calcext:value-type="float">
            <text:p>11</text:p>
          </table:table-cell>
          <table:table-cell table:formula="of:=IF([.E23]=1;ORG.LIBREOFFICE.COLOR(57;106;177);IF([.E23]=2;ORG.LIBREOFFICE.COLOR(218;124;48);IF([.E23]=3;ORG.LIBREOFFICE.COLOR(62;150;81);IF([.E23]=4;ORG.LIBREOFFICE.COLOR(204;37;41);IF([.E23]=5;ORG.LIBREOFFICE.COLOR(83;81;84);IF([.E23]=6;ORG.LIBREOFFICE.COLOR(107;76;154);IF([.E23]=7;ORG.LIBREOFFICE.COLOR(171;104;87);IF([.E23]=8;ORG.LIBREOFFICE.COLOR(148;139;61);IF([.E23]=9;ORG.LIBREOFFICE.COLOR(100;0;0);IF([.E23]=10;ORG.LIBREOFFICE.COLOR(200;0;0);IF([.E23]=11;ORG.LIBREOFFICE.COLOR(0;100;0);IF([.E23]=12;ORG.LIBREOFFICE.COLOR(0;200;0);IF([.E23]=13;ORG.LIBREOFFICE.COLOR(0;0;100);IF([.E23]=14;ORG.LIBREOFFICE.COLOR(0;0;200);IF([.E23]=15;ORG.LIBREOFFICE.COLOR(100;200;0);IF([.E23]=16;ORG.LIBREOFFICE.COLOR(0;100;200);IF([.E23]=17;ORG.LIBREOFFICE.COLOR(200;0;100);IF([.E23]=18;ORG.LIBREOFFICE.COLOR(180;180;180);ORG.LIBREOFFICE.COLOR(0;0;0)))))))))))))))))))" office:value-type="float" office:value="25600" calcext:value-type="float">
            <text:p>25600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string" calcext:value-type="string">
            <text:p>LR_ols_lapply.R</text:p>
          </table:table-cell>
          <table:table-cell office:value-type="float" office:value="2.42" calcext:value-type="float">
            <text:p>2.42</text:p>
          </table:table-cell>
          <table:table-cell table:formula="of:=[.A24]/[.C24]" office:value-type="float" office:value="1.00413223140496" calcext:value-type="float">
            <text:p>1.00413223140496</text:p>
          </table:table-cell>
          <table:table-cell office:value-type="float" office:value="12" calcext:value-type="float">
            <text:p>12</text:p>
          </table:table-cell>
          <table:table-cell table:formula="of:=IF([.E24]=1;ORG.LIBREOFFICE.COLOR(57;106;177);IF([.E24]=2;ORG.LIBREOFFICE.COLOR(218;124;48);IF([.E24]=3;ORG.LIBREOFFICE.COLOR(62;150;81);IF([.E24]=4;ORG.LIBREOFFICE.COLOR(204;37;41);IF([.E24]=5;ORG.LIBREOFFICE.COLOR(83;81;84);IF([.E24]=6;ORG.LIBREOFFICE.COLOR(107;76;154);IF([.E24]=7;ORG.LIBREOFFICE.COLOR(171;104;87);IF([.E24]=8;ORG.LIBREOFFICE.COLOR(148;139;61);IF([.E24]=9;ORG.LIBREOFFICE.COLOR(100;0;0);IF([.E24]=10;ORG.LIBREOFFICE.COLOR(200;0;0);IF([.E24]=11;ORG.LIBREOFFICE.COLOR(0;100;0);IF([.E24]=12;ORG.LIBREOFFICE.COLOR(0;200;0);IF([.E24]=13;ORG.LIBREOFFICE.COLOR(0;0;100);IF([.E24]=14;ORG.LIBREOFFICE.COLOR(0;0;200);IF([.E24]=15;ORG.LIBREOFFICE.COLOR(100;200;0);IF([.E24]=16;ORG.LIBREOFFICE.COLOR(0;100;200);IF([.E24]=17;ORG.LIBREOFFICE.COLOR(200;0;100);IF([.E24]=18;ORG.LIBREOFFICE.COLOR(180;180;180);ORG.LIBREOFFICE.COLOR(0;0;0)))))))))))))))))))" office:value-type="float" office:value="51200" calcext:value-type="float">
            <text:p>51200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string" calcext:value-type="string">
            <text:p>mandelbrot-native.R</text:p>
          </table:table-cell>
          <table:table-cell office:value-type="float" office:value="2.25" calcext:value-type="float">
            <text:p>2.25</text:p>
          </table:table-cell>
          <table:table-cell table:formula="of:=[.A25]/[.C25]" office:value-type="float" office:value="0.991111111111111" calcext:value-type="float">
            <text:p>0.991111111111111</text:p>
          </table:table-cell>
          <table:table-cell office:value-type="float" office:value="13" calcext:value-type="float">
            <text:p>13</text:p>
          </table:table-cell>
          <table:table-cell table:formula="of:=IF([.E25]=1;ORG.LIBREOFFICE.COLOR(57;106;177);IF([.E25]=2;ORG.LIBREOFFICE.COLOR(218;124;48);IF([.E25]=3;ORG.LIBREOFFICE.COLOR(62;150;81);IF([.E25]=4;ORG.LIBREOFFICE.COLOR(204;37;41);IF([.E25]=5;ORG.LIBREOFFICE.COLOR(83;81;84);IF([.E25]=6;ORG.LIBREOFFICE.COLOR(107;76;154);IF([.E25]=7;ORG.LIBREOFFICE.COLOR(171;104;87);IF([.E25]=8;ORG.LIBREOFFICE.COLOR(148;139;61);IF([.E25]=9;ORG.LIBREOFFICE.COLOR(100;0;0);IF([.E25]=10;ORG.LIBREOFFICE.COLOR(200;0;0);IF([.E25]=11;ORG.LIBREOFFICE.COLOR(0;100;0);IF([.E25]=12;ORG.LIBREOFFICE.COLOR(0;200;0);IF([.E25]=13;ORG.LIBREOFFICE.COLOR(0;0;100);IF([.E25]=14;ORG.LIBREOFFICE.COLOR(0;0;200);IF([.E25]=15;ORG.LIBREOFFICE.COLOR(100;200;0);IF([.E25]=16;ORG.LIBREOFFICE.COLOR(0;100;200);IF([.E25]=17;ORG.LIBREOFFICE.COLOR(200;0;100);IF([.E25]=18;ORG.LIBREOFFICE.COLOR(180;180;180);ORG.LIBREOFFICE.COLOR(0;0;0))))))))))))))))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string" calcext:value-type="string">
            <text:p>LR-1var_ols_lapply.R</text:p>
          </table:table-cell>
          <table:table-cell office:value-type="float" office:value="5.04" calcext:value-type="float">
            <text:p>5.04</text:p>
          </table:table-cell>
          <table:table-cell table:formula="of:=[.A26]/[.C26]" office:value-type="float" office:value="1.00396825396825" calcext:value-type="float">
            <text:p>1.00396825396825</text:p>
          </table:table-cell>
          <table:table-cell office:value-type="float" office:value="14" calcext:value-type="float">
            <text:p>14</text:p>
          </table:table-cell>
          <table:table-cell table:formula="of:=IF([.E26]=1;ORG.LIBREOFFICE.COLOR(57;106;177);IF([.E26]=2;ORG.LIBREOFFICE.COLOR(218;124;48);IF([.E26]=3;ORG.LIBREOFFICE.COLOR(62;150;81);IF([.E26]=4;ORG.LIBREOFFICE.COLOR(204;37;41);IF([.E26]=5;ORG.LIBREOFFICE.COLOR(83;81;84);IF([.E26]=6;ORG.LIBREOFFICE.COLOR(107;76;154);IF([.E26]=7;ORG.LIBREOFFICE.COLOR(171;104;87);IF([.E26]=8;ORG.LIBREOFFICE.COLOR(148;139;61);IF([.E26]=9;ORG.LIBREOFFICE.COLOR(100;0;0);IF([.E26]=10;ORG.LIBREOFFICE.COLOR(200;0;0);IF([.E26]=11;ORG.LIBREOFFICE.COLOR(0;100;0);IF([.E26]=12;ORG.LIBREOFFICE.COLOR(0;200;0);IF([.E26]=13;ORG.LIBREOFFICE.COLOR(0;0;100);IF([.E26]=14;ORG.LIBREOFFICE.COLOR(0;0;200);IF([.E26]=15;ORG.LIBREOFFICE.COLOR(100;200;0);IF([.E26]=16;ORG.LIBREOFFICE.COLOR(0;100;200);IF([.E26]=17;ORG.LIBREOFFICE.COLOR(200;0;100);IF([.E26]=18;ORG.LIBREOFFICE.COLOR(180;180;180);ORG.LIBREOFFICE.COLOR(0;0;0)))))))))))))))))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string" calcext:value-type="string">
            <text:p>Pi_lapply.R</text:p>
          </table:table-cell>
          <table:table-cell office:value-type="float" office:value="4.76" calcext:value-type="float">
            <text:p>4.76</text:p>
          </table:table-cell>
          <table:table-cell table:formula="of:=[.A27]/[.C27]" office:value-type="float" office:value="1.05672268907563" calcext:value-type="float">
            <text:p>1.05672268907563</text:p>
          </table:table-cell>
          <table:table-cell office:value-type="float" office:value="14" calcext:value-type="float">
            <text:p>14</text:p>
          </table:table-cell>
          <table:table-cell table:formula="of:=IF([.E27]=1;ORG.LIBREOFFICE.COLOR(57;106;177);IF([.E27]=2;ORG.LIBREOFFICE.COLOR(218;124;48);IF([.E27]=3;ORG.LIBREOFFICE.COLOR(62;150;81);IF([.E27]=4;ORG.LIBREOFFICE.COLOR(204;37;41);IF([.E27]=5;ORG.LIBREOFFICE.COLOR(83;81;84);IF([.E27]=6;ORG.LIBREOFFICE.COLOR(107;76;154);IF([.E27]=7;ORG.LIBREOFFICE.COLOR(171;104;87);IF([.E27]=8;ORG.LIBREOFFICE.COLOR(148;139;61);IF([.E27]=9;ORG.LIBREOFFICE.COLOR(100;0;0);IF([.E27]=10;ORG.LIBREOFFICE.COLOR(200;0;0);IF([.E27]=11;ORG.LIBREOFFICE.COLOR(0;100;0);IF([.E27]=12;ORG.LIBREOFFICE.COLOR(0;200;0);IF([.E27]=13;ORG.LIBREOFFICE.COLOR(0;0;100);IF([.E27]=14;ORG.LIBREOFFICE.COLOR(0;0;200);IF([.E27]=15;ORG.LIBREOFFICE.COLOR(100;200;0);IF([.E27]=16;ORG.LIBREOFFICE.COLOR(0;100;200);IF([.E27]=17;ORG.LIBREOFFICE.COLOR(200;0;100);IF([.E27]=18;ORG.LIBREOFFICE.COLOR(180;180;180);ORG.LIBREOFFICE.COLOR(0;0;0)))))))))))))))))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string" calcext:value-type="string">
            <text:p>binary-trees.R</text:p>
          </table:table-cell>
          <table:table-cell office:value-type="float" office:value="1.44" calcext:value-type="float">
            <text:p>1.44</text:p>
          </table:table-cell>
          <table:table-cell table:formula="of:=[.A28]/[.C28]" office:value-type="float" office:value="0.993055555555556" calcext:value-type="float">
            <text:p>0.993055555555556</text:p>
          </table:table-cell>
          <table:table-cell/>
          <table:table-cell table:formula="of:=IF([.E28]=1;ORG.LIBREOFFICE.COLOR(57;106;177);IF([.E28]=2;ORG.LIBREOFFICE.COLOR(218;124;48);IF([.E28]=3;ORG.LIBREOFFICE.COLOR(62;150;81);IF([.E28]=4;ORG.LIBREOFFICE.COLOR(204;37;41);IF([.E28]=5;ORG.LIBREOFFICE.COLOR(83;81;84);IF([.E28]=6;ORG.LIBREOFFICE.COLOR(107;76;154);IF([.E28]=7;ORG.LIBREOFFICE.COLOR(171;104;87);IF([.E28]=8;ORG.LIBREOFFICE.COLOR(148;139;61);IF([.E28]=9;ORG.LIBREOFFICE.COLOR(100;0;0);IF([.E28]=10;ORG.LIBREOFFICE.COLOR(200;0;0);IF([.E28]=11;ORG.LIBREOFFICE.COLOR(0;100;0);IF([.E28]=12;ORG.LIBREOFFICE.COLOR(0;200;0);IF([.E28]=13;ORG.LIBREOFFICE.COLOR(0;0;100);IF([.E28]=14;ORG.LIBREOFFICE.COLOR(0;0;200);IF([.E28]=15;ORG.LIBREOFFICE.COLOR(100;200;0);IF([.E28]=16;ORG.LIBREOFFICE.COLOR(0;100;200);IF([.E28]=17;ORG.LIBREOFFICE.COLOR(200;0;100);IF([.E28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string" calcext:value-type="string">
            <text:p>cleaning.R</text:p>
          </table:table-cell>
          <table:table-cell office:value-type="float" office:value="2.33" calcext:value-type="float">
            <text:p>2.33</text:p>
          </table:table-cell>
          <table:table-cell table:formula="of:=[.A29]/[.C29]" office:value-type="float" office:value="1.06437768240343" calcext:value-type="float">
            <text:p>1.06437768240343</text:p>
          </table:table-cell>
          <table:table-cell/>
          <table:table-cell table:formula="of:=IF([.E29]=1;ORG.LIBREOFFICE.COLOR(57;106;177);IF([.E29]=2;ORG.LIBREOFFICE.COLOR(218;124;48);IF([.E29]=3;ORG.LIBREOFFICE.COLOR(62;150;81);IF([.E29]=4;ORG.LIBREOFFICE.COLOR(204;37;41);IF([.E29]=5;ORG.LIBREOFFICE.COLOR(83;81;84);IF([.E29]=6;ORG.LIBREOFFICE.COLOR(107;76;154);IF([.E29]=7;ORG.LIBREOFFICE.COLOR(171;104;87);IF([.E29]=8;ORG.LIBREOFFICE.COLOR(148;139;61);IF([.E29]=9;ORG.LIBREOFFICE.COLOR(100;0;0);IF([.E29]=10;ORG.LIBREOFFICE.COLOR(200;0;0);IF([.E29]=11;ORG.LIBREOFFICE.COLOR(0;100;0);IF([.E29]=12;ORG.LIBREOFFICE.COLOR(0;200;0);IF([.E29]=13;ORG.LIBREOFFICE.COLOR(0;0;100);IF([.E29]=14;ORG.LIBREOFFICE.COLOR(0;0;200);IF([.E29]=15;ORG.LIBREOFFICE.COLOR(100;200;0);IF([.E29]=16;ORG.LIBREOFFICE.COLOR(0;100;200);IF([.E29]=17;ORG.LIBREOFFICE.COLOR(200;0;100);IF([.E29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string" calcext:value-type="string">
            <text:p>crt.R</text:p>
          </table:table-cell>
          <table:table-cell office:value-type="float" office:value="2.71" calcext:value-type="float">
            <text:p>2.71</text:p>
          </table:table-cell>
          <table:table-cell table:formula="of:=[.A30]/[.C30]" office:value-type="float" office:value="1.07749077490775" calcext:value-type="float">
            <text:p>1.07749077490775</text:p>
          </table:table-cell>
          <table:table-cell/>
          <table:table-cell table:formula="of:=IF([.E30]=1;ORG.LIBREOFFICE.COLOR(57;106;177);IF([.E30]=2;ORG.LIBREOFFICE.COLOR(218;124;48);IF([.E30]=3;ORG.LIBREOFFICE.COLOR(62;150;81);IF([.E30]=4;ORG.LIBREOFFICE.COLOR(204;37;41);IF([.E30]=5;ORG.LIBREOFFICE.COLOR(83;81;84);IF([.E30]=6;ORG.LIBREOFFICE.COLOR(107;76;154);IF([.E30]=7;ORG.LIBREOFFICE.COLOR(171;104;87);IF([.E30]=8;ORG.LIBREOFFICE.COLOR(148;139;61);IF([.E30]=9;ORG.LIBREOFFICE.COLOR(100;0;0);IF([.E30]=10;ORG.LIBREOFFICE.COLOR(200;0;0);IF([.E30]=11;ORG.LIBREOFFICE.COLOR(0;100;0);IF([.E30]=12;ORG.LIBREOFFICE.COLOR(0;200;0);IF([.E30]=13;ORG.LIBREOFFICE.COLOR(0;0;100);IF([.E30]=14;ORG.LIBREOFFICE.COLOR(0;0;200);IF([.E30]=15;ORG.LIBREOFFICE.COLOR(100;200;0);IF([.E30]=16;ORG.LIBREOFFICE.COLOR(0;100;200);IF([.E30]=17;ORG.LIBREOFFICE.COLOR(200;0;100);IF([.E30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string" calcext:value-type="string">
            <text:p>DoubleNAVecAdd-T1.R</text:p>
          </table:table-cell>
          <table:table-cell office:value-type="float" office:value="2.45" calcext:value-type="float">
            <text:p>2.45</text:p>
          </table:table-cell>
          <table:table-cell table:formula="of:=[.A31]/[.C31]" office:value-type="float" office:value="1.0530612244898" calcext:value-type="float">
            <text:p>1.0530612244898</text:p>
          </table:table-cell>
          <table:table-cell/>
          <table:table-cell table:formula="of:=IF([.E31]=1;ORG.LIBREOFFICE.COLOR(57;106;177);IF([.E31]=2;ORG.LIBREOFFICE.COLOR(218;124;48);IF([.E31]=3;ORG.LIBREOFFICE.COLOR(62;150;81);IF([.E31]=4;ORG.LIBREOFFICE.COLOR(204;37;41);IF([.E31]=5;ORG.LIBREOFFICE.COLOR(83;81;84);IF([.E31]=6;ORG.LIBREOFFICE.COLOR(107;76;154);IF([.E31]=7;ORG.LIBREOFFICE.COLOR(171;104;87);IF([.E31]=8;ORG.LIBREOFFICE.COLOR(148;139;61);IF([.E31]=9;ORG.LIBREOFFICE.COLOR(100;0;0);IF([.E31]=10;ORG.LIBREOFFICE.COLOR(200;0;0);IF([.E31]=11;ORG.LIBREOFFICE.COLOR(0;100;0);IF([.E31]=12;ORG.LIBREOFFICE.COLOR(0;200;0);IF([.E31]=13;ORG.LIBREOFFICE.COLOR(0;0;100);IF([.E31]=14;ORG.LIBREOFFICE.COLOR(0;0;200);IF([.E31]=15;ORG.LIBREOFFICE.COLOR(100;200;0);IF([.E31]=16;ORG.LIBREOFFICE.COLOR(0;100;200);IF([.E31]=17;ORG.LIBREOFFICE.COLOR(200;0;100);IF([.E31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string" calcext:value-type="string">
            <text:p>DoubleNAVecAdd-T2.R</text:p>
          </table:table-cell>
          <table:table-cell office:value-type="float" office:value="3.22" calcext:value-type="float">
            <text:p>3.22</text:p>
          </table:table-cell>
          <table:table-cell table:formula="of:=[.A32]/[.C32]" office:value-type="float" office:value="1.03416149068323" calcext:value-type="float">
            <text:p>1.03416149068323</text:p>
          </table:table-cell>
          <table:table-cell/>
          <table:table-cell table:formula="of:=IF([.E32]=1;ORG.LIBREOFFICE.COLOR(57;106;177);IF([.E32]=2;ORG.LIBREOFFICE.COLOR(218;124;48);IF([.E32]=3;ORG.LIBREOFFICE.COLOR(62;150;81);IF([.E32]=4;ORG.LIBREOFFICE.COLOR(204;37;41);IF([.E32]=5;ORG.LIBREOFFICE.COLOR(83;81;84);IF([.E32]=6;ORG.LIBREOFFICE.COLOR(107;76;154);IF([.E32]=7;ORG.LIBREOFFICE.COLOR(171;104;87);IF([.E32]=8;ORG.LIBREOFFICE.COLOR(148;139;61);IF([.E32]=9;ORG.LIBREOFFICE.COLOR(100;0;0);IF([.E32]=10;ORG.LIBREOFFICE.COLOR(200;0;0);IF([.E32]=11;ORG.LIBREOFFICE.COLOR(0;100;0);IF([.E32]=12;ORG.LIBREOFFICE.COLOR(0;200;0);IF([.E32]=13;ORG.LIBREOFFICE.COLOR(0;0;100);IF([.E32]=14;ORG.LIBREOFFICE.COLOR(0;0;200);IF([.E32]=15;ORG.LIBREOFFICE.COLOR(100;200;0);IF([.E32]=16;ORG.LIBREOFFICE.COLOR(0;100;200);IF([.E32]=17;ORG.LIBREOFFICE.COLOR(200;0;100);IF([.E32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string" calcext:value-type="string">
            <text:p>DoubleVecAdd-T1.R</text:p>
          </table:table-cell>
          <table:table-cell office:value-type="float" office:value="2.69" calcext:value-type="float">
            <text:p>2.69</text:p>
          </table:table-cell>
          <table:table-cell table:formula="of:=[.A33]/[.C33]" office:value-type="float" office:value="1.07063197026022" calcext:value-type="float">
            <text:p>1.07063197026022</text:p>
          </table:table-cell>
          <table:table-cell/>
          <table:table-cell table:formula="of:=IF([.E33]=1;ORG.LIBREOFFICE.COLOR(57;106;177);IF([.E33]=2;ORG.LIBREOFFICE.COLOR(218;124;48);IF([.E33]=3;ORG.LIBREOFFICE.COLOR(62;150;81);IF([.E33]=4;ORG.LIBREOFFICE.COLOR(204;37;41);IF([.E33]=5;ORG.LIBREOFFICE.COLOR(83;81;84);IF([.E33]=6;ORG.LIBREOFFICE.COLOR(107;76;154);IF([.E33]=7;ORG.LIBREOFFICE.COLOR(171;104;87);IF([.E33]=8;ORG.LIBREOFFICE.COLOR(148;139;61);IF([.E33]=9;ORG.LIBREOFFICE.COLOR(100;0;0);IF([.E33]=10;ORG.LIBREOFFICE.COLOR(200;0;0);IF([.E33]=11;ORG.LIBREOFFICE.COLOR(0;100;0);IF([.E33]=12;ORG.LIBREOFFICE.COLOR(0;200;0);IF([.E33]=13;ORG.LIBREOFFICE.COLOR(0;0;100);IF([.E33]=14;ORG.LIBREOFFICE.COLOR(0;0;200);IF([.E33]=15;ORG.LIBREOFFICE.COLOR(100;200;0);IF([.E33]=16;ORG.LIBREOFFICE.COLOR(0;100;200);IF([.E33]=17;ORG.LIBREOFFICE.COLOR(200;0;100);IF([.E33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string" calcext:value-type="string">
            <text:p>DoubleVecAdd-T2.R</text:p>
          </table:table-cell>
          <table:table-cell office:value-type="float" office:value="3.11" calcext:value-type="float">
            <text:p>3.11</text:p>
          </table:table-cell>
          <table:table-cell table:formula="of:=[.A34]/[.C34]" office:value-type="float" office:value="1.02250803858521" calcext:value-type="float">
            <text:p>1.02250803858521</text:p>
          </table:table-cell>
          <table:table-cell/>
          <table:table-cell table:formula="of:=IF([.E34]=1;ORG.LIBREOFFICE.COLOR(57;106;177);IF([.E34]=2;ORG.LIBREOFFICE.COLOR(218;124;48);IF([.E34]=3;ORG.LIBREOFFICE.COLOR(62;150;81);IF([.E34]=4;ORG.LIBREOFFICE.COLOR(204;37;41);IF([.E34]=5;ORG.LIBREOFFICE.COLOR(83;81;84);IF([.E34]=6;ORG.LIBREOFFICE.COLOR(107;76;154);IF([.E34]=7;ORG.LIBREOFFICE.COLOR(171;104;87);IF([.E34]=8;ORG.LIBREOFFICE.COLOR(148;139;61);IF([.E34]=9;ORG.LIBREOFFICE.COLOR(100;0;0);IF([.E34]=10;ORG.LIBREOFFICE.COLOR(200;0;0);IF([.E34]=11;ORG.LIBREOFFICE.COLOR(0;100;0);IF([.E34]=12;ORG.LIBREOFFICE.COLOR(0;200;0);IF([.E34]=13;ORG.LIBREOFFICE.COLOR(0;0;100);IF([.E34]=14;ORG.LIBREOFFICE.COLOR(0;0;200);IF([.E34]=15;ORG.LIBREOFFICE.COLOR(100;200;0);IF([.E34]=16;ORG.LIBREOFFICE.COLOR(0;100;200);IF([.E34]=17;ORG.LIBREOFFICE.COLOR(200;0;100);IF([.E34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string" calcext:value-type="string">
            <text:p>example.R</text:p>
          </table:table-cell>
          <table:table-cell office:value-type="float" office:value="1.86" calcext:value-type="float">
            <text:p>1.86</text:p>
          </table:table-cell>
          <table:table-cell table:formula="of:=[.A35]/[.C35]" office:value-type="float" office:value="1" calcext:value-type="float">
            <text:p>1</text:p>
          </table:table-cell>
          <table:table-cell/>
          <table:table-cell table:formula="of:=IF([.E35]=1;ORG.LIBREOFFICE.COLOR(57;106;177);IF([.E35]=2;ORG.LIBREOFFICE.COLOR(218;124;48);IF([.E35]=3;ORG.LIBREOFFICE.COLOR(62;150;81);IF([.E35]=4;ORG.LIBREOFFICE.COLOR(204;37;41);IF([.E35]=5;ORG.LIBREOFFICE.COLOR(83;81;84);IF([.E35]=6;ORG.LIBREOFFICE.COLOR(107;76;154);IF([.E35]=7;ORG.LIBREOFFICE.COLOR(171;104;87);IF([.E35]=8;ORG.LIBREOFFICE.COLOR(148;139;61);IF([.E35]=9;ORG.LIBREOFFICE.COLOR(100;0;0);IF([.E35]=10;ORG.LIBREOFFICE.COLOR(200;0;0);IF([.E35]=11;ORG.LIBREOFFICE.COLOR(0;100;0);IF([.E35]=12;ORG.LIBREOFFICE.COLOR(0;200;0);IF([.E35]=13;ORG.LIBREOFFICE.COLOR(0;0;100);IF([.E35]=14;ORG.LIBREOFFICE.COLOR(0;0;200);IF([.E35]=15;ORG.LIBREOFFICE.COLOR(100;200;0);IF([.E35]=16;ORG.LIBREOFFICE.COLOR(0;100;200);IF([.E35]=17;ORG.LIBREOFFICE.COLOR(200;0;100);IF([.E35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string" calcext:value-type="string">
            <text:p>fannkuch-redux_2.R</text:p>
          </table:table-cell>
          <table:table-cell office:value-type="float" office:value="2.49" calcext:value-type="float">
            <text:p>2.49</text:p>
          </table:table-cell>
          <table:table-cell table:formula="of:=[.A36]/[.C36]" office:value-type="float" office:value="0.995983935742972" calcext:value-type="float">
            <text:p>0.995983935742972</text:p>
          </table:table-cell>
          <table:table-cell/>
          <table:table-cell table:formula="of:=IF([.E36]=1;ORG.LIBREOFFICE.COLOR(57;106;177);IF([.E36]=2;ORG.LIBREOFFICE.COLOR(218;124;48);IF([.E36]=3;ORG.LIBREOFFICE.COLOR(62;150;81);IF([.E36]=4;ORG.LIBREOFFICE.COLOR(204;37;41);IF([.E36]=5;ORG.LIBREOFFICE.COLOR(83;81;84);IF([.E36]=6;ORG.LIBREOFFICE.COLOR(107;76;154);IF([.E36]=7;ORG.LIBREOFFICE.COLOR(171;104;87);IF([.E36]=8;ORG.LIBREOFFICE.COLOR(148;139;61);IF([.E36]=9;ORG.LIBREOFFICE.COLOR(100;0;0);IF([.E36]=10;ORG.LIBREOFFICE.COLOR(200;0;0);IF([.E36]=11;ORG.LIBREOFFICE.COLOR(0;100;0);IF([.E36]=12;ORG.LIBREOFFICE.COLOR(0;200;0);IF([.E36]=13;ORG.LIBREOFFICE.COLOR(0;0;100);IF([.E36]=14;ORG.LIBREOFFICE.COLOR(0;0;200);IF([.E36]=15;ORG.LIBREOFFICE.COLOR(100;200;0);IF([.E36]=16;ORG.LIBREOFFICE.COLOR(0;100;200);IF([.E36]=17;ORG.LIBREOFFICE.COLOR(200;0;100);IF([.E36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string" calcext:value-type="string">
            <text:p>fannkuch-redux_native.R</text:p>
          </table:table-cell>
          <table:table-cell office:value-type="float" office:value="1.52" calcext:value-type="float">
            <text:p>1.52</text:p>
          </table:table-cell>
          <table:table-cell table:formula="of:=[.A37]/[.C37]" office:value-type="float" office:value="1.01315789473684" calcext:value-type="float">
            <text:p>1.01315789473684</text:p>
          </table:table-cell>
          <table:table-cell/>
          <table:table-cell table:formula="of:=IF([.E37]=1;ORG.LIBREOFFICE.COLOR(57;106;177);IF([.E37]=2;ORG.LIBREOFFICE.COLOR(218;124;48);IF([.E37]=3;ORG.LIBREOFFICE.COLOR(62;150;81);IF([.E37]=4;ORG.LIBREOFFICE.COLOR(204;37;41);IF([.E37]=5;ORG.LIBREOFFICE.COLOR(83;81;84);IF([.E37]=6;ORG.LIBREOFFICE.COLOR(107;76;154);IF([.E37]=7;ORG.LIBREOFFICE.COLOR(171;104;87);IF([.E37]=8;ORG.LIBREOFFICE.COLOR(148;139;61);IF([.E37]=9;ORG.LIBREOFFICE.COLOR(100;0;0);IF([.E37]=10;ORG.LIBREOFFICE.COLOR(200;0;0);IF([.E37]=11;ORG.LIBREOFFICE.COLOR(0;100;0);IF([.E37]=12;ORG.LIBREOFFICE.COLOR(0;200;0);IF([.E37]=13;ORG.LIBREOFFICE.COLOR(0;0;100);IF([.E37]=14;ORG.LIBREOFFICE.COLOR(0;0;200);IF([.E37]=15;ORG.LIBREOFFICE.COLOR(100;200;0);IF([.E37]=16;ORG.LIBREOFFICE.COLOR(0;100;200);IF([.E37]=17;ORG.LIBREOFFICE.COLOR(200;0;100);IF([.E37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string" calcext:value-type="string">
            <text:p>fannkuch-redux.R</text:p>
          </table:table-cell>
          <table:table-cell office:value-type="float" office:value="15.06" calcext:value-type="float">
            <text:p>15.06</text:p>
          </table:table-cell>
          <table:table-cell table:formula="of:=[.A38]/[.C38]" office:value-type="float" office:value="0.99468791500664" calcext:value-type="float">
            <text:p>0.99468791500664</text:p>
          </table:table-cell>
          <table:table-cell/>
          <table:table-cell table:formula="of:=IF([.E38]=1;ORG.LIBREOFFICE.COLOR(57;106;177);IF([.E38]=2;ORG.LIBREOFFICE.COLOR(218;124;48);IF([.E38]=3;ORG.LIBREOFFICE.COLOR(62;150;81);IF([.E38]=4;ORG.LIBREOFFICE.COLOR(204;37;41);IF([.E38]=5;ORG.LIBREOFFICE.COLOR(83;81;84);IF([.E38]=6;ORG.LIBREOFFICE.COLOR(107;76;154);IF([.E38]=7;ORG.LIBREOFFICE.COLOR(171;104;87);IF([.E38]=8;ORG.LIBREOFFICE.COLOR(148;139;61);IF([.E38]=9;ORG.LIBREOFFICE.COLOR(100;0;0);IF([.E38]=10;ORG.LIBREOFFICE.COLOR(200;0;0);IF([.E38]=11;ORG.LIBREOFFICE.COLOR(0;100;0);IF([.E38]=12;ORG.LIBREOFFICE.COLOR(0;200;0);IF([.E38]=13;ORG.LIBREOFFICE.COLOR(0;0;100);IF([.E38]=14;ORG.LIBREOFFICE.COLOR(0;0;200);IF([.E38]=15;ORG.LIBREOFFICE.COLOR(100;200;0);IF([.E38]=16;ORG.LIBREOFFICE.COLOR(0;100;200);IF([.E38]=17;ORG.LIBREOFFICE.COLOR(200;0;100);IF([.E38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string" calcext:value-type="string">
            <text:p>fasta_c.R</text:p>
          </table:table-cell>
          <table:table-cell office:value-type="float" office:value="2.65" calcext:value-type="float">
            <text:p>2.65</text:p>
          </table:table-cell>
          <table:table-cell table:formula="of:=[.A39]/[.C39]" office:value-type="float" office:value="0.99622641509434" calcext:value-type="float">
            <text:p>0.99622641509434</text:p>
          </table:table-cell>
          <table:table-cell/>
          <table:table-cell table:formula="of:=IF([.E39]=1;ORG.LIBREOFFICE.COLOR(57;106;177);IF([.E39]=2;ORG.LIBREOFFICE.COLOR(218;124;48);IF([.E39]=3;ORG.LIBREOFFICE.COLOR(62;150;81);IF([.E39]=4;ORG.LIBREOFFICE.COLOR(204;37;41);IF([.E39]=5;ORG.LIBREOFFICE.COLOR(83;81;84);IF([.E39]=6;ORG.LIBREOFFICE.COLOR(107;76;154);IF([.E39]=7;ORG.LIBREOFFICE.COLOR(171;104;87);IF([.E39]=8;ORG.LIBREOFFICE.COLOR(148;139;61);IF([.E39]=9;ORG.LIBREOFFICE.COLOR(100;0;0);IF([.E39]=10;ORG.LIBREOFFICE.COLOR(200;0;0);IF([.E39]=11;ORG.LIBREOFFICE.COLOR(0;100;0);IF([.E39]=12;ORG.LIBREOFFICE.COLOR(0;200;0);IF([.E39]=13;ORG.LIBREOFFICE.COLOR(0;0;100);IF([.E39]=14;ORG.LIBREOFFICE.COLOR(0;0;200);IF([.E39]=15;ORG.LIBREOFFICE.COLOR(100;200;0);IF([.E39]=16;ORG.LIBREOFFICE.COLOR(0;100;200);IF([.E39]=17;ORG.LIBREOFFICE.COLOR(200;0;100);IF([.E39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string" calcext:value-type="string">
            <text:p>fasta-2.R</text:p>
          </table:table-cell>
          <table:table-cell office:value-type="float" office:value="3.07" calcext:value-type="float">
            <text:p>3.07</text:p>
          </table:table-cell>
          <table:table-cell table:formula="of:=[.A40]/[.C40]" office:value-type="float" office:value="0.996742671009772" calcext:value-type="float">
            <text:p>0.996742671009772</text:p>
          </table:table-cell>
          <table:table-cell/>
          <table:table-cell table:formula="of:=IF([.E40]=1;ORG.LIBREOFFICE.COLOR(57;106;177);IF([.E40]=2;ORG.LIBREOFFICE.COLOR(218;124;48);IF([.E40]=3;ORG.LIBREOFFICE.COLOR(62;150;81);IF([.E40]=4;ORG.LIBREOFFICE.COLOR(204;37;41);IF([.E40]=5;ORG.LIBREOFFICE.COLOR(83;81;84);IF([.E40]=6;ORG.LIBREOFFICE.COLOR(107;76;154);IF([.E40]=7;ORG.LIBREOFFICE.COLOR(171;104;87);IF([.E40]=8;ORG.LIBREOFFICE.COLOR(148;139;61);IF([.E40]=9;ORG.LIBREOFFICE.COLOR(100;0;0);IF([.E40]=10;ORG.LIBREOFFICE.COLOR(200;0;0);IF([.E40]=11;ORG.LIBREOFFICE.COLOR(0;100;0);IF([.E40]=12;ORG.LIBREOFFICE.COLOR(0;200;0);IF([.E40]=13;ORG.LIBREOFFICE.COLOR(0;0;100);IF([.E40]=14;ORG.LIBREOFFICE.COLOR(0;0;200);IF([.E40]=15;ORG.LIBREOFFICE.COLOR(100;200;0);IF([.E40]=16;ORG.LIBREOFFICE.COLOR(0;100;200);IF([.E40]=17;ORG.LIBREOFFICE.COLOR(200;0;100);IF([.E40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string" calcext:value-type="string">
            <text:p>fasta-native.R</text:p>
          </table:table-cell>
          <table:table-cell office:value-type="float" office:value="2.47" calcext:value-type="float">
            <text:p>2.47</text:p>
          </table:table-cell>
          <table:table-cell table:formula="of:=[.A41]/[.C41]" office:value-type="float" office:value="1" calcext:value-type="float">
            <text:p>1</text:p>
          </table:table-cell>
          <table:table-cell/>
          <table:table-cell table:formula="of:=IF([.E41]=1;ORG.LIBREOFFICE.COLOR(57;106;177);IF([.E41]=2;ORG.LIBREOFFICE.COLOR(218;124;48);IF([.E41]=3;ORG.LIBREOFFICE.COLOR(62;150;81);IF([.E41]=4;ORG.LIBREOFFICE.COLOR(204;37;41);IF([.E41]=5;ORG.LIBREOFFICE.COLOR(83;81;84);IF([.E41]=6;ORG.LIBREOFFICE.COLOR(107;76;154);IF([.E41]=7;ORG.LIBREOFFICE.COLOR(171;104;87);IF([.E41]=8;ORG.LIBREOFFICE.COLOR(148;139;61);IF([.E41]=9;ORG.LIBREOFFICE.COLOR(100;0;0);IF([.E41]=10;ORG.LIBREOFFICE.COLOR(200;0;0);IF([.E41]=11;ORG.LIBREOFFICE.COLOR(0;100;0);IF([.E41]=12;ORG.LIBREOFFICE.COLOR(0;200;0);IF([.E41]=13;ORG.LIBREOFFICE.COLOR(0;0;100);IF([.E41]=14;ORG.LIBREOFFICE.COLOR(0;0;200);IF([.E41]=15;ORG.LIBREOFFICE.COLOR(100;200;0);IF([.E41]=16;ORG.LIBREOFFICE.COLOR(0;100;200);IF([.E41]=17;ORG.LIBREOFFICE.COLOR(200;0;100);IF([.E41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string" calcext:value-type="string">
            <text:p>fasta-native2.R</text:p>
          </table:table-cell>
          <table:table-cell office:value-type="float" office:value="3.57" calcext:value-type="float">
            <text:p>3.57</text:p>
          </table:table-cell>
          <table:table-cell table:formula="of:=[.A42]/[.C42]" office:value-type="float" office:value="0.997198879551821" calcext:value-type="float">
            <text:p>0.997198879551821</text:p>
          </table:table-cell>
          <table:table-cell/>
          <table:table-cell table:formula="of:=IF([.E42]=1;ORG.LIBREOFFICE.COLOR(57;106;177);IF([.E42]=2;ORG.LIBREOFFICE.COLOR(218;124;48);IF([.E42]=3;ORG.LIBREOFFICE.COLOR(62;150;81);IF([.E42]=4;ORG.LIBREOFFICE.COLOR(204;37;41);IF([.E42]=5;ORG.LIBREOFFICE.COLOR(83;81;84);IF([.E42]=6;ORG.LIBREOFFICE.COLOR(107;76;154);IF([.E42]=7;ORG.LIBREOFFICE.COLOR(171;104;87);IF([.E42]=8;ORG.LIBREOFFICE.COLOR(148;139;61);IF([.E42]=9;ORG.LIBREOFFICE.COLOR(100;0;0);IF([.E42]=10;ORG.LIBREOFFICE.COLOR(200;0;0);IF([.E42]=11;ORG.LIBREOFFICE.COLOR(0;100;0);IF([.E42]=12;ORG.LIBREOFFICE.COLOR(0;200;0);IF([.E42]=13;ORG.LIBREOFFICE.COLOR(0;0;100);IF([.E42]=14;ORG.LIBREOFFICE.COLOR(0;0;200);IF([.E42]=15;ORG.LIBREOFFICE.COLOR(100;200;0);IF([.E42]=16;ORG.LIBREOFFICE.COLOR(0;100;200);IF([.E42]=17;ORG.LIBREOFFICE.COLOR(200;0;100);IF([.E42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string" calcext:value-type="string">
            <text:p>fasta.R</text:p>
          </table:table-cell>
          <table:table-cell office:value-type="float" office:value="2.87" calcext:value-type="float">
            <text:p>2.87</text:p>
          </table:table-cell>
          <table:table-cell table:formula="of:=[.A43]/[.C43]" office:value-type="float" office:value="0.996515679442509" calcext:value-type="float">
            <text:p>0.996515679442509</text:p>
          </table:table-cell>
          <table:table-cell/>
          <table:table-cell table:formula="of:=IF([.E43]=1;ORG.LIBREOFFICE.COLOR(57;106;177);IF([.E43]=2;ORG.LIBREOFFICE.COLOR(218;124;48);IF([.E43]=3;ORG.LIBREOFFICE.COLOR(62;150;81);IF([.E43]=4;ORG.LIBREOFFICE.COLOR(204;37;41);IF([.E43]=5;ORG.LIBREOFFICE.COLOR(83;81;84);IF([.E43]=6;ORG.LIBREOFFICE.COLOR(107;76;154);IF([.E43]=7;ORG.LIBREOFFICE.COLOR(171;104;87);IF([.E43]=8;ORG.LIBREOFFICE.COLOR(148;139;61);IF([.E43]=9;ORG.LIBREOFFICE.COLOR(100;0;0);IF([.E43]=10;ORG.LIBREOFFICE.COLOR(200;0;0);IF([.E43]=11;ORG.LIBREOFFICE.COLOR(0;100;0);IF([.E43]=12;ORG.LIBREOFFICE.COLOR(0;200;0);IF([.E43]=13;ORG.LIBREOFFICE.COLOR(0;0;100);IF([.E43]=14;ORG.LIBREOFFICE.COLOR(0;0;200);IF([.E43]=15;ORG.LIBREOFFICE.COLOR(100;200;0);IF([.E43]=16;ORG.LIBREOFFICE.COLOR(0;100;200);IF([.E43]=17;ORG.LIBREOFFICE.COLOR(200;0;100);IF([.E43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string" calcext:value-type="string">
            <text:p>fastaredux.R</text:p>
          </table:table-cell>
          <table:table-cell office:value-type="float" office:value="1.69" calcext:value-type="float">
            <text:p>1.69</text:p>
          </table:table-cell>
          <table:table-cell table:formula="of:=[.A44]/[.C44]" office:value-type="float" office:value="0.994082840236687" calcext:value-type="float">
            <text:p>0.994082840236687</text:p>
          </table:table-cell>
          <table:table-cell/>
          <table:table-cell table:formula="of:=IF([.E44]=1;ORG.LIBREOFFICE.COLOR(57;106;177);IF([.E44]=2;ORG.LIBREOFFICE.COLOR(218;124;48);IF([.E44]=3;ORG.LIBREOFFICE.COLOR(62;150;81);IF([.E44]=4;ORG.LIBREOFFICE.COLOR(204;37;41);IF([.E44]=5;ORG.LIBREOFFICE.COLOR(83;81;84);IF([.E44]=6;ORG.LIBREOFFICE.COLOR(107;76;154);IF([.E44]=7;ORG.LIBREOFFICE.COLOR(171;104;87);IF([.E44]=8;ORG.LIBREOFFICE.COLOR(148;139;61);IF([.E44]=9;ORG.LIBREOFFICE.COLOR(100;0;0);IF([.E44]=10;ORG.LIBREOFFICE.COLOR(200;0;0);IF([.E44]=11;ORG.LIBREOFFICE.COLOR(0;100;0);IF([.E44]=12;ORG.LIBREOFFICE.COLOR(0;200;0);IF([.E44]=13;ORG.LIBREOFFICE.COLOR(0;0;100);IF([.E44]=14;ORG.LIBREOFFICE.COLOR(0;0;200);IF([.E44]=15;ORG.LIBREOFFICE.COLOR(100;200;0);IF([.E44]=16;ORG.LIBREOFFICE.COLOR(0;100;200);IF([.E44]=17;ORG.LIBREOFFICE.COLOR(200;0;100);IF([.E44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string" calcext:value-type="string">
            <text:p>fib_rec.R</text:p>
          </table:table-cell>
          <table:table-cell office:value-type="float" office:value="5.15" calcext:value-type="float">
            <text:p>5.15</text:p>
          </table:table-cell>
          <table:table-cell table:formula="of:=[.A45]/[.C45]" office:value-type="float" office:value="1.06990291262136" calcext:value-type="float">
            <text:p>1.06990291262136</text:p>
          </table:table-cell>
          <table:table-cell/>
          <table:table-cell table:formula="of:=IF([.E45]=1;ORG.LIBREOFFICE.COLOR(57;106;177);IF([.E45]=2;ORG.LIBREOFFICE.COLOR(218;124;48);IF([.E45]=3;ORG.LIBREOFFICE.COLOR(62;150;81);IF([.E45]=4;ORG.LIBREOFFICE.COLOR(204;37;41);IF([.E45]=5;ORG.LIBREOFFICE.COLOR(83;81;84);IF([.E45]=6;ORG.LIBREOFFICE.COLOR(107;76;154);IF([.E45]=7;ORG.LIBREOFFICE.COLOR(171;104;87);IF([.E45]=8;ORG.LIBREOFFICE.COLOR(148;139;61);IF([.E45]=9;ORG.LIBREOFFICE.COLOR(100;0;0);IF([.E45]=10;ORG.LIBREOFFICE.COLOR(200;0;0);IF([.E45]=11;ORG.LIBREOFFICE.COLOR(0;100;0);IF([.E45]=12;ORG.LIBREOFFICE.COLOR(0;200;0);IF([.E45]=13;ORG.LIBREOFFICE.COLOR(0;0;100);IF([.E45]=14;ORG.LIBREOFFICE.COLOR(0;0;200);IF([.E45]=15;ORG.LIBREOFFICE.COLOR(100;200;0);IF([.E45]=16;ORG.LIBREOFFICE.COLOR(0;100;200);IF([.E45]=17;ORG.LIBREOFFICE.COLOR(200;0;100);IF([.E45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string" calcext:value-type="string">
            <text:p>fib.R</text:p>
          </table:table-cell>
          <table:table-cell office:value-type="float" office:value="3.38" calcext:value-type="float">
            <text:p>3.38</text:p>
          </table:table-cell>
          <table:table-cell table:formula="of:=[.A46]/[.C46]" office:value-type="float" office:value="1.03846153846154" calcext:value-type="float">
            <text:p>1.03846153846154</text:p>
          </table:table-cell>
          <table:table-cell/>
          <table:table-cell table:formula="of:=IF([.E46]=1;ORG.LIBREOFFICE.COLOR(57;106;177);IF([.E46]=2;ORG.LIBREOFFICE.COLOR(218;124;48);IF([.E46]=3;ORG.LIBREOFFICE.COLOR(62;150;81);IF([.E46]=4;ORG.LIBREOFFICE.COLOR(204;37;41);IF([.E46]=5;ORG.LIBREOFFICE.COLOR(83;81;84);IF([.E46]=6;ORG.LIBREOFFICE.COLOR(107;76;154);IF([.E46]=7;ORG.LIBREOFFICE.COLOR(171;104;87);IF([.E46]=8;ORG.LIBREOFFICE.COLOR(148;139;61);IF([.E46]=9;ORG.LIBREOFFICE.COLOR(100;0;0);IF([.E46]=10;ORG.LIBREOFFICE.COLOR(200;0;0);IF([.E46]=11;ORG.LIBREOFFICE.COLOR(0;100;0);IF([.E46]=12;ORG.LIBREOFFICE.COLOR(0;200;0);IF([.E46]=13;ORG.LIBREOFFICE.COLOR(0;0;100);IF([.E46]=14;ORG.LIBREOFFICE.COLOR(0;0;200);IF([.E46]=15;ORG.LIBREOFFICE.COLOR(100;200;0);IF([.E46]=16;ORG.LIBREOFFICE.COLOR(0;100;200);IF([.E46]=17;ORG.LIBREOFFICE.COLOR(200;0;100);IF([.E46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string" calcext:value-type="string">
            <text:p>filter1d.R</text:p>
          </table:table-cell>
          <table:table-cell office:value-type="float" office:value="4.5" calcext:value-type="float">
            <text:p>4.5</text:p>
          </table:table-cell>
          <table:table-cell table:formula="of:=[.A47]/[.C47]" office:value-type="float" office:value="1.02444444444444" calcext:value-type="float">
            <text:p>1.02444444444444</text:p>
          </table:table-cell>
          <table:table-cell/>
          <table:table-cell table:formula="of:=IF([.E47]=1;ORG.LIBREOFFICE.COLOR(57;106;177);IF([.E47]=2;ORG.LIBREOFFICE.COLOR(218;124;48);IF([.E47]=3;ORG.LIBREOFFICE.COLOR(62;150;81);IF([.E47]=4;ORG.LIBREOFFICE.COLOR(204;37;41);IF([.E47]=5;ORG.LIBREOFFICE.COLOR(83;81;84);IF([.E47]=6;ORG.LIBREOFFICE.COLOR(107;76;154);IF([.E47]=7;ORG.LIBREOFFICE.COLOR(171;104;87);IF([.E47]=8;ORG.LIBREOFFICE.COLOR(148;139;61);IF([.E47]=9;ORG.LIBREOFFICE.COLOR(100;0;0);IF([.E47]=10;ORG.LIBREOFFICE.COLOR(200;0;0);IF([.E47]=11;ORG.LIBREOFFICE.COLOR(0;100;0);IF([.E47]=12;ORG.LIBREOFFICE.COLOR(0;200;0);IF([.E47]=13;ORG.LIBREOFFICE.COLOR(0;0;100);IF([.E47]=14;ORG.LIBREOFFICE.COLOR(0;0;200);IF([.E47]=15;ORG.LIBREOFFICE.COLOR(100;200;0);IF([.E47]=16;ORG.LIBREOFFICE.COLOR(0;100;200);IF([.E47]=17;ORG.LIBREOFFICE.COLOR(200;0;100);IF([.E47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string" calcext:value-type="string">
            <text:p>ForLoopAdd.R</text:p>
          </table:table-cell>
          <table:table-cell office:value-type="float" office:value="2.39" calcext:value-type="float">
            <text:p>2.39</text:p>
          </table:table-cell>
          <table:table-cell table:formula="of:=[.A48]/[.C48]" office:value-type="float" office:value="1.07531380753138" calcext:value-type="float">
            <text:p>1.07531380753138</text:p>
          </table:table-cell>
          <table:table-cell/>
          <table:table-cell table:formula="of:=IF([.E48]=1;ORG.LIBREOFFICE.COLOR(57;106;177);IF([.E48]=2;ORG.LIBREOFFICE.COLOR(218;124;48);IF([.E48]=3;ORG.LIBREOFFICE.COLOR(62;150;81);IF([.E48]=4;ORG.LIBREOFFICE.COLOR(204;37;41);IF([.E48]=5;ORG.LIBREOFFICE.COLOR(83;81;84);IF([.E48]=6;ORG.LIBREOFFICE.COLOR(107;76;154);IF([.E48]=7;ORG.LIBREOFFICE.COLOR(171;104;87);IF([.E48]=8;ORG.LIBREOFFICE.COLOR(148;139;61);IF([.E48]=9;ORG.LIBREOFFICE.COLOR(100;0;0);IF([.E48]=10;ORG.LIBREOFFICE.COLOR(200;0;0);IF([.E48]=11;ORG.LIBREOFFICE.COLOR(0;100;0);IF([.E48]=12;ORG.LIBREOFFICE.COLOR(0;200;0);IF([.E48]=13;ORG.LIBREOFFICE.COLOR(0;0;100);IF([.E48]=14;ORG.LIBREOFFICE.COLOR(0;0;200);IF([.E48]=15;ORG.LIBREOFFICE.COLOR(100;200;0);IF([.E48]=16;ORG.LIBREOFFICE.COLOR(0;100;200);IF([.E48]=17;ORG.LIBREOFFICE.COLOR(200;0;100);IF([.E48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string" calcext:value-type="string">
            <text:p>gcd_rec.R</text:p>
          </table:table-cell>
          <table:table-cell office:value-type="float" office:value="2.64" calcext:value-type="float">
            <text:p>2.64</text:p>
          </table:table-cell>
          <table:table-cell table:formula="of:=[.A49]/[.C49]" office:value-type="float" office:value="1.06818181818182" calcext:value-type="float">
            <text:p>1.06818181818182</text:p>
          </table:table-cell>
          <table:table-cell/>
          <table:table-cell table:formula="of:=IF([.E49]=1;ORG.LIBREOFFICE.COLOR(57;106;177);IF([.E49]=2;ORG.LIBREOFFICE.COLOR(218;124;48);IF([.E49]=3;ORG.LIBREOFFICE.COLOR(62;150;81);IF([.E49]=4;ORG.LIBREOFFICE.COLOR(204;37;41);IF([.E49]=5;ORG.LIBREOFFICE.COLOR(83;81;84);IF([.E49]=6;ORG.LIBREOFFICE.COLOR(107;76;154);IF([.E49]=7;ORG.LIBREOFFICE.COLOR(171;104;87);IF([.E49]=8;ORG.LIBREOFFICE.COLOR(148;139;61);IF([.E49]=9;ORG.LIBREOFFICE.COLOR(100;0;0);IF([.E49]=10;ORG.LIBREOFFICE.COLOR(200;0;0);IF([.E49]=11;ORG.LIBREOFFICE.COLOR(0;100;0);IF([.E49]=12;ORG.LIBREOFFICE.COLOR(0;200;0);IF([.E49]=13;ORG.LIBREOFFICE.COLOR(0;0;100);IF([.E49]=14;ORG.LIBREOFFICE.COLOR(0;0;200);IF([.E49]=15;ORG.LIBREOFFICE.COLOR(100;200;0);IF([.E49]=16;ORG.LIBREOFFICE.COLOR(0;100;200);IF([.E49]=17;ORG.LIBREOFFICE.COLOR(200;0;100);IF([.E49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string" calcext:value-type="string">
            <text:p>gcd.R</text:p>
          </table:table-cell>
          <table:table-cell office:value-type="float" office:value="2.64" calcext:value-type="float">
            <text:p>2.64</text:p>
          </table:table-cell>
          <table:table-cell table:formula="of:=[.A50]/[.C50]" office:value-type="float" office:value="1.05681818181818" calcext:value-type="float">
            <text:p>1.05681818181818</text:p>
          </table:table-cell>
          <table:table-cell/>
          <table:table-cell table:formula="of:=IF([.E50]=1;ORG.LIBREOFFICE.COLOR(57;106;177);IF([.E50]=2;ORG.LIBREOFFICE.COLOR(218;124;48);IF([.E50]=3;ORG.LIBREOFFICE.COLOR(62;150;81);IF([.E50]=4;ORG.LIBREOFFICE.COLOR(204;37;41);IF([.E50]=5;ORG.LIBREOFFICE.COLOR(83;81;84);IF([.E50]=6;ORG.LIBREOFFICE.COLOR(107;76;154);IF([.E50]=7;ORG.LIBREOFFICE.COLOR(171;104;87);IF([.E50]=8;ORG.LIBREOFFICE.COLOR(148;139;61);IF([.E50]=9;ORG.LIBREOFFICE.COLOR(100;0;0);IF([.E50]=10;ORG.LIBREOFFICE.COLOR(200;0;0);IF([.E50]=11;ORG.LIBREOFFICE.COLOR(0;100;0);IF([.E50]=12;ORG.LIBREOFFICE.COLOR(0;200;0);IF([.E50]=13;ORG.LIBREOFFICE.COLOR(0;0;100);IF([.E50]=14;ORG.LIBREOFFICE.COLOR(0;0;200);IF([.E50]=15;ORG.LIBREOFFICE.COLOR(100;200;0);IF([.E50]=16;ORG.LIBREOFFICE.COLOR(0;100;200);IF([.E50]=17;ORG.LIBREOFFICE.COLOR(200;0;100);IF([.E50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string" calcext:value-type="string">
            <text:p>histogram.R</text:p>
          </table:table-cell>
          <table:table-cell office:value-type="float" office:value="2.53" calcext:value-type="float">
            <text:p>2.53</text:p>
          </table:table-cell>
          <table:table-cell table:formula="of:=[.A51]/[.C51]" office:value-type="float" office:value="0.996047430830039" calcext:value-type="float">
            <text:p>0.996047430830039</text:p>
          </table:table-cell>
          <table:table-cell/>
          <table:table-cell table:formula="of:=IF([.E51]=1;ORG.LIBREOFFICE.COLOR(57;106;177);IF([.E51]=2;ORG.LIBREOFFICE.COLOR(218;124;48);IF([.E51]=3;ORG.LIBREOFFICE.COLOR(62;150;81);IF([.E51]=4;ORG.LIBREOFFICE.COLOR(204;37;41);IF([.E51]=5;ORG.LIBREOFFICE.COLOR(83;81;84);IF([.E51]=6;ORG.LIBREOFFICE.COLOR(107;76;154);IF([.E51]=7;ORG.LIBREOFFICE.COLOR(171;104;87);IF([.E51]=8;ORG.LIBREOFFICE.COLOR(148;139;61);IF([.E51]=9;ORG.LIBREOFFICE.COLOR(100;0;0);IF([.E51]=10;ORG.LIBREOFFICE.COLOR(200;0;0);IF([.E51]=11;ORG.LIBREOFFICE.COLOR(0;100;0);IF([.E51]=12;ORG.LIBREOFFICE.COLOR(0;200;0);IF([.E51]=13;ORG.LIBREOFFICE.COLOR(0;0;100);IF([.E51]=14;ORG.LIBREOFFICE.COLOR(0;0;200);IF([.E51]=15;ORG.LIBREOFFICE.COLOR(100;200;0);IF([.E51]=16;ORG.LIBREOFFICE.COLOR(0;100;200);IF([.E51]=17;ORG.LIBREOFFICE.COLOR(200;0;100);IF([.E51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string" calcext:value-type="string">
            <text:p>IntNAVecAdd-T1.R</text:p>
          </table:table-cell>
          <table:table-cell office:value-type="float" office:value="4.53" calcext:value-type="float">
            <text:p>4.53</text:p>
          </table:table-cell>
          <table:table-cell table:formula="of:=[.A52]/[.C52]" office:value-type="float" office:value="1.07726269315673" calcext:value-type="float">
            <text:p>1.07726269315673</text:p>
          </table:table-cell>
          <table:table-cell/>
          <table:table-cell table:formula="of:=IF([.E52]=1;ORG.LIBREOFFICE.COLOR(57;106;177);IF([.E52]=2;ORG.LIBREOFFICE.COLOR(218;124;48);IF([.E52]=3;ORG.LIBREOFFICE.COLOR(62;150;81);IF([.E52]=4;ORG.LIBREOFFICE.COLOR(204;37;41);IF([.E52]=5;ORG.LIBREOFFICE.COLOR(83;81;84);IF([.E52]=6;ORG.LIBREOFFICE.COLOR(107;76;154);IF([.E52]=7;ORG.LIBREOFFICE.COLOR(171;104;87);IF([.E52]=8;ORG.LIBREOFFICE.COLOR(148;139;61);IF([.E52]=9;ORG.LIBREOFFICE.COLOR(100;0;0);IF([.E52]=10;ORG.LIBREOFFICE.COLOR(200;0;0);IF([.E52]=11;ORG.LIBREOFFICE.COLOR(0;100;0);IF([.E52]=12;ORG.LIBREOFFICE.COLOR(0;200;0);IF([.E52]=13;ORG.LIBREOFFICE.COLOR(0;0;100);IF([.E52]=14;ORG.LIBREOFFICE.COLOR(0;0;200);IF([.E52]=15;ORG.LIBREOFFICE.COLOR(100;200;0);IF([.E52]=16;ORG.LIBREOFFICE.COLOR(0;100;200);IF([.E52]=17;ORG.LIBREOFFICE.COLOR(200;0;100);IF([.E52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string" calcext:value-type="string">
            <text:p>IntNAVecAdd-T2.R</text:p>
          </table:table-cell>
          <table:table-cell office:value-type="float" office:value="6.37" calcext:value-type="float">
            <text:p>6.37</text:p>
          </table:table-cell>
          <table:table-cell table:formula="of:=[.A53]/[.C53]" office:value-type="float" office:value="1.04552590266876" calcext:value-type="float">
            <text:p>1.04552590266876</text:p>
          </table:table-cell>
          <table:table-cell/>
          <table:table-cell table:formula="of:=IF([.E53]=1;ORG.LIBREOFFICE.COLOR(57;106;177);IF([.E53]=2;ORG.LIBREOFFICE.COLOR(218;124;48);IF([.E53]=3;ORG.LIBREOFFICE.COLOR(62;150;81);IF([.E53]=4;ORG.LIBREOFFICE.COLOR(204;37;41);IF([.E53]=5;ORG.LIBREOFFICE.COLOR(83;81;84);IF([.E53]=6;ORG.LIBREOFFICE.COLOR(107;76;154);IF([.E53]=7;ORG.LIBREOFFICE.COLOR(171;104;87);IF([.E53]=8;ORG.LIBREOFFICE.COLOR(148;139;61);IF([.E53]=9;ORG.LIBREOFFICE.COLOR(100;0;0);IF([.E53]=10;ORG.LIBREOFFICE.COLOR(200;0;0);IF([.E53]=11;ORG.LIBREOFFICE.COLOR(0;100;0);IF([.E53]=12;ORG.LIBREOFFICE.COLOR(0;200;0);IF([.E53]=13;ORG.LIBREOFFICE.COLOR(0;0;100);IF([.E53]=14;ORG.LIBREOFFICE.COLOR(0;0;200);IF([.E53]=15;ORG.LIBREOFFICE.COLOR(100;200;0);IF([.E53]=16;ORG.LIBREOFFICE.COLOR(0;100;200);IF([.E53]=17;ORG.LIBREOFFICE.COLOR(200;0;100);IF([.E53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string" calcext:value-type="string">
            <text:p>IntVecAdd-T1.R</text:p>
          </table:table-cell>
          <table:table-cell office:value-type="float" office:value="3.49" calcext:value-type="float">
            <text:p>3.49</text:p>
          </table:table-cell>
          <table:table-cell table:formula="of:=[.A54]/[.C54]" office:value-type="float" office:value="1.0487106017192" calcext:value-type="float">
            <text:p>1.0487106017192</text:p>
          </table:table-cell>
          <table:table-cell/>
          <table:table-cell table:formula="of:=IF([.E54]=1;ORG.LIBREOFFICE.COLOR(57;106;177);IF([.E54]=2;ORG.LIBREOFFICE.COLOR(218;124;48);IF([.E54]=3;ORG.LIBREOFFICE.COLOR(62;150;81);IF([.E54]=4;ORG.LIBREOFFICE.COLOR(204;37;41);IF([.E54]=5;ORG.LIBREOFFICE.COLOR(83;81;84);IF([.E54]=6;ORG.LIBREOFFICE.COLOR(107;76;154);IF([.E54]=7;ORG.LIBREOFFICE.COLOR(171;104;87);IF([.E54]=8;ORG.LIBREOFFICE.COLOR(148;139;61);IF([.E54]=9;ORG.LIBREOFFICE.COLOR(100;0;0);IF([.E54]=10;ORG.LIBREOFFICE.COLOR(200;0;0);IF([.E54]=11;ORG.LIBREOFFICE.COLOR(0;100;0);IF([.E54]=12;ORG.LIBREOFFICE.COLOR(0;200;0);IF([.E54]=13;ORG.LIBREOFFICE.COLOR(0;0;100);IF([.E54]=14;ORG.LIBREOFFICE.COLOR(0;0;200);IF([.E54]=15;ORG.LIBREOFFICE.COLOR(100;200;0);IF([.E54]=16;ORG.LIBREOFFICE.COLOR(0;100;200);IF([.E54]=17;ORG.LIBREOFFICE.COLOR(200;0;100);IF([.E54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string" calcext:value-type="string">
            <text:p>IntVecAdd-T2.R</text:p>
          </table:table-cell>
          <table:table-cell office:value-type="float" office:value="5.85" calcext:value-type="float">
            <text:p>5.85</text:p>
          </table:table-cell>
          <table:table-cell table:formula="of:=[.A55]/[.C55]" office:value-type="float" office:value="1.07521367521368" calcext:value-type="float">
            <text:p>1.07521367521368</text:p>
          </table:table-cell>
          <table:table-cell/>
          <table:table-cell table:formula="of:=IF([.E55]=1;ORG.LIBREOFFICE.COLOR(57;106;177);IF([.E55]=2;ORG.LIBREOFFICE.COLOR(218;124;48);IF([.E55]=3;ORG.LIBREOFFICE.COLOR(62;150;81);IF([.E55]=4;ORG.LIBREOFFICE.COLOR(204;37;41);IF([.E55]=5;ORG.LIBREOFFICE.COLOR(83;81;84);IF([.E55]=6;ORG.LIBREOFFICE.COLOR(107;76;154);IF([.E55]=7;ORG.LIBREOFFICE.COLOR(171;104;87);IF([.E55]=8;ORG.LIBREOFFICE.COLOR(148;139;61);IF([.E55]=9;ORG.LIBREOFFICE.COLOR(100;0;0);IF([.E55]=10;ORG.LIBREOFFICE.COLOR(200;0;0);IF([.E55]=11;ORG.LIBREOFFICE.COLOR(0;100;0);IF([.E55]=12;ORG.LIBREOFFICE.COLOR(0;200;0);IF([.E55]=13;ORG.LIBREOFFICE.COLOR(0;0;100);IF([.E55]=14;ORG.LIBREOFFICE.COLOR(0;0;200);IF([.E55]=15;ORG.LIBREOFFICE.COLOR(100;200;0);IF([.E55]=16;ORG.LIBREOFFICE.COLOR(0;100;200);IF([.E55]=17;ORG.LIBREOFFICE.COLOR(200;0;100);IF([.E55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string" calcext:value-type="string">
            <text:p>k-means-1D.R</text:p>
          </table:table-cell>
          <table:table-cell office:value-type="float" office:value="1.94" calcext:value-type="float">
            <text:p>1.94</text:p>
          </table:table-cell>
          <table:table-cell table:formula="of:=[.A56]/[.C56]" office:value-type="float" office:value="0.994845360824742" calcext:value-type="float">
            <text:p>0.994845360824742</text:p>
          </table:table-cell>
          <table:table-cell/>
          <table:table-cell table:formula="of:=IF([.E56]=1;ORG.LIBREOFFICE.COLOR(57;106;177);IF([.E56]=2;ORG.LIBREOFFICE.COLOR(218;124;48);IF([.E56]=3;ORG.LIBREOFFICE.COLOR(62;150;81);IF([.E56]=4;ORG.LIBREOFFICE.COLOR(204;37;41);IF([.E56]=5;ORG.LIBREOFFICE.COLOR(83;81;84);IF([.E56]=6;ORG.LIBREOFFICE.COLOR(107;76;154);IF([.E56]=7;ORG.LIBREOFFICE.COLOR(171;104;87);IF([.E56]=8;ORG.LIBREOFFICE.COLOR(148;139;61);IF([.E56]=9;ORG.LIBREOFFICE.COLOR(100;0;0);IF([.E56]=10;ORG.LIBREOFFICE.COLOR(200;0;0);IF([.E56]=11;ORG.LIBREOFFICE.COLOR(0;100;0);IF([.E56]=12;ORG.LIBREOFFICE.COLOR(0;200;0);IF([.E56]=13;ORG.LIBREOFFICE.COLOR(0;0;100);IF([.E56]=14;ORG.LIBREOFFICE.COLOR(0;0;200);IF([.E56]=15;ORG.LIBREOFFICE.COLOR(100;200;0);IF([.E56]=16;ORG.LIBREOFFICE.COLOR(0;100;200);IF([.E56]=17;ORG.LIBREOFFICE.COLOR(200;0;100);IF([.E56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string" calcext:value-type="string">
            <text:p>k-means.R</text:p>
          </table:table-cell>
          <table:table-cell office:value-type="float" office:value="1.29" calcext:value-type="float">
            <text:p>1.29</text:p>
          </table:table-cell>
          <table:table-cell table:formula="of:=[.A57]/[.C57]" office:value-type="float" office:value="1.04651162790698" calcext:value-type="float">
            <text:p>1.04651162790698</text:p>
          </table:table-cell>
          <table:table-cell/>
          <table:table-cell table:formula="of:=IF([.E57]=1;ORG.LIBREOFFICE.COLOR(57;106;177);IF([.E57]=2;ORG.LIBREOFFICE.COLOR(218;124;48);IF([.E57]=3;ORG.LIBREOFFICE.COLOR(62;150;81);IF([.E57]=4;ORG.LIBREOFFICE.COLOR(204;37;41);IF([.E57]=5;ORG.LIBREOFFICE.COLOR(83;81;84);IF([.E57]=6;ORG.LIBREOFFICE.COLOR(107;76;154);IF([.E57]=7;ORG.LIBREOFFICE.COLOR(171;104;87);IF([.E57]=8;ORG.LIBREOFFICE.COLOR(148;139;61);IF([.E57]=9;ORG.LIBREOFFICE.COLOR(100;0;0);IF([.E57]=10;ORG.LIBREOFFICE.COLOR(200;0;0);IF([.E57]=11;ORG.LIBREOFFICE.COLOR(0;100;0);IF([.E57]=12;ORG.LIBREOFFICE.COLOR(0;200;0);IF([.E57]=13;ORG.LIBREOFFICE.COLOR(0;0;100);IF([.E57]=14;ORG.LIBREOFFICE.COLOR(0;0;200);IF([.E57]=15;ORG.LIBREOFFICE.COLOR(100;200;0);IF([.E57]=16;ORG.LIBREOFFICE.COLOR(0;100;200);IF([.E57]=17;ORG.LIBREOFFICE.COLOR(200;0;100);IF([.E57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string" calcext:value-type="string">
            <text:p>k-NN_lapply.R</text:p>
          </table:table-cell>
          <table:table-cell office:value-type="float" office:value="3.91" calcext:value-type="float">
            <text:p>3.91</text:p>
          </table:table-cell>
          <table:table-cell table:formula="of:=[.A58]/[.C58]" office:value-type="float" office:value="1.00511508951407" calcext:value-type="float">
            <text:p>1.00511508951407</text:p>
          </table:table-cell>
          <table:table-cell/>
          <table:table-cell table:formula="of:=IF([.E58]=1;ORG.LIBREOFFICE.COLOR(57;106;177);IF([.E58]=2;ORG.LIBREOFFICE.COLOR(218;124;48);IF([.E58]=3;ORG.LIBREOFFICE.COLOR(62;150;81);IF([.E58]=4;ORG.LIBREOFFICE.COLOR(204;37;41);IF([.E58]=5;ORG.LIBREOFFICE.COLOR(83;81;84);IF([.E58]=6;ORG.LIBREOFFICE.COLOR(107;76;154);IF([.E58]=7;ORG.LIBREOFFICE.COLOR(171;104;87);IF([.E58]=8;ORG.LIBREOFFICE.COLOR(148;139;61);IF([.E58]=9;ORG.LIBREOFFICE.COLOR(100;0;0);IF([.E58]=10;ORG.LIBREOFFICE.COLOR(200;0;0);IF([.E58]=11;ORG.LIBREOFFICE.COLOR(0;100;0);IF([.E58]=12;ORG.LIBREOFFICE.COLOR(0;200;0);IF([.E58]=13;ORG.LIBREOFFICE.COLOR(0;0;100);IF([.E58]=14;ORG.LIBREOFFICE.COLOR(0;0;200);IF([.E58]=15;ORG.LIBREOFFICE.COLOR(100;200;0);IF([.E58]=16;ORG.LIBREOFFICE.COLOR(0;100;200);IF([.E58]=17;ORG.LIBREOFFICE.COLOR(200;0;100);IF([.E58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string" calcext:value-type="string">
            <text:p>k-NN.R</text:p>
          </table:table-cell>
          <table:table-cell office:value-type="float" office:value="3.49" calcext:value-type="float">
            <text:p>3.49</text:p>
          </table:table-cell>
          <table:table-cell table:formula="of:=[.A59]/[.C59]" office:value-type="float" office:value="1.00573065902579" calcext:value-type="float">
            <text:p>1.00573065902579</text:p>
          </table:table-cell>
          <table:table-cell/>
          <table:table-cell table:formula="of:=IF([.E59]=1;ORG.LIBREOFFICE.COLOR(57;106;177);IF([.E59]=2;ORG.LIBREOFFICE.COLOR(218;124;48);IF([.E59]=3;ORG.LIBREOFFICE.COLOR(62;150;81);IF([.E59]=4;ORG.LIBREOFFICE.COLOR(204;37;41);IF([.E59]=5;ORG.LIBREOFFICE.COLOR(83;81;84);IF([.E59]=6;ORG.LIBREOFFICE.COLOR(107;76;154);IF([.E59]=7;ORG.LIBREOFFICE.COLOR(171;104;87);IF([.E59]=8;ORG.LIBREOFFICE.COLOR(148;139;61);IF([.E59]=9;ORG.LIBREOFFICE.COLOR(100;0;0);IF([.E59]=10;ORG.LIBREOFFICE.COLOR(200;0;0);IF([.E59]=11;ORG.LIBREOFFICE.COLOR(0;100;0);IF([.E59]=12;ORG.LIBREOFFICE.COLOR(0;200;0);IF([.E59]=13;ORG.LIBREOFFICE.COLOR(0;0;100);IF([.E59]=14;ORG.LIBREOFFICE.COLOR(0;0;200);IF([.E59]=15;ORG.LIBREOFFICE.COLOR(100;200;0);IF([.E59]=16;ORG.LIBREOFFICE.COLOR(0;100;200);IF([.E59]=17;ORG.LIBREOFFICE.COLOR(200;0;100);IF([.E59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string" calcext:value-type="string">
            <text:p>LR_lms_lapply.R</text:p>
          </table:table-cell>
          <table:table-cell office:value-type="float" office:value="2.38" calcext:value-type="float">
            <text:p>2.38</text:p>
          </table:table-cell>
          <table:table-cell table:formula="of:=[.A60]/[.C60]" office:value-type="float" office:value="1.00420168067227" calcext:value-type="float">
            <text:p>1.00420168067227</text:p>
          </table:table-cell>
          <table:table-cell/>
          <table:table-cell table:formula="of:=IF([.E60]=1;ORG.LIBREOFFICE.COLOR(57;106;177);IF([.E60]=2;ORG.LIBREOFFICE.COLOR(218;124;48);IF([.E60]=3;ORG.LIBREOFFICE.COLOR(62;150;81);IF([.E60]=4;ORG.LIBREOFFICE.COLOR(204;37;41);IF([.E60]=5;ORG.LIBREOFFICE.COLOR(83;81;84);IF([.E60]=6;ORG.LIBREOFFICE.COLOR(107;76;154);IF([.E60]=7;ORG.LIBREOFFICE.COLOR(171;104;87);IF([.E60]=8;ORG.LIBREOFFICE.COLOR(148;139;61);IF([.E60]=9;ORG.LIBREOFFICE.COLOR(100;0;0);IF([.E60]=10;ORG.LIBREOFFICE.COLOR(200;0;0);IF([.E60]=11;ORG.LIBREOFFICE.COLOR(0;100;0);IF([.E60]=12;ORG.LIBREOFFICE.COLOR(0;200;0);IF([.E60]=13;ORG.LIBREOFFICE.COLOR(0;0;100);IF([.E60]=14;ORG.LIBREOFFICE.COLOR(0;0;200);IF([.E60]=15;ORG.LIBREOFFICE.COLOR(100;200;0);IF([.E60]=16;ORG.LIBREOFFICE.COLOR(0;100;200);IF([.E60]=17;ORG.LIBREOFFICE.COLOR(200;0;100);IF([.E60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string" calcext:value-type="string">
            <text:p>mandelbrot-native-ascii.R</text:p>
          </table:table-cell>
          <table:table-cell office:value-type="float" office:value="2.26" calcext:value-type="float">
            <text:p>2.26</text:p>
          </table:table-cell>
          <table:table-cell table:formula="of:=[.A61]/[.C61]" office:value-type="float" office:value="1.00442477876106" calcext:value-type="float">
            <text:p>1.00442477876106</text:p>
          </table:table-cell>
          <table:table-cell/>
          <table:table-cell table:formula="of:=IF([.E61]=1;ORG.LIBREOFFICE.COLOR(57;106;177);IF([.E61]=2;ORG.LIBREOFFICE.COLOR(218;124;48);IF([.E61]=3;ORG.LIBREOFFICE.COLOR(62;150;81);IF([.E61]=4;ORG.LIBREOFFICE.COLOR(204;37;41);IF([.E61]=5;ORG.LIBREOFFICE.COLOR(83;81;84);IF([.E61]=6;ORG.LIBREOFFICE.COLOR(107;76;154);IF([.E61]=7;ORG.LIBREOFFICE.COLOR(171;104;87);IF([.E61]=8;ORG.LIBREOFFICE.COLOR(148;139;61);IF([.E61]=9;ORG.LIBREOFFICE.COLOR(100;0;0);IF([.E61]=10;ORG.LIBREOFFICE.COLOR(200;0;0);IF([.E61]=11;ORG.LIBREOFFICE.COLOR(0;100;0);IF([.E61]=12;ORG.LIBREOFFICE.COLOR(0;200;0);IF([.E61]=13;ORG.LIBREOFFICE.COLOR(0;0;100);IF([.E61]=14;ORG.LIBREOFFICE.COLOR(0;0;200);IF([.E61]=15;ORG.LIBREOFFICE.COLOR(100;200;0);IF([.E61]=16;ORG.LIBREOFFICE.COLOR(0;100;200);IF([.E61]=17;ORG.LIBREOFFICE.COLOR(200;0;100);IF([.E61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string" calcext:value-type="string">
            <text:p>mandelbrot-noout-native.R</text:p>
          </table:table-cell>
          <table:table-cell office:value-type="float" office:value="4.04" calcext:value-type="float">
            <text:p>4.04</text:p>
          </table:table-cell>
          <table:table-cell table:formula="of:=[.A62]/[.C62]" office:value-type="float" office:value="0.943069306930693" calcext:value-type="float">
            <text:p>0.943069306930693</text:p>
          </table:table-cell>
          <table:table-cell/>
          <table:table-cell table:formula="of:=IF([.E62]=1;ORG.LIBREOFFICE.COLOR(57;106;177);IF([.E62]=2;ORG.LIBREOFFICE.COLOR(218;124;48);IF([.E62]=3;ORG.LIBREOFFICE.COLOR(62;150;81);IF([.E62]=4;ORG.LIBREOFFICE.COLOR(204;37;41);IF([.E62]=5;ORG.LIBREOFFICE.COLOR(83;81;84);IF([.E62]=6;ORG.LIBREOFFICE.COLOR(107;76;154);IF([.E62]=7;ORG.LIBREOFFICE.COLOR(171;104;87);IF([.E62]=8;ORG.LIBREOFFICE.COLOR(148;139;61);IF([.E62]=9;ORG.LIBREOFFICE.COLOR(100;0;0);IF([.E62]=10;ORG.LIBREOFFICE.COLOR(200;0;0);IF([.E62]=11;ORG.LIBREOFFICE.COLOR(0;100;0);IF([.E62]=12;ORG.LIBREOFFICE.COLOR(0;200;0);IF([.E62]=13;ORG.LIBREOFFICE.COLOR(0;0;100);IF([.E62]=14;ORG.LIBREOFFICE.COLOR(0;0;200);IF([.E62]=15;ORG.LIBREOFFICE.COLOR(100;200;0);IF([.E62]=16;ORG.LIBREOFFICE.COLOR(0;100;200);IF([.E62]=17;ORG.LIBREOFFICE.COLOR(200;0;100);IF([.E62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string" calcext:value-type="string">
            <text:p>mandelbrot.R</text:p>
          </table:table-cell>
          <table:table-cell office:value-type="float" office:value="2.36" calcext:value-type="float">
            <text:p>2.36</text:p>
          </table:table-cell>
          <table:table-cell table:formula="of:=[.A63]/[.C63]" office:value-type="float" office:value="1" calcext:value-type="float">
            <text:p>1</text:p>
          </table:table-cell>
          <table:table-cell/>
          <table:table-cell table:formula="of:=IF([.E63]=1;ORG.LIBREOFFICE.COLOR(57;106;177);IF([.E63]=2;ORG.LIBREOFFICE.COLOR(218;124;48);IF([.E63]=3;ORG.LIBREOFFICE.COLOR(62;150;81);IF([.E63]=4;ORG.LIBREOFFICE.COLOR(204;37;41);IF([.E63]=5;ORG.LIBREOFFICE.COLOR(83;81;84);IF([.E63]=6;ORG.LIBREOFFICE.COLOR(107;76;154);IF([.E63]=7;ORG.LIBREOFFICE.COLOR(171;104;87);IF([.E63]=8;ORG.LIBREOFFICE.COLOR(148;139;61);IF([.E63]=9;ORG.LIBREOFFICE.COLOR(100;0;0);IF([.E63]=10;ORG.LIBREOFFICE.COLOR(200;0;0);IF([.E63]=11;ORG.LIBREOFFICE.COLOR(0;100;0);IF([.E63]=12;ORG.LIBREOFFICE.COLOR(0;200;0);IF([.E63]=13;ORG.LIBREOFFICE.COLOR(0;0;100);IF([.E63]=14;ORG.LIBREOFFICE.COLOR(0;0;200);IF([.E63]=15;ORG.LIBREOFFICE.COLOR(100;200;0);IF([.E63]=16;ORG.LIBREOFFICE.COLOR(0;100;200);IF([.E63]=17;ORG.LIBREOFFICE.COLOR(200;0;100);IF([.E63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meteor-contest.R</text:p>
          </table:table-cell>
          <table:table-cell office:value-type="float" office:value="3.59" calcext:value-type="float">
            <text:p>3.59</text:p>
          </table:table-cell>
          <table:table-cell table:formula="of:=[.A64]/[.C64]" office:value-type="float" office:value="1.00278551532033" calcext:value-type="float">
            <text:p>1.00278551532033</text:p>
          </table:table-cell>
          <table:table-cell/>
          <table:table-cell table:formula="of:=IF([.E64]=1;ORG.LIBREOFFICE.COLOR(57;106;177);IF([.E64]=2;ORG.LIBREOFFICE.COLOR(218;124;48);IF([.E64]=3;ORG.LIBREOFFICE.COLOR(62;150;81);IF([.E64]=4;ORG.LIBREOFFICE.COLOR(204;37;41);IF([.E64]=5;ORG.LIBREOFFICE.COLOR(83;81;84);IF([.E64]=6;ORG.LIBREOFFICE.COLOR(107;76;154);IF([.E64]=7;ORG.LIBREOFFICE.COLOR(171;104;87);IF([.E64]=8;ORG.LIBREOFFICE.COLOR(148;139;61);IF([.E64]=9;ORG.LIBREOFFICE.COLOR(100;0;0);IF([.E64]=10;ORG.LIBREOFFICE.COLOR(200;0;0);IF([.E64]=11;ORG.LIBREOFFICE.COLOR(0;100;0);IF([.E64]=12;ORG.LIBREOFFICE.COLOR(0;200;0);IF([.E64]=13;ORG.LIBREOFFICE.COLOR(0;0;100);IF([.E64]=14;ORG.LIBREOFFICE.COLOR(0;0;200);IF([.E64]=15;ORG.LIBREOFFICE.COLOR(100;200;0);IF([.E64]=16;ORG.LIBREOFFICE.COLOR(0;100;200);IF([.E64]=17;ORG.LIBREOFFICE.COLOR(200;0;100);IF([.E64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string" calcext:value-type="string">
            <text:p>MMM-T1.R</text:p>
          </table:table-cell>
          <table:table-cell office:value-type="float" office:value="4.58" calcext:value-type="float">
            <text:p>4.58</text:p>
          </table:table-cell>
          <table:table-cell table:formula="of:=[.A65]/[.C65]" office:value-type="float" office:value="1.08078602620087" calcext:value-type="float">
            <text:p>1.08078602620087</text:p>
          </table:table-cell>
          <table:table-cell/>
          <table:table-cell table:formula="of:=IF([.E65]=1;ORG.LIBREOFFICE.COLOR(57;106;177);IF([.E65]=2;ORG.LIBREOFFICE.COLOR(218;124;48);IF([.E65]=3;ORG.LIBREOFFICE.COLOR(62;150;81);IF([.E65]=4;ORG.LIBREOFFICE.COLOR(204;37;41);IF([.E65]=5;ORG.LIBREOFFICE.COLOR(83;81;84);IF([.E65]=6;ORG.LIBREOFFICE.COLOR(107;76;154);IF([.E65]=7;ORG.LIBREOFFICE.COLOR(171;104;87);IF([.E65]=8;ORG.LIBREOFFICE.COLOR(148;139;61);IF([.E65]=9;ORG.LIBREOFFICE.COLOR(100;0;0);IF([.E65]=10;ORG.LIBREOFFICE.COLOR(200;0;0);IF([.E65]=11;ORG.LIBREOFFICE.COLOR(0;100;0);IF([.E65]=12;ORG.LIBREOFFICE.COLOR(0;200;0);IF([.E65]=13;ORG.LIBREOFFICE.COLOR(0;0;100);IF([.E65]=14;ORG.LIBREOFFICE.COLOR(0;0;200);IF([.E65]=15;ORG.LIBREOFFICE.COLOR(100;200;0);IF([.E65]=16;ORG.LIBREOFFICE.COLOR(0;100;200);IF([.E65]=17;ORG.LIBREOFFICE.COLOR(200;0;100);IF([.E65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string" calcext:value-type="string">
            <text:p>MMM-T3.R</text:p>
          </table:table-cell>
          <table:table-cell office:value-type="float" office:value="5.35" calcext:value-type="float">
            <text:p>5.35</text:p>
          </table:table-cell>
          <table:table-cell table:formula="of:=[.A66]/[.C66]" office:value-type="float" office:value="1.01869158878505" calcext:value-type="float">
            <text:p>1.01869158878505</text:p>
          </table:table-cell>
          <table:table-cell/>
          <table:table-cell table:formula="of:=IF([.E66]=1;ORG.LIBREOFFICE.COLOR(57;106;177);IF([.E66]=2;ORG.LIBREOFFICE.COLOR(218;124;48);IF([.E66]=3;ORG.LIBREOFFICE.COLOR(62;150;81);IF([.E66]=4;ORG.LIBREOFFICE.COLOR(204;37;41);IF([.E66]=5;ORG.LIBREOFFICE.COLOR(83;81;84);IF([.E66]=6;ORG.LIBREOFFICE.COLOR(107;76;154);IF([.E66]=7;ORG.LIBREOFFICE.COLOR(171;104;87);IF([.E66]=8;ORG.LIBREOFFICE.COLOR(148;139;61);IF([.E66]=9;ORG.LIBREOFFICE.COLOR(100;0;0);IF([.E66]=10;ORG.LIBREOFFICE.COLOR(200;0;0);IF([.E66]=11;ORG.LIBREOFFICE.COLOR(0;100;0);IF([.E66]=12;ORG.LIBREOFFICE.COLOR(0;200;0);IF([.E66]=13;ORG.LIBREOFFICE.COLOR(0;0;100);IF([.E66]=14;ORG.LIBREOFFICE.COLOR(0;0;200);IF([.E66]=15;ORG.LIBREOFFICE.COLOR(100;200;0);IF([.E66]=16;ORG.LIBREOFFICE.COLOR(0;100;200);IF([.E66]=17;ORG.LIBREOFFICE.COLOR(200;0;100);IF([.E66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body-1.R</text:p>
          </table:table-cell>
          <table:table-cell office:value-type="float" office:value="3.02" calcext:value-type="float">
            <text:p>3.02</text:p>
          </table:table-cell>
          <table:table-cell table:formula="of:=[.A67]/[.C67]" office:value-type="float" office:value="0.993377483443708" calcext:value-type="float">
            <text:p>0.993377483443708</text:p>
          </table:table-cell>
          <table:table-cell/>
          <table:table-cell table:formula="of:=IF([.E67]=1;ORG.LIBREOFFICE.COLOR(57;106;177);IF([.E67]=2;ORG.LIBREOFFICE.COLOR(218;124;48);IF([.E67]=3;ORG.LIBREOFFICE.COLOR(62;150;81);IF([.E67]=4;ORG.LIBREOFFICE.COLOR(204;37;41);IF([.E67]=5;ORG.LIBREOFFICE.COLOR(83;81;84);IF([.E67]=6;ORG.LIBREOFFICE.COLOR(107;76;154);IF([.E67]=7;ORG.LIBREOFFICE.COLOR(171;104;87);IF([.E67]=8;ORG.LIBREOFFICE.COLOR(148;139;61);IF([.E67]=9;ORG.LIBREOFFICE.COLOR(100;0;0);IF([.E67]=10;ORG.LIBREOFFICE.COLOR(200;0;0);IF([.E67]=11;ORG.LIBREOFFICE.COLOR(0;100;0);IF([.E67]=12;ORG.LIBREOFFICE.COLOR(0;200;0);IF([.E67]=13;ORG.LIBREOFFICE.COLOR(0;0;100);IF([.E67]=14;ORG.LIBREOFFICE.COLOR(0;0;200);IF([.E67]=15;ORG.LIBREOFFICE.COLOR(100;200;0);IF([.E67]=16;ORG.LIBREOFFICE.COLOR(0;100;200);IF([.E67]=17;ORG.LIBREOFFICE.COLOR(200;0;100);IF([.E67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string" calcext:value-type="string">
            <text:p>nbody-2.R</text:p>
          </table:table-cell>
          <table:table-cell office:value-type="float" office:value="2.98" calcext:value-type="float">
            <text:p>2.98</text:p>
          </table:table-cell>
          <table:table-cell table:formula="of:=[.A68]/[.C68]" office:value-type="float" office:value="1" calcext:value-type="float">
            <text:p>1</text:p>
          </table:table-cell>
          <table:table-cell/>
          <table:table-cell table:formula="of:=IF([.E68]=1;ORG.LIBREOFFICE.COLOR(57;106;177);IF([.E68]=2;ORG.LIBREOFFICE.COLOR(218;124;48);IF([.E68]=3;ORG.LIBREOFFICE.COLOR(62;150;81);IF([.E68]=4;ORG.LIBREOFFICE.COLOR(204;37;41);IF([.E68]=5;ORG.LIBREOFFICE.COLOR(83;81;84);IF([.E68]=6;ORG.LIBREOFFICE.COLOR(107;76;154);IF([.E68]=7;ORG.LIBREOFFICE.COLOR(171;104;87);IF([.E68]=8;ORG.LIBREOFFICE.COLOR(148;139;61);IF([.E68]=9;ORG.LIBREOFFICE.COLOR(100;0;0);IF([.E68]=10;ORG.LIBREOFFICE.COLOR(200;0;0);IF([.E68]=11;ORG.LIBREOFFICE.COLOR(0;100;0);IF([.E68]=12;ORG.LIBREOFFICE.COLOR(0;200;0);IF([.E68]=13;ORG.LIBREOFFICE.COLOR(0;0;100);IF([.E68]=14;ORG.LIBREOFFICE.COLOR(0;0;200);IF([.E68]=15;ORG.LIBREOFFICE.COLOR(100;200;0);IF([.E68]=16;ORG.LIBREOFFICE.COLOR(0;100;200);IF([.E68]=17;ORG.LIBREOFFICE.COLOR(200;0;100);IF([.E68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string" calcext:value-type="string">
            <text:p>nbody-3.R</text:p>
          </table:table-cell>
          <table:table-cell office:value-type="float" office:value="2.97" calcext:value-type="float">
            <text:p>2.97</text:p>
          </table:table-cell>
          <table:table-cell table:formula="of:=[.A69]/[.C69]" office:value-type="float" office:value="0.993265993265993" calcext:value-type="float">
            <text:p>0.993265993265993</text:p>
          </table:table-cell>
          <table:table-cell/>
          <table:table-cell table:formula="of:=IF([.E69]=1;ORG.LIBREOFFICE.COLOR(57;106;177);IF([.E69]=2;ORG.LIBREOFFICE.COLOR(218;124;48);IF([.E69]=3;ORG.LIBREOFFICE.COLOR(62;150;81);IF([.E69]=4;ORG.LIBREOFFICE.COLOR(204;37;41);IF([.E69]=5;ORG.LIBREOFFICE.COLOR(83;81;84);IF([.E69]=6;ORG.LIBREOFFICE.COLOR(107;76;154);IF([.E69]=7;ORG.LIBREOFFICE.COLOR(171;104;87);IF([.E69]=8;ORG.LIBREOFFICE.COLOR(148;139;61);IF([.E69]=9;ORG.LIBREOFFICE.COLOR(100;0;0);IF([.E69]=10;ORG.LIBREOFFICE.COLOR(200;0;0);IF([.E69]=11;ORG.LIBREOFFICE.COLOR(0;100;0);IF([.E69]=12;ORG.LIBREOFFICE.COLOR(0;200;0);IF([.E69]=13;ORG.LIBREOFFICE.COLOR(0;0;100);IF([.E69]=14;ORG.LIBREOFFICE.COLOR(0;0;200);IF([.E69]=15;ORG.LIBREOFFICE.COLOR(100;200;0);IF([.E69]=16;ORG.LIBREOFFICE.COLOR(0;100;200);IF([.E69]=17;ORG.LIBREOFFICE.COLOR(200;0;100);IF([.E69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string" calcext:value-type="string">
            <text:p>nbody-native.R</text:p>
          </table:table-cell>
          <table:table-cell office:value-type="float" office:value="1.83" calcext:value-type="float">
            <text:p>1.83</text:p>
          </table:table-cell>
          <table:table-cell table:formula="of:=[.A70]/[.C70]" office:value-type="float" office:value="1" calcext:value-type="float">
            <text:p>1</text:p>
          </table:table-cell>
          <table:table-cell/>
          <table:table-cell table:formula="of:=IF([.E70]=1;ORG.LIBREOFFICE.COLOR(57;106;177);IF([.E70]=2;ORG.LIBREOFFICE.COLOR(218;124;48);IF([.E70]=3;ORG.LIBREOFFICE.COLOR(62;150;81);IF([.E70]=4;ORG.LIBREOFFICE.COLOR(204;37;41);IF([.E70]=5;ORG.LIBREOFFICE.COLOR(83;81;84);IF([.E70]=6;ORG.LIBREOFFICE.COLOR(107;76;154);IF([.E70]=7;ORG.LIBREOFFICE.COLOR(171;104;87);IF([.E70]=8;ORG.LIBREOFFICE.COLOR(148;139;61);IF([.E70]=9;ORG.LIBREOFFICE.COLOR(100;0;0);IF([.E70]=10;ORG.LIBREOFFICE.COLOR(200;0;0);IF([.E70]=11;ORG.LIBREOFFICE.COLOR(0;100;0);IF([.E70]=12;ORG.LIBREOFFICE.COLOR(0;200;0);IF([.E70]=13;ORG.LIBREOFFICE.COLOR(0;0;100);IF([.E70]=14;ORG.LIBREOFFICE.COLOR(0;0;200);IF([.E70]=15;ORG.LIBREOFFICE.COLOR(100;200;0);IF([.E70]=16;ORG.LIBREOFFICE.COLOR(0;100;200);IF([.E70]=17;ORG.LIBREOFFICE.COLOR(200;0;100);IF([.E70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string" calcext:value-type="string">
            <text:p>nbody-native.R</text:p>
          </table:table-cell>
          <table:table-cell office:value-type="float" office:value="3.38" calcext:value-type="float">
            <text:p>3.38</text:p>
          </table:table-cell>
          <table:table-cell table:formula="of:=[.A71]/[.C71]" office:value-type="float" office:value="1.03846153846154" calcext:value-type="float">
            <text:p>1.03846153846154</text:p>
          </table:table-cell>
          <table:table-cell/>
          <table:table-cell table:formula="of:=IF([.E71]=1;ORG.LIBREOFFICE.COLOR(57;106;177);IF([.E71]=2;ORG.LIBREOFFICE.COLOR(218;124;48);IF([.E71]=3;ORG.LIBREOFFICE.COLOR(62;150;81);IF([.E71]=4;ORG.LIBREOFFICE.COLOR(204;37;41);IF([.E71]=5;ORG.LIBREOFFICE.COLOR(83;81;84);IF([.E71]=6;ORG.LIBREOFFICE.COLOR(107;76;154);IF([.E71]=7;ORG.LIBREOFFICE.COLOR(171;104;87);IF([.E71]=8;ORG.LIBREOFFICE.COLOR(148;139;61);IF([.E71]=9;ORG.LIBREOFFICE.COLOR(100;0;0);IF([.E71]=10;ORG.LIBREOFFICE.COLOR(200;0;0);IF([.E71]=11;ORG.LIBREOFFICE.COLOR(0;100;0);IF([.E71]=12;ORG.LIBREOFFICE.COLOR(0;200;0);IF([.E71]=13;ORG.LIBREOFFICE.COLOR(0;0;100);IF([.E71]=14;ORG.LIBREOFFICE.COLOR(0;0;200);IF([.E71]=15;ORG.LIBREOFFICE.COLOR(100;200;0);IF([.E71]=16;ORG.LIBREOFFICE.COLOR(0;100;200);IF([.E71]=17;ORG.LIBREOFFICE.COLOR(200;0;100);IF([.E71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string" calcext:value-type="string">
            <text:p>nbody-native2.R</text:p>
          </table:table-cell>
          <table:table-cell office:value-type="float" office:value="3.45" calcext:value-type="float">
            <text:p>3.45</text:p>
          </table:table-cell>
          <table:table-cell table:formula="of:=[.A72]/[.C72]" office:value-type="float" office:value="0.994202898550725" calcext:value-type="float">
            <text:p>0.994202898550725</text:p>
          </table:table-cell>
          <table:table-cell/>
          <table:table-cell table:formula="of:=IF([.E72]=1;ORG.LIBREOFFICE.COLOR(57;106;177);IF([.E72]=2;ORG.LIBREOFFICE.COLOR(218;124;48);IF([.E72]=3;ORG.LIBREOFFICE.COLOR(62;150;81);IF([.E72]=4;ORG.LIBREOFFICE.COLOR(204;37;41);IF([.E72]=5;ORG.LIBREOFFICE.COLOR(83;81;84);IF([.E72]=6;ORG.LIBREOFFICE.COLOR(107;76;154);IF([.E72]=7;ORG.LIBREOFFICE.COLOR(171;104;87);IF([.E72]=8;ORG.LIBREOFFICE.COLOR(148;139;61);IF([.E72]=9;ORG.LIBREOFFICE.COLOR(100;0;0);IF([.E72]=10;ORG.LIBREOFFICE.COLOR(200;0;0);IF([.E72]=11;ORG.LIBREOFFICE.COLOR(0;100;0);IF([.E72]=12;ORG.LIBREOFFICE.COLOR(0;200;0);IF([.E72]=13;ORG.LIBREOFFICE.COLOR(0;0;100);IF([.E72]=14;ORG.LIBREOFFICE.COLOR(0;0;200);IF([.E72]=15;ORG.LIBREOFFICE.COLOR(100;200;0);IF([.E72]=16;ORG.LIBREOFFICE.COLOR(0;100;200);IF([.E72]=17;ORG.LIBREOFFICE.COLOR(200;0;100);IF([.E72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string" calcext:value-type="string">
            <text:p>nbody-vectorized.R</text:p>
          </table:table-cell>
          <table:table-cell office:value-type="float" office:value="4.36" calcext:value-type="float">
            <text:p>4.36</text:p>
          </table:table-cell>
          <table:table-cell table:formula="of:=[.A73]/[.C73]" office:value-type="float" office:value="0.997706422018348" calcext:value-type="float">
            <text:p>0.997706422018348</text:p>
          </table:table-cell>
          <table:table-cell/>
          <table:table-cell table:formula="of:=IF([.E73]=1;ORG.LIBREOFFICE.COLOR(57;106;177);IF([.E73]=2;ORG.LIBREOFFICE.COLOR(218;124;48);IF([.E73]=3;ORG.LIBREOFFICE.COLOR(62;150;81);IF([.E73]=4;ORG.LIBREOFFICE.COLOR(204;37;41);IF([.E73]=5;ORG.LIBREOFFICE.COLOR(83;81;84);IF([.E73]=6;ORG.LIBREOFFICE.COLOR(107;76;154);IF([.E73]=7;ORG.LIBREOFFICE.COLOR(171;104;87);IF([.E73]=8;ORG.LIBREOFFICE.COLOR(148;139;61);IF([.E73]=9;ORG.LIBREOFFICE.COLOR(100;0;0);IF([.E73]=10;ORG.LIBREOFFICE.COLOR(200;0;0);IF([.E73]=11;ORG.LIBREOFFICE.COLOR(0;100;0);IF([.E73]=12;ORG.LIBREOFFICE.COLOR(0;200;0);IF([.E73]=13;ORG.LIBREOFFICE.COLOR(0;0;100);IF([.E73]=14;ORG.LIBREOFFICE.COLOR(0;0;200);IF([.E73]=15;ORG.LIBREOFFICE.COLOR(100;200;0);IF([.E73]=16;ORG.LIBREOFFICE.COLOR(0;100;200);IF([.E73]=17;ORG.LIBREOFFICE.COLOR(200;0;100);IF([.E73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N_lapply.R</text:p>
          </table:table-cell>
          <table:table-cell office:value-type="float" office:value="3.56" calcext:value-type="float">
            <text:p>3.56</text:p>
          </table:table-cell>
          <table:table-cell table:formula="of:=[.A74]/[.C74]" office:value-type="float" office:value="1.01123595505618" calcext:value-type="float">
            <text:p>1.01123595505618</text:p>
          </table:table-cell>
          <table:table-cell/>
          <table:table-cell table:formula="of:=IF([.E74]=1;ORG.LIBREOFFICE.COLOR(57;106;177);IF([.E74]=2;ORG.LIBREOFFICE.COLOR(218;124;48);IF([.E74]=3;ORG.LIBREOFFICE.COLOR(62;150;81);IF([.E74]=4;ORG.LIBREOFFICE.COLOR(204;37;41);IF([.E74]=5;ORG.LIBREOFFICE.COLOR(83;81;84);IF([.E74]=6;ORG.LIBREOFFICE.COLOR(107;76;154);IF([.E74]=7;ORG.LIBREOFFICE.COLOR(171;104;87);IF([.E74]=8;ORG.LIBREOFFICE.COLOR(148;139;61);IF([.E74]=9;ORG.LIBREOFFICE.COLOR(100;0;0);IF([.E74]=10;ORG.LIBREOFFICE.COLOR(200;0;0);IF([.E74]=11;ORG.LIBREOFFICE.COLOR(0;100;0);IF([.E74]=12;ORG.LIBREOFFICE.COLOR(0;200;0);IF([.E74]=13;ORG.LIBREOFFICE.COLOR(0;0;100);IF([.E74]=14;ORG.LIBREOFFICE.COLOR(0;0;200);IF([.E74]=15;ORG.LIBREOFFICE.COLOR(100;200;0);IF([.E74]=16;ORG.LIBREOFFICE.COLOR(0;100;200);IF([.E74]=17;ORG.LIBREOFFICE.COLOR(200;0;100);IF([.E74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string" calcext:value-type="string">
            <text:p>NN.R</text:p>
          </table:table-cell>
          <table:table-cell office:value-type="float" office:value="2.73" calcext:value-type="float">
            <text:p>2.73</text:p>
          </table:table-cell>
          <table:table-cell table:formula="of:=[.A75]/[.C75]" office:value-type="float" office:value="1.01831501831502" calcext:value-type="float">
            <text:p>1.01831501831502</text:p>
          </table:table-cell>
          <table:table-cell/>
          <table:table-cell table:formula="of:=IF([.E75]=1;ORG.LIBREOFFICE.COLOR(57;106;177);IF([.E75]=2;ORG.LIBREOFFICE.COLOR(218;124;48);IF([.E75]=3;ORG.LIBREOFFICE.COLOR(62;150;81);IF([.E75]=4;ORG.LIBREOFFICE.COLOR(204;37;41);IF([.E75]=5;ORG.LIBREOFFICE.COLOR(83;81;84);IF([.E75]=6;ORG.LIBREOFFICE.COLOR(107;76;154);IF([.E75]=7;ORG.LIBREOFFICE.COLOR(171;104;87);IF([.E75]=8;ORG.LIBREOFFICE.COLOR(148;139;61);IF([.E75]=9;ORG.LIBREOFFICE.COLOR(100;0;0);IF([.E75]=10;ORG.LIBREOFFICE.COLOR(200;0;0);IF([.E75]=11;ORG.LIBREOFFICE.COLOR(0;100;0);IF([.E75]=12;ORG.LIBREOFFICE.COLOR(0;200;0);IF([.E75]=13;ORG.LIBREOFFICE.COLOR(0;0;100);IF([.E75]=14;ORG.LIBREOFFICE.COLOR(0;0;200);IF([.E75]=15;ORG.LIBREOFFICE.COLOR(100;200;0);IF([.E75]=16;ORG.LIBREOFFICE.COLOR(0;100;200);IF([.E75]=17;ORG.LIBREOFFICE.COLOR(200;0;100);IF([.E75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string" calcext:value-type="string">
            <text:p>pidigits.R</text:p>
          </table:table-cell>
          <table:table-cell office:value-type="float" office:value="1.91" calcext:value-type="float">
            <text:p>1.91</text:p>
          </table:table-cell>
          <table:table-cell table:formula="of:=[.A76]/[.C76]" office:value-type="float" office:value="1.01570680628272" calcext:value-type="float">
            <text:p>1.01570680628272</text:p>
          </table:table-cell>
          <table:table-cell/>
          <table:table-cell table:formula="of:=IF([.E76]=1;ORG.LIBREOFFICE.COLOR(57;106;177);IF([.E76]=2;ORG.LIBREOFFICE.COLOR(218;124;48);IF([.E76]=3;ORG.LIBREOFFICE.COLOR(62;150;81);IF([.E76]=4;ORG.LIBREOFFICE.COLOR(204;37;41);IF([.E76]=5;ORG.LIBREOFFICE.COLOR(83;81;84);IF([.E76]=6;ORG.LIBREOFFICE.COLOR(107;76;154);IF([.E76]=7;ORG.LIBREOFFICE.COLOR(171;104;87);IF([.E76]=8;ORG.LIBREOFFICE.COLOR(148;139;61);IF([.E76]=9;ORG.LIBREOFFICE.COLOR(100;0;0);IF([.E76]=10;ORG.LIBREOFFICE.COLOR(200;0;0);IF([.E76]=11;ORG.LIBREOFFICE.COLOR(0;100;0);IF([.E76]=12;ORG.LIBREOFFICE.COLOR(0;200;0);IF([.E76]=13;ORG.LIBREOFFICE.COLOR(0;0;100);IF([.E76]=14;ORG.LIBREOFFICE.COLOR(0;0;200);IF([.E76]=15;ORG.LIBREOFFICE.COLOR(100;200;0);IF([.E76]=16;ORG.LIBREOFFICE.COLOR(0;100;200);IF([.E76]=17;ORG.LIBREOFFICE.COLOR(200;0;100);IF([.E76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string" calcext:value-type="string">
            <text:p>pidigits2.R</text:p>
          </table:table-cell>
          <table:table-cell office:value-type="float" office:value="5.96" calcext:value-type="float">
            <text:p>5.96</text:p>
          </table:table-cell>
          <table:table-cell table:formula="of:=[.A77]/[.C77]" office:value-type="float" office:value="1.00335570469799" calcext:value-type="float">
            <text:p>1.00335570469799</text:p>
          </table:table-cell>
          <table:table-cell/>
          <table:table-cell table:formula="of:=IF([.E77]=1;ORG.LIBREOFFICE.COLOR(57;106;177);IF([.E77]=2;ORG.LIBREOFFICE.COLOR(218;124;48);IF([.E77]=3;ORG.LIBREOFFICE.COLOR(62;150;81);IF([.E77]=4;ORG.LIBREOFFICE.COLOR(204;37;41);IF([.E77]=5;ORG.LIBREOFFICE.COLOR(83;81;84);IF([.E77]=6;ORG.LIBREOFFICE.COLOR(107;76;154);IF([.E77]=7;ORG.LIBREOFFICE.COLOR(171;104;87);IF([.E77]=8;ORG.LIBREOFFICE.COLOR(148;139;61);IF([.E77]=9;ORG.LIBREOFFICE.COLOR(100;0;0);IF([.E77]=10;ORG.LIBREOFFICE.COLOR(200;0;0);IF([.E77]=11;ORG.LIBREOFFICE.COLOR(0;100;0);IF([.E77]=12;ORG.LIBREOFFICE.COLOR(0;200;0);IF([.E77]=13;ORG.LIBREOFFICE.COLOR(0;0;100);IF([.E77]=14;ORG.LIBREOFFICE.COLOR(0;0;200);IF([.E77]=15;ORG.LIBREOFFICE.COLOR(100;200;0);IF([.E77]=16;ORG.LIBREOFFICE.COLOR(0;100;200);IF([.E77]=17;ORG.LIBREOFFICE.COLOR(200;0;100);IF([.E77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string" calcext:value-type="string">
            <text:p>prime.R</text:p>
          </table:table-cell>
          <table:table-cell office:value-type="float" office:value="3.72" calcext:value-type="float">
            <text:p>3.72</text:p>
          </table:table-cell>
          <table:table-cell table:formula="of:=[.A78]/[.C78]" office:value-type="float" office:value="1.06720430107527" calcext:value-type="float">
            <text:p>1.06720430107527</text:p>
          </table:table-cell>
          <table:table-cell/>
          <table:table-cell table:formula="of:=IF([.E78]=1;ORG.LIBREOFFICE.COLOR(57;106;177);IF([.E78]=2;ORG.LIBREOFFICE.COLOR(218;124;48);IF([.E78]=3;ORG.LIBREOFFICE.COLOR(62;150;81);IF([.E78]=4;ORG.LIBREOFFICE.COLOR(204;37;41);IF([.E78]=5;ORG.LIBREOFFICE.COLOR(83;81;84);IF([.E78]=6;ORG.LIBREOFFICE.COLOR(107;76;154);IF([.E78]=7;ORG.LIBREOFFICE.COLOR(171;104;87);IF([.E78]=8;ORG.LIBREOFFICE.COLOR(148;139;61);IF([.E78]=9;ORG.LIBREOFFICE.COLOR(100;0;0);IF([.E78]=10;ORG.LIBREOFFICE.COLOR(200;0;0);IF([.E78]=11;ORG.LIBREOFFICE.COLOR(0;100;0);IF([.E78]=12;ORG.LIBREOFFICE.COLOR(0;200;0);IF([.E78]=13;ORG.LIBREOFFICE.COLOR(0;0;100);IF([.E78]=14;ORG.LIBREOFFICE.COLOR(0;0;200);IF([.E78]=15;ORG.LIBREOFFICE.COLOR(100;200;0);IF([.E78]=16;ORG.LIBREOFFICE.COLOR(0;100;200);IF([.E78]=17;ORG.LIBREOFFICE.COLOR(200;0;100);IF([.E78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string" calcext:value-type="string">
            <text:p>regexdna.R</text:p>
          </table:table-cell>
          <table:table-cell office:value-type="float" office:value="3.11" calcext:value-type="float">
            <text:p>3.11</text:p>
          </table:table-cell>
          <table:table-cell table:formula="of:=[.A79]/[.C79]" office:value-type="float" office:value="1.0032154340836" calcext:value-type="float">
            <text:p>1.0032154340836</text:p>
          </table:table-cell>
          <table:table-cell/>
          <table:table-cell table:formula="of:=IF([.E79]=1;ORG.LIBREOFFICE.COLOR(57;106;177);IF([.E79]=2;ORG.LIBREOFFICE.COLOR(218;124;48);IF([.E79]=3;ORG.LIBREOFFICE.COLOR(62;150;81);IF([.E79]=4;ORG.LIBREOFFICE.COLOR(204;37;41);IF([.E79]=5;ORG.LIBREOFFICE.COLOR(83;81;84);IF([.E79]=6;ORG.LIBREOFFICE.COLOR(107;76;154);IF([.E79]=7;ORG.LIBREOFFICE.COLOR(171;104;87);IF([.E79]=8;ORG.LIBREOFFICE.COLOR(148;139;61);IF([.E79]=9;ORG.LIBREOFFICE.COLOR(100;0;0);IF([.E79]=10;ORG.LIBREOFFICE.COLOR(200;0;0);IF([.E79]=11;ORG.LIBREOFFICE.COLOR(0;100;0);IF([.E79]=12;ORG.LIBREOFFICE.COLOR(0;200;0);IF([.E79]=13;ORG.LIBREOFFICE.COLOR(0;0;100);IF([.E79]=14;ORG.LIBREOFFICE.COLOR(0;0;200);IF([.E79]=15;ORG.LIBREOFFICE.COLOR(100;200;0);IF([.E79]=16;ORG.LIBREOFFICE.COLOR(0;100;200);IF([.E79]=17;ORG.LIBREOFFICE.COLOR(200;0;100);IF([.E79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revcomp-1.R</text:p>
          </table:table-cell>
          <table:table-cell office:value-type="float" office:value="6.46" calcext:value-type="float">
            <text:p>6.46</text:p>
          </table:table-cell>
          <table:table-cell table:formula="of:=[.A80]/[.C80]" office:value-type="float" office:value="1.0061919504644" calcext:value-type="float">
            <text:p>1.0061919504644</text:p>
          </table:table-cell>
          <table:table-cell/>
          <table:table-cell table:formula="of:=IF([.E80]=1;ORG.LIBREOFFICE.COLOR(57;106;177);IF([.E80]=2;ORG.LIBREOFFICE.COLOR(218;124;48);IF([.E80]=3;ORG.LIBREOFFICE.COLOR(62;150;81);IF([.E80]=4;ORG.LIBREOFFICE.COLOR(204;37;41);IF([.E80]=5;ORG.LIBREOFFICE.COLOR(83;81;84);IF([.E80]=6;ORG.LIBREOFFICE.COLOR(107;76;154);IF([.E80]=7;ORG.LIBREOFFICE.COLOR(171;104;87);IF([.E80]=8;ORG.LIBREOFFICE.COLOR(148;139;61);IF([.E80]=9;ORG.LIBREOFFICE.COLOR(100;0;0);IF([.E80]=10;ORG.LIBREOFFICE.COLOR(200;0;0);IF([.E80]=11;ORG.LIBREOFFICE.COLOR(0;100;0);IF([.E80]=12;ORG.LIBREOFFICE.COLOR(0;200;0);IF([.E80]=13;ORG.LIBREOFFICE.COLOR(0;0;100);IF([.E80]=14;ORG.LIBREOFFICE.COLOR(0;0;200);IF([.E80]=15;ORG.LIBREOFFICE.COLOR(100;200;0);IF([.E80]=16;ORG.LIBREOFFICE.COLOR(0;100;200);IF([.E80]=17;ORG.LIBREOFFICE.COLOR(200;0;100);IF([.E80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revcomp-native.R</text:p>
          </table:table-cell>
          <table:table-cell office:value-type="float" office:value="6.62" calcext:value-type="float">
            <text:p>6.62</text:p>
          </table:table-cell>
          <table:table-cell table:formula="of:=[.A81]/[.C81]" office:value-type="float" office:value="0.981873111782477" calcext:value-type="float">
            <text:p>0.981873111782477</text:p>
          </table:table-cell>
          <table:table-cell/>
          <table:table-cell table:formula="of:=IF([.E81]=1;ORG.LIBREOFFICE.COLOR(57;106;177);IF([.E81]=2;ORG.LIBREOFFICE.COLOR(218;124;48);IF([.E81]=3;ORG.LIBREOFFICE.COLOR(62;150;81);IF([.E81]=4;ORG.LIBREOFFICE.COLOR(204;37;41);IF([.E81]=5;ORG.LIBREOFFICE.COLOR(83;81;84);IF([.E81]=6;ORG.LIBREOFFICE.COLOR(107;76;154);IF([.E81]=7;ORG.LIBREOFFICE.COLOR(171;104;87);IF([.E81]=8;ORG.LIBREOFFICE.COLOR(148;139;61);IF([.E81]=9;ORG.LIBREOFFICE.COLOR(100;0;0);IF([.E81]=10;ORG.LIBREOFFICE.COLOR(200;0;0);IF([.E81]=11;ORG.LIBREOFFICE.COLOR(0;100;0);IF([.E81]=12;ORG.LIBREOFFICE.COLOR(0;200;0);IF([.E81]=13;ORG.LIBREOFFICE.COLOR(0;0;100);IF([.E81]=14;ORG.LIBREOFFICE.COLOR(0;0;200);IF([.E81]=15;ORG.LIBREOFFICE.COLOR(100;200;0);IF([.E81]=16;ORG.LIBREOFFICE.COLOR(0;100;200);IF([.E81]=17;ORG.LIBREOFFICE.COLOR(200;0;100);IF([.E81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string" calcext:value-type="string">
            <text:p>rw2d1.R</text:p>
          </table:table-cell>
          <table:table-cell office:value-type="float" office:value="2.51" calcext:value-type="float">
            <text:p>2.51</text:p>
          </table:table-cell>
          <table:table-cell table:formula="of:=[.A82]/[.C82]" office:value-type="float" office:value="1.00398406374502" calcext:value-type="float">
            <text:p>1.00398406374502</text:p>
          </table:table-cell>
          <table:table-cell/>
          <table:table-cell table:formula="of:=IF([.E82]=1;ORG.LIBREOFFICE.COLOR(57;106;177);IF([.E82]=2;ORG.LIBREOFFICE.COLOR(218;124;48);IF([.E82]=3;ORG.LIBREOFFICE.COLOR(62;150;81);IF([.E82]=4;ORG.LIBREOFFICE.COLOR(204;37;41);IF([.E82]=5;ORG.LIBREOFFICE.COLOR(83;81;84);IF([.E82]=6;ORG.LIBREOFFICE.COLOR(107;76;154);IF([.E82]=7;ORG.LIBREOFFICE.COLOR(171;104;87);IF([.E82]=8;ORG.LIBREOFFICE.COLOR(148;139;61);IF([.E82]=9;ORG.LIBREOFFICE.COLOR(100;0;0);IF([.E82]=10;ORG.LIBREOFFICE.COLOR(200;0;0);IF([.E82]=11;ORG.LIBREOFFICE.COLOR(0;100;0);IF([.E82]=12;ORG.LIBREOFFICE.COLOR(0;200;0);IF([.E82]=13;ORG.LIBREOFFICE.COLOR(0;0;100);IF([.E82]=14;ORG.LIBREOFFICE.COLOR(0;0;200);IF([.E82]=15;ORG.LIBREOFFICE.COLOR(100;200;0);IF([.E82]=16;ORG.LIBREOFFICE.COLOR(0;100;200);IF([.E82]=17;ORG.LIBREOFFICE.COLOR(200;0;100);IF([.E82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string" calcext:value-type="string">
            <text:p>rw2d2.R</text:p>
          </table:table-cell>
          <table:table-cell office:value-type="float" office:value="0.99" calcext:value-type="float">
            <text:p>0.99</text:p>
          </table:table-cell>
          <table:table-cell table:formula="of:=[.A83]/[.C83]" office:value-type="float" office:value="0.97979797979798" calcext:value-type="float">
            <text:p>0.97979797979798</text:p>
          </table:table-cell>
          <table:table-cell/>
          <table:table-cell table:formula="of:=IF([.E83]=1;ORG.LIBREOFFICE.COLOR(57;106;177);IF([.E83]=2;ORG.LIBREOFFICE.COLOR(218;124;48);IF([.E83]=3;ORG.LIBREOFFICE.COLOR(62;150;81);IF([.E83]=4;ORG.LIBREOFFICE.COLOR(204;37;41);IF([.E83]=5;ORG.LIBREOFFICE.COLOR(83;81;84);IF([.E83]=6;ORG.LIBREOFFICE.COLOR(107;76;154);IF([.E83]=7;ORG.LIBREOFFICE.COLOR(171;104;87);IF([.E83]=8;ORG.LIBREOFFICE.COLOR(148;139;61);IF([.E83]=9;ORG.LIBREOFFICE.COLOR(100;0;0);IF([.E83]=10;ORG.LIBREOFFICE.COLOR(200;0;0);IF([.E83]=11;ORG.LIBREOFFICE.COLOR(0;100;0);IF([.E83]=12;ORG.LIBREOFFICE.COLOR(0;200;0);IF([.E83]=13;ORG.LIBREOFFICE.COLOR(0;0;100);IF([.E83]=14;ORG.LIBREOFFICE.COLOR(0;0;200);IF([.E83]=15;ORG.LIBREOFFICE.COLOR(100;200;0);IF([.E83]=16;ORG.LIBREOFFICE.COLOR(0;100;200);IF([.E83]=17;ORG.LIBREOFFICE.COLOR(200;0;100);IF([.E83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string" calcext:value-type="string">
            <text:p>rw2d3.R</text:p>
          </table:table-cell>
          <table:table-cell office:value-type="float" office:value="1.17" calcext:value-type="float">
            <text:p>1.17</text:p>
          </table:table-cell>
          <table:table-cell table:formula="of:=[.A84]/[.C84]" office:value-type="float" office:value="0.965811965811966" calcext:value-type="float">
            <text:p>0.965811965811966</text:p>
          </table:table-cell>
          <table:table-cell/>
          <table:table-cell table:formula="of:=IF([.E84]=1;ORG.LIBREOFFICE.COLOR(57;106;177);IF([.E84]=2;ORG.LIBREOFFICE.COLOR(218;124;48);IF([.E84]=3;ORG.LIBREOFFICE.COLOR(62;150;81);IF([.E84]=4;ORG.LIBREOFFICE.COLOR(204;37;41);IF([.E84]=5;ORG.LIBREOFFICE.COLOR(83;81;84);IF([.E84]=6;ORG.LIBREOFFICE.COLOR(107;76;154);IF([.E84]=7;ORG.LIBREOFFICE.COLOR(171;104;87);IF([.E84]=8;ORG.LIBREOFFICE.COLOR(148;139;61);IF([.E84]=9;ORG.LIBREOFFICE.COLOR(100;0;0);IF([.E84]=10;ORG.LIBREOFFICE.COLOR(200;0;0);IF([.E84]=11;ORG.LIBREOFFICE.COLOR(0;100;0);IF([.E84]=12;ORG.LIBREOFFICE.COLOR(0;200;0);IF([.E84]=13;ORG.LIBREOFFICE.COLOR(0;0;100);IF([.E84]=14;ORG.LIBREOFFICE.COLOR(0;0;200);IF([.E84]=15;ORG.LIBREOFFICE.COLOR(100;200;0);IF([.E84]=16;ORG.LIBREOFFICE.COLOR(0;100;200);IF([.E84]=17;ORG.LIBREOFFICE.COLOR(200;0;100);IF([.E84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string" calcext:value-type="string">
            <text:p>sample_builtin.R</text:p>
          </table:table-cell>
          <table:table-cell office:value-type="float" office:value="4.66" calcext:value-type="float">
            <text:p>4.66</text:p>
          </table:table-cell>
          <table:table-cell table:formula="of:=[.A85]/[.C85]" office:value-type="float" office:value="1.00643776824034" calcext:value-type="float">
            <text:p>1.00643776824034</text:p>
          </table:table-cell>
          <table:table-cell/>
          <table:table-cell table:formula="of:=IF([.E85]=1;ORG.LIBREOFFICE.COLOR(57;106;177);IF([.E85]=2;ORG.LIBREOFFICE.COLOR(218;124;48);IF([.E85]=3;ORG.LIBREOFFICE.COLOR(62;150;81);IF([.E85]=4;ORG.LIBREOFFICE.COLOR(204;37;41);IF([.E85]=5;ORG.LIBREOFFICE.COLOR(83;81;84);IF([.E85]=6;ORG.LIBREOFFICE.COLOR(107;76;154);IF([.E85]=7;ORG.LIBREOFFICE.COLOR(171;104;87);IF([.E85]=8;ORG.LIBREOFFICE.COLOR(148;139;61);IF([.E85]=9;ORG.LIBREOFFICE.COLOR(100;0;0);IF([.E85]=10;ORG.LIBREOFFICE.COLOR(200;0;0);IF([.E85]=11;ORG.LIBREOFFICE.COLOR(0;100;0);IF([.E85]=12;ORG.LIBREOFFICE.COLOR(0;200;0);IF([.E85]=13;ORG.LIBREOFFICE.COLOR(0;0;100);IF([.E85]=14;ORG.LIBREOFFICE.COLOR(0;0;200);IF([.E85]=15;ORG.LIBREOFFICE.COLOR(100;200;0);IF([.E85]=16;ORG.LIBREOFFICE.COLOR(0;100;200);IF([.E85]=17;ORG.LIBREOFFICE.COLOR(200;0;100);IF([.E85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string" calcext:value-type="string">
            <text:p>sample.R</text:p>
          </table:table-cell>
          <table:table-cell office:value-type="float" office:value="2" calcext:value-type="float">
            <text:p>2</text:p>
          </table:table-cell>
          <table:table-cell table:formula="of:=[.A86]/[.C86]" office:value-type="float" office:value="0.99" calcext:value-type="float">
            <text:p>0.99</text:p>
          </table:table-cell>
          <table:table-cell/>
          <table:table-cell table:formula="of:=IF([.E86]=1;ORG.LIBREOFFICE.COLOR(57;106;177);IF([.E86]=2;ORG.LIBREOFFICE.COLOR(218;124;48);IF([.E86]=3;ORG.LIBREOFFICE.COLOR(62;150;81);IF([.E86]=4;ORG.LIBREOFFICE.COLOR(204;37;41);IF([.E86]=5;ORG.LIBREOFFICE.COLOR(83;81;84);IF([.E86]=6;ORG.LIBREOFFICE.COLOR(107;76;154);IF([.E86]=7;ORG.LIBREOFFICE.COLOR(171;104;87);IF([.E86]=8;ORG.LIBREOFFICE.COLOR(148;139;61);IF([.E86]=9;ORG.LIBREOFFICE.COLOR(100;0;0);IF([.E86]=10;ORG.LIBREOFFICE.COLOR(200;0;0);IF([.E86]=11;ORG.LIBREOFFICE.COLOR(0;100;0);IF([.E86]=12;ORG.LIBREOFFICE.COLOR(0;200;0);IF([.E86]=13;ORG.LIBREOFFICE.COLOR(0;0;100);IF([.E86]=14;ORG.LIBREOFFICE.COLOR(0;0;200);IF([.E86]=15;ORG.LIBREOFFICE.COLOR(100;200;0);IF([.E86]=16;ORG.LIBREOFFICE.COLOR(0;100;200);IF([.E86]=17;ORG.LIBREOFFICE.COLOR(200;0;100);IF([.E86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string" calcext:value-type="string">
            <text:p>spectral-norm-1.R</text:p>
          </table:table-cell>
          <table:table-cell office:value-type="float" office:value="1.97" calcext:value-type="float">
            <text:p>1.97</text:p>
          </table:table-cell>
          <table:table-cell table:formula="of:=[.A87]/[.C87]" office:value-type="float" office:value="1" calcext:value-type="float">
            <text:p>1</text:p>
          </table:table-cell>
          <table:table-cell/>
          <table:table-cell table:formula="of:=IF([.E87]=1;ORG.LIBREOFFICE.COLOR(57;106;177);IF([.E87]=2;ORG.LIBREOFFICE.COLOR(218;124;48);IF([.E87]=3;ORG.LIBREOFFICE.COLOR(62;150;81);IF([.E87]=4;ORG.LIBREOFFICE.COLOR(204;37;41);IF([.E87]=5;ORG.LIBREOFFICE.COLOR(83;81;84);IF([.E87]=6;ORG.LIBREOFFICE.COLOR(107;76;154);IF([.E87]=7;ORG.LIBREOFFICE.COLOR(171;104;87);IF([.E87]=8;ORG.LIBREOFFICE.COLOR(148;139;61);IF([.E87]=9;ORG.LIBREOFFICE.COLOR(100;0;0);IF([.E87]=10;ORG.LIBREOFFICE.COLOR(200;0;0);IF([.E87]=11;ORG.LIBREOFFICE.COLOR(0;100;0);IF([.E87]=12;ORG.LIBREOFFICE.COLOR(0;200;0);IF([.E87]=13;ORG.LIBREOFFICE.COLOR(0;0;100);IF([.E87]=14;ORG.LIBREOFFICE.COLOR(0;0;200);IF([.E87]=15;ORG.LIBREOFFICE.COLOR(100;200;0);IF([.E87]=16;ORG.LIBREOFFICE.COLOR(0;100;200);IF([.E87]=17;ORG.LIBREOFFICE.COLOR(200;0;100);IF([.E87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string" calcext:value-type="string">
            <text:p>spectral-norm-alt.R</text:p>
          </table:table-cell>
          <table:table-cell office:value-type="float" office:value="0.96" calcext:value-type="float">
            <text:p>0.96</text:p>
          </table:table-cell>
          <table:table-cell table:formula="of:=[.A88]/[.C88]" office:value-type="float" office:value="1" calcext:value-type="float">
            <text:p>1</text:p>
          </table:table-cell>
          <table:table-cell/>
          <table:table-cell table:formula="of:=IF([.E88]=1;ORG.LIBREOFFICE.COLOR(57;106;177);IF([.E88]=2;ORG.LIBREOFFICE.COLOR(218;124;48);IF([.E88]=3;ORG.LIBREOFFICE.COLOR(62;150;81);IF([.E88]=4;ORG.LIBREOFFICE.COLOR(204;37;41);IF([.E88]=5;ORG.LIBREOFFICE.COLOR(83;81;84);IF([.E88]=6;ORG.LIBREOFFICE.COLOR(107;76;154);IF([.E88]=7;ORG.LIBREOFFICE.COLOR(171;104;87);IF([.E88]=8;ORG.LIBREOFFICE.COLOR(148;139;61);IF([.E88]=9;ORG.LIBREOFFICE.COLOR(100;0;0);IF([.E88]=10;ORG.LIBREOFFICE.COLOR(200;0;0);IF([.E88]=11;ORG.LIBREOFFICE.COLOR(0;100;0);IF([.E88]=12;ORG.LIBREOFFICE.COLOR(0;200;0);IF([.E88]=13;ORG.LIBREOFFICE.COLOR(0;0;100);IF([.E88]=14;ORG.LIBREOFFICE.COLOR(0;0;200);IF([.E88]=15;ORG.LIBREOFFICE.COLOR(100;200;0);IF([.E88]=16;ORG.LIBREOFFICE.COLOR(0;100;200);IF([.E88]=17;ORG.LIBREOFFICE.COLOR(200;0;100);IF([.E88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string" calcext:value-type="string">
            <text:p>spectral-norm-alt2.R</text:p>
          </table:table-cell>
          <table:table-cell office:value-type="float" office:value="4.04" calcext:value-type="float">
            <text:p>4.04</text:p>
          </table:table-cell>
          <table:table-cell table:formula="of:=[.A89]/[.C89]" office:value-type="float" office:value="0.997524752475247" calcext:value-type="float">
            <text:p>0.997524752475247</text:p>
          </table:table-cell>
          <table:table-cell/>
          <table:table-cell table:formula="of:=IF([.E89]=1;ORG.LIBREOFFICE.COLOR(57;106;177);IF([.E89]=2;ORG.LIBREOFFICE.COLOR(218;124;48);IF([.E89]=3;ORG.LIBREOFFICE.COLOR(62;150;81);IF([.E89]=4;ORG.LIBREOFFICE.COLOR(204;37;41);IF([.E89]=5;ORG.LIBREOFFICE.COLOR(83;81;84);IF([.E89]=6;ORG.LIBREOFFICE.COLOR(107;76;154);IF([.E89]=7;ORG.LIBREOFFICE.COLOR(171;104;87);IF([.E89]=8;ORG.LIBREOFFICE.COLOR(148;139;61);IF([.E89]=9;ORG.LIBREOFFICE.COLOR(100;0;0);IF([.E89]=10;ORG.LIBREOFFICE.COLOR(200;0;0);IF([.E89]=11;ORG.LIBREOFFICE.COLOR(0;100;0);IF([.E89]=12;ORG.LIBREOFFICE.COLOR(0;200;0);IF([.E89]=13;ORG.LIBREOFFICE.COLOR(0;0;100);IF([.E89]=14;ORG.LIBREOFFICE.COLOR(0;0;200);IF([.E89]=15;ORG.LIBREOFFICE.COLOR(100;200;0);IF([.E89]=16;ORG.LIBREOFFICE.COLOR(0;100;200);IF([.E89]=17;ORG.LIBREOFFICE.COLOR(200;0;100);IF([.E89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string" calcext:value-type="string">
            <text:p>spectral-norm-math.R</text:p>
          </table:table-cell>
          <table:table-cell office:value-type="float" office:value="1.98" calcext:value-type="float">
            <text:p>1.98</text:p>
          </table:table-cell>
          <table:table-cell table:formula="of:=[.A90]/[.C90]" office:value-type="float" office:value="1.00505050505051" calcext:value-type="float">
            <text:p>1.00505050505051</text:p>
          </table:table-cell>
          <table:table-cell/>
          <table:table-cell table:formula="of:=IF([.E90]=1;ORG.LIBREOFFICE.COLOR(57;106;177);IF([.E90]=2;ORG.LIBREOFFICE.COLOR(218;124;48);IF([.E90]=3;ORG.LIBREOFFICE.COLOR(62;150;81);IF([.E90]=4;ORG.LIBREOFFICE.COLOR(204;37;41);IF([.E90]=5;ORG.LIBREOFFICE.COLOR(83;81;84);IF([.E90]=6;ORG.LIBREOFFICE.COLOR(107;76;154);IF([.E90]=7;ORG.LIBREOFFICE.COLOR(171;104;87);IF([.E90]=8;ORG.LIBREOFFICE.COLOR(148;139;61);IF([.E90]=9;ORG.LIBREOFFICE.COLOR(100;0;0);IF([.E90]=10;ORG.LIBREOFFICE.COLOR(200;0;0);IF([.E90]=11;ORG.LIBREOFFICE.COLOR(0;100;0);IF([.E90]=12;ORG.LIBREOFFICE.COLOR(0;200;0);IF([.E90]=13;ORG.LIBREOFFICE.COLOR(0;0;100);IF([.E90]=14;ORG.LIBREOFFICE.COLOR(0;0;200);IF([.E90]=15;ORG.LIBREOFFICE.COLOR(100;200;0);IF([.E90]=16;ORG.LIBREOFFICE.COLOR(0;100;200);IF([.E90]=17;ORG.LIBREOFFICE.COLOR(200;0;100);IF([.E90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string" calcext:value-type="string">
            <text:p>spectral-norm-native.R</text:p>
          </table:table-cell>
          <table:table-cell office:value-type="float" office:value="2.11" calcext:value-type="float">
            <text:p>2.11</text:p>
          </table:table-cell>
          <table:table-cell table:formula="of:=[.A91]/[.C91]" office:value-type="float" office:value="1.00947867298578" calcext:value-type="float">
            <text:p>1.00947867298578</text:p>
          </table:table-cell>
          <table:table-cell/>
          <table:table-cell table:formula="of:=IF([.E91]=1;ORG.LIBREOFFICE.COLOR(57;106;177);IF([.E91]=2;ORG.LIBREOFFICE.COLOR(218;124;48);IF([.E91]=3;ORG.LIBREOFFICE.COLOR(62;150;81);IF([.E91]=4;ORG.LIBREOFFICE.COLOR(204;37;41);IF([.E91]=5;ORG.LIBREOFFICE.COLOR(83;81;84);IF([.E91]=6;ORG.LIBREOFFICE.COLOR(107;76;154);IF([.E91]=7;ORG.LIBREOFFICE.COLOR(171;104;87);IF([.E91]=8;ORG.LIBREOFFICE.COLOR(148;139;61);IF([.E91]=9;ORG.LIBREOFFICE.COLOR(100;0;0);IF([.E91]=10;ORG.LIBREOFFICE.COLOR(200;0;0);IF([.E91]=11;ORG.LIBREOFFICE.COLOR(0;100;0);IF([.E91]=12;ORG.LIBREOFFICE.COLOR(0;200;0);IF([.E91]=13;ORG.LIBREOFFICE.COLOR(0;0;100);IF([.E91]=14;ORG.LIBREOFFICE.COLOR(0;0;200);IF([.E91]=15;ORG.LIBREOFFICE.COLOR(100;200;0);IF([.E91]=16;ORG.LIBREOFFICE.COLOR(0;100;200);IF([.E91]=17;ORG.LIBREOFFICE.COLOR(200;0;100);IF([.E91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string" calcext:value-type="string">
            <text:p>spectral-norm-vectorized.R</text:p>
          </table:table-cell>
          <table:table-cell office:value-type="float" office:value="5.2" calcext:value-type="float">
            <text:p>5.2</text:p>
          </table:table-cell>
          <table:table-cell table:formula="of:=[.A92]/[.C92]" office:value-type="float" office:value="1.00192307692308" calcext:value-type="float">
            <text:p>1.00192307692308</text:p>
          </table:table-cell>
          <table:table-cell/>
          <table:table-cell table:formula="of:=IF([.E92]=1;ORG.LIBREOFFICE.COLOR(57;106;177);IF([.E92]=2;ORG.LIBREOFFICE.COLOR(218;124;48);IF([.E92]=3;ORG.LIBREOFFICE.COLOR(62;150;81);IF([.E92]=4;ORG.LIBREOFFICE.COLOR(204;37;41);IF([.E92]=5;ORG.LIBREOFFICE.COLOR(83;81;84);IF([.E92]=6;ORG.LIBREOFFICE.COLOR(107;76;154);IF([.E92]=7;ORG.LIBREOFFICE.COLOR(171;104;87);IF([.E92]=8;ORG.LIBREOFFICE.COLOR(148;139;61);IF([.E92]=9;ORG.LIBREOFFICE.COLOR(100;0;0);IF([.E92]=10;ORG.LIBREOFFICE.COLOR(200;0;0);IF([.E92]=11;ORG.LIBREOFFICE.COLOR(0;100;0);IF([.E92]=12;ORG.LIBREOFFICE.COLOR(0;200;0);IF([.E92]=13;ORG.LIBREOFFICE.COLOR(0;0;100);IF([.E92]=14;ORG.LIBREOFFICE.COLOR(0;0;200);IF([.E92]=15;ORG.LIBREOFFICE.COLOR(100;200;0);IF([.E92]=16;ORG.LIBREOFFICE.COLOR(0;100;200);IF([.E92]=17;ORG.LIBREOFFICE.COLOR(200;0;100);IF([.E92]=18;ORG.LIBREOFFICE.COLOR(180;180;180);ORG.LIBREOFFICE.COLOR(0;0;0))))))))))))))))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string" calcext:value-type="string">
            <text:p>spectral-norm.R</text:p>
          </table:table-cell>
          <table:table-cell office:value-type="float" office:value="1.73" calcext:value-type="float">
            <text:p>1.73</text:p>
          </table:table-cell>
          <table:table-cell table:formula="of:=[.A93]/[.C93]" office:value-type="float" office:value="1.00578034682081" calcext:value-type="float">
            <text:p>1.00578034682081</text:p>
          </table:table-cell>
          <table:table-cell/>
          <table:table-cell table:formula="of:=IF([.E93]=1;ORG.LIBREOFFICE.COLOR(57;106;177);IF([.E93]=2;ORG.LIBREOFFICE.COLOR(218;124;48);IF([.E93]=3;ORG.LIBREOFFICE.COLOR(62;150;81);IF([.E93]=4;ORG.LIBREOFFICE.COLOR(204;37;41);IF([.E93]=5;ORG.LIBREOFFICE.COLOR(83;81;84);IF([.E93]=6;ORG.LIBREOFFICE.COLOR(107;76;154);IF([.E93]=7;ORG.LIBREOFFICE.COLOR(171;104;87);IF([.E93]=8;ORG.LIBREOFFICE.COLOR(148;139;61);IF([.E93]=9;ORG.LIBREOFFICE.COLOR(100;0;0);IF([.E93]=10;ORG.LIBREOFFICE.COLOR(200;0;0);IF([.E93]=11;ORG.LIBREOFFICE.COLOR(0;100;0);IF([.E93]=12;ORG.LIBREOFFICE.COLOR(0;200;0);IF([.E93]=13;ORG.LIBREOFFICE.COLOR(0;0;100);IF([.E93]=14;ORG.LIBREOFFICE.COLOR(0;0;200);IF([.E93]=15;ORG.LIBREOFFICE.COLOR(100;200;0);IF([.E93]=16;ORG.LIBREOFFICE.COLOR(0;100;200);IF([.E93]=17;ORG.LIBREOFFICE.COLOR(200;0;100);IF([.E93]=18;ORG.LIBREOFFICE.COLOR(180;180;180);ORG.LIBREOFFICE.COLOR(0;0;0))))))))))))))))))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3.A1:Sheet3.F9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15:11:09.152034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6:47:47.742547228</dc:date>
    <meta:editing-duration>PT15H6M41S</meta:editing-duration>
    <meta:editing-cycles>13</meta:editing-cycles>
    <meta:generator>LibreOffice/5.3.7.2.0$Linux_X86_64 LibreOffice_project/30$Build-2</meta:generator>
    <meta:document-statistic meta:table-count="1" meta:cell-count="4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8" chart:maximum="1.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4.555cm" svg:height="15.114cm" xlink:href=".." xlink:type="simple" chart:class="chart:bar" chart:style-name="ch1">
        <chart:plot-area chart:style-name="ch2" table:cell-range-address="Sheet3.B1:Sheet3.B93 Sheet3.D1:Sheet3.D93 Sheet3.F1:Sheet3.F93" chart:data-source-has-labels="column" svg:x="0.691cm" svg:y="0.302cm" svg:width="33.173cm" svg:height="14.51cm">
          <chartooo:coordinate-region svg:x="2.137cm" svg:y="0.302cm" svg:width="31.727cm" svg:height="11.124cm"/>
          <chart:axis chart:dimension="x" chart:name="primary-x" chart:style-name="ch3" chartooo:axis-type="text">
            <chart:categories table:cell-range-address="Sheet3.B1:Sheet3.B93"/>
          </chart:axis>
          <chart:axis chart:dimension="y" chart:name="primary-y" chart:style-name="ch4"/>
          <chart:series chart:style-name="ch5" chart:values-cell-range-address="Sheet3.D1:Sheet3.D93" chart:class="chart:bar">
            <chart:data-point chart:repeated="93"/>
            <loext:propertry-mapping loext:property="FillColor" loext:cell-range-address="Sheet3.F1:Sheet3.F9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LR.R</text:p>
                <draw:g>
                  <svg:desc>Sheet3.B1:Sheet3.B93</svg:desc>
                </draw:g>
              </table:table-cell>
              <table:table-cell office:value-type="float" office:value="1">
                <text:p>1</text:p>
                <draw:g>
                  <svg:desc>Sheet3.D1:Sheet3.D93</svg:desc>
                </draw:g>
              </table:table-cell>
              <table:table-cell office:value-type="float" office:value="3762865">
                <text:p>3762865</text:p>
                <draw:g>
                  <svg:desc>Sheet3.F1:Sheet3.F93</svg:desc>
                </draw:g>
              </table:table-cell>
            </table:table-row>
            <table:table-row>
              <table:table-cell office:value-type="string">
                <text:p>MMM-T2.R</text:p>
              </table:table-cell>
              <table:table-cell office:value-type="float" office:value="1.03679653679654">
                <text:p>1.03679653679654</text:p>
              </table:table-cell>
              <table:table-cell office:value-type="float" office:value="3762865">
                <text:p>3762865</text:p>
              </table:table-cell>
            </table:table-row>
            <table:table-row>
              <table:table-cell office:value-type="string">
                <text:p>spectral-norm-alt4.R</text:p>
              </table:table-cell>
              <table:table-cell office:value-type="float" office:value="1.00854700854701">
                <text:p>1.00854700854701</text:p>
              </table:table-cell>
              <table:table-cell office:value-type="float" office:value="14318640">
                <text:p>14318640</text:p>
              </table:table-cell>
            </table:table-row>
            <table:table-row>
              <table:table-cell office:value-type="string">
                <text:p>LR-1var_lms_vec.R</text:p>
              </table:table-cell>
              <table:table-cell office:value-type="float" office:value="1.01020408163265">
                <text:p>1.01020408163265</text:p>
              </table:table-cell>
              <table:table-cell office:value-type="float" office:value="4101713">
                <text:p>4101713</text:p>
              </table:table-cell>
            </table:table-row>
            <table:table-row>
              <table:table-cell office:value-type="string">
                <text:p>LR-1var_lms_lapply.R</text:p>
              </table:table-cell>
              <table:table-cell office:value-type="float" office:value="1.01577909270217">
                <text:p>1.01577909270217</text:p>
              </table:table-cell>
              <table:table-cell office:value-type="float" office:value="13378857">
                <text:p>13378857</text:p>
              </table:table-cell>
            </table:table-row>
            <table:table-row>
              <table:table-cell office:value-type="string">
                <text:p>spectral-norm-alt3.R</text:p>
              </table:table-cell>
              <table:table-cell office:value-type="float" office:value="1.0047619047619">
                <text:p>1.0047619047619</text:p>
              </table:table-cell>
              <table:table-cell office:value-type="float" office:value="13378857">
                <text:p>13378857</text:p>
              </table:table-cell>
            </table:table-row>
            <table:table-row>
              <table:table-cell office:value-type="string">
                <text:p>k-means_lapply.R</text:p>
              </table:table-cell>
              <table:table-cell office:value-type="float" office:value="1.00568181818182">
                <text:p>1.00568181818182</text:p>
              </table:table-cell>
              <table:table-cell office:value-type="float" office:value="5460308">
                <text:p>5460308</text:p>
              </table:table-cell>
            </table:table-row>
            <table:table-row>
              <table:table-cell office:value-type="string">
                <text:p>k-means-1D_lapply.R</text:p>
              </table:table-cell>
              <table:table-cell office:value-type="float" office:value="0.997524752475247">
                <text:p>0.997524752475247</text:p>
              </table:table-cell>
              <table:table-cell office:value-type="float" office:value="5460308">
                <text:p>5460308</text:p>
              </table:table-cell>
            </table:table-row>
            <table:table-row>
              <table:table-cell office:value-type="string">
                <text:p>binary-trees_native.R</text:p>
              </table:table-cell>
              <table:table-cell office:value-type="float" office:value="1.00621118012422">
                <text:p>1.00621118012422</text:p>
              </table:table-cell>
              <table:table-cell office:value-type="float" office:value="7031962">
                <text:p>7031962</text:p>
              </table:table-cell>
            </table:table-row>
            <table:table-row>
              <table:table-cell office:value-type="string">
                <text:p>smv.R</text:p>
              </table:table-cell>
              <table:table-cell office:value-type="float" office:value="1.01038062283737">
                <text:p>1.01038062283737</text:p>
              </table:table-cell>
              <table:table-cell office:value-type="float" office:value="7031962">
                <text:p>7031962</text:p>
              </table:table-cell>
            </table:table-row>
            <table:table-row>
              <table:table-cell office:value-type="string">
                <text:p>binary-trees_2.R</text:p>
              </table:table-cell>
              <table:table-cell office:value-type="float" office:value="1.00641025641026">
                <text:p>1.00641025641026</text:p>
              </table:table-cell>
              <table:table-cell office:value-type="float" office:value="11233367">
                <text:p>11233367</text:p>
              </table:table-cell>
            </table:table-row>
            <table:table-row>
              <table:table-cell office:value-type="string">
                <text:p>binary-trees_list.R</text:p>
              </table:table-cell>
              <table:table-cell office:value-type="float" office:value="1">
                <text:p>1</text:p>
              </table:table-cell>
              <table:table-cell office:value-type="float" office:value="11233367">
                <text:p>11233367</text:p>
              </table:table-cell>
            </table:table-row>
            <table:table-row>
              <table:table-cell office:value-type="string">
                <text:p>ica_lapply.R</text:p>
              </table:table-cell>
              <table:table-cell office:value-type="float" office:value="1.00704225352113">
                <text:p>1.00704225352113</text:p>
              </table:table-cell>
              <table:table-cell office:value-type="float" office:value="11233367">
                <text:p>11233367</text:p>
              </table:table-cell>
            </table:table-row>
            <table:table-row>
              <table:table-cell office:value-type="string">
                <text:p>smv_builtin.R</text:p>
              </table:table-cell>
              <table:table-cell office:value-type="float" office:value="1.00434782608696">
                <text:p>1.00434782608696</text:p>
              </table:table-cell>
              <table:table-cell office:value-type="float" office:value="9734973">
                <text:p>9734973</text:p>
              </table:table-cell>
            </table:table-row>
            <table:table-row>
              <table:table-cell office:value-type="string">
                <text:p>black_scholes.R</text:p>
              </table:table-cell>
              <table:table-cell office:value-type="float" office:value="0.991701244813278">
                <text:p>0.991701244813278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mandelbrot-ascii.R</text:p>
              </table:table-cell>
              <table:table-cell office:value-type="float" office:value="0.997596153846154">
                <text:p>0.997596153846154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mandelbrot-noout.R</text:p>
              </table:table-cell>
              <table:table-cell office:value-type="float" office:value="0.990783410138249">
                <text:p>0.990783410138249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mandelbrot1.R</text:p>
              </table:table-cell>
              <table:table-cell office:value-type="float" office:value="0.995348837209302">
                <text:p>0.995348837209302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raysphere.R</text:p>
              </table:table-cell>
              <table:table-cell office:value-type="float" office:value="1">
                <text:p>1</text:p>
              </table:table-cell>
              <table:table-cell office:value-type="float" office:value="6553600">
                <text:p>6553600</text:p>
              </table:table-cell>
            </table:table-row>
            <table:table-row>
              <table:table-cell office:value-type="string">
                <text:p>fasta-3.R</text:p>
              </table:table-cell>
              <table:table-cell office:value-type="float" office:value="1">
                <text:p>1</text:p>
              </table:table-cell>
              <table:table-cell office:value-type="float" office:value="13107200">
                <text:p>13107200</text:p>
              </table:table-cell>
            </table:table-row>
            <table:table-row>
              <table:table-cell office:value-type="string">
                <text:p>fastaredux-native.R</text:p>
              </table:table-cell>
              <table:table-cell office:value-type="float" office:value="1.00921658986175">
                <text:p>1.00921658986175</text:p>
              </table:table-cell>
              <table:table-cell office:value-type="float" office:value="13107200">
                <text:p>13107200</text:p>
              </table:table-cell>
            </table:table-row>
            <table:table-row>
              <table:table-cell office:value-type="string">
                <text:p>nbody.R</text:p>
              </table:table-cell>
              <table:table-cell office:value-type="float" office:value="1">
                <text:p>1</text:p>
              </table:table-cell>
              <table:table-cell office:value-type="float" office:value="13107200">
                <text:p>13107200</text:p>
              </table:table-cell>
            </table:table-row>
            <table:table-row>
              <table:table-cell office:value-type="string">
                <text:p>LR-1var.R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LR_ols_lapply.R</text:p>
              </table:table-cell>
              <table:table-cell office:value-type="float" office:value="1.00413223140496">
                <text:p>1.00413223140496</text:p>
              </table:table-cell>
              <table:table-cell office:value-type="float" office:value="51200">
                <text:p>51200</text:p>
              </table:table-cell>
            </table:table-row>
            <table:table-row>
              <table:table-cell office:value-type="string">
                <text:p>mandelbrot-native.R</text:p>
              </table:table-cell>
              <table:table-cell office:value-type="float" office:value="0.991111111111111">
                <text:p>0.991111111111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LR-1var_ols_lapply.R</text:p>
              </table:table-cell>
              <table:table-cell office:value-type="float" office:value="1.00396825396825">
                <text:p>1.0039682539682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Pi_lapply.R</text:p>
              </table:table-cell>
              <table:table-cell office:value-type="float" office:value="1.05672268907563">
                <text:p>1.056722689075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binary-trees.R</text:p>
              </table:table-cell>
              <table:table-cell office:value-type="float" office:value="0.993055555555556">
                <text:p>0.993055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eaning.R</text:p>
              </table:table-cell>
              <table:table-cell office:value-type="float" office:value="1.06437768240343">
                <text:p>1.06437768240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t.R</text:p>
              </table:table-cell>
              <table:table-cell office:value-type="float" office:value="1.07749077490775">
                <text:p>1.0774907749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NAVecAdd-T1.R</text:p>
              </table:table-cell>
              <table:table-cell office:value-type="float" office:value="1.0530612244898">
                <text:p>1.0530612244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NAVecAdd-T2.R</text:p>
              </table:table-cell>
              <table:table-cell office:value-type="float" office:value="1.03416149068323">
                <text:p>1.03416149068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VecAdd-T1.R</text:p>
              </table:table-cell>
              <table:table-cell office:value-type="float" office:value="1.07063197026022">
                <text:p>1.07063197026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ubleVecAdd-T2.R</text:p>
              </table:table-cell>
              <table:table-cell office:value-type="float" office:value="1.02250803858521">
                <text:p>1.02250803858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ample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nnkuch-redux_2.R</text:p>
              </table:table-cell>
              <table:table-cell office:value-type="float" office:value="0.995983935742972">
                <text:p>0.995983935742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nnkuch-redux_native.R</text:p>
              </table:table-cell>
              <table:table-cell office:value-type="float" office:value="1.01315789473684">
                <text:p>1.0131578947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nnkuch-redux.R</text:p>
              </table:table-cell>
              <table:table-cell office:value-type="float" office:value="0.99468791500664">
                <text:p>0.99468791500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_c.R</text:p>
              </table:table-cell>
              <table:table-cell office:value-type="float" office:value="0.99622641509434">
                <text:p>0.99622641509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-2.R</text:p>
              </table:table-cell>
              <table:table-cell office:value-type="float" office:value="0.996742671009772">
                <text:p>0.996742671009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-native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-native2.R</text:p>
              </table:table-cell>
              <table:table-cell office:value-type="float" office:value="0.997198879551821">
                <text:p>0.99719887955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.R</text:p>
              </table:table-cell>
              <table:table-cell office:value-type="float" office:value="0.996515679442509">
                <text:p>0.996515679442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staredux.R</text:p>
              </table:table-cell>
              <table:table-cell office:value-type="float" office:value="0.994082840236687">
                <text:p>0.994082840236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b_rec.R</text:p>
              </table:table-cell>
              <table:table-cell office:value-type="float" office:value="1.06990291262136">
                <text:p>1.06990291262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b.R</text:p>
              </table:table-cell>
              <table:table-cell office:value-type="float" office:value="1.03846153846154">
                <text:p>1.038461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ter1d.R</text:p>
              </table:table-cell>
              <table:table-cell office:value-type="float" office:value="1.02444444444444">
                <text:p>1.02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rLoopAdd.R</text:p>
              </table:table-cell>
              <table:table-cell office:value-type="float" office:value="1.07531380753138">
                <text:p>1.07531380753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cd_rec.R</text:p>
              </table:table-cell>
              <table:table-cell office:value-type="float" office:value="1.06818181818182">
                <text:p>1.0681818181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cd.R</text:p>
              </table:table-cell>
              <table:table-cell office:value-type="float" office:value="1.05681818181818">
                <text:p>1.0568181818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gram.R</text:p>
              </table:table-cell>
              <table:table-cell office:value-type="float" office:value="0.996047430830039">
                <text:p>0.996047430830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NAVecAdd-T1.R</text:p>
              </table:table-cell>
              <table:table-cell office:value-type="float" office:value="1.07726269315673">
                <text:p>1.07726269315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NAVecAdd-T2.R</text:p>
              </table:table-cell>
              <table:table-cell office:value-type="float" office:value="1.04552590266876">
                <text:p>1.04552590266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VecAdd-T1.R</text:p>
              </table:table-cell>
              <table:table-cell office:value-type="float" office:value="1.0487106017192">
                <text:p>1.0487106017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VecAdd-T2.R</text:p>
              </table:table-cell>
              <table:table-cell office:value-type="float" office:value="1.07521367521368">
                <text:p>1.0752136752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means-1D.R</text:p>
              </table:table-cell>
              <table:table-cell office:value-type="float" office:value="0.994845360824742">
                <text:p>0.994845360824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means.R</text:p>
              </table:table-cell>
              <table:table-cell office:value-type="float" office:value="1.04651162790698">
                <text:p>1.04651162790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NN_lapply.R</text:p>
              </table:table-cell>
              <table:table-cell office:value-type="float" office:value="1.00511508951407">
                <text:p>1.0051150895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-NN.R</text:p>
              </table:table-cell>
              <table:table-cell office:value-type="float" office:value="1.00573065902579">
                <text:p>1.00573065902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R_lms_lapply.R</text:p>
              </table:table-cell>
              <table:table-cell office:value-type="float" office:value="1.00420168067227">
                <text:p>1.00420168067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delbrot-native-ascii.R</text:p>
              </table:table-cell>
              <table:table-cell office:value-type="float" office:value="1.00442477876106">
                <text:p>1.00442477876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delbrot-noout-native.R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delbrot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teor-contest.R</text:p>
              </table:table-cell>
              <table:table-cell office:value-type="float" office:value="1.00278551532033">
                <text:p>1.00278551532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MM-T1.R</text:p>
              </table:table-cell>
              <table:table-cell office:value-type="float" office:value="1.08078602620087">
                <text:p>1.08078602620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MM-T3.R</text:p>
              </table:table-cell>
              <table:table-cell office:value-type="float" office:value="1.01869158878505">
                <text:p>1.01869158878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1.R</text:p>
              </table:table-cell>
              <table:table-cell office:value-type="float" office:value="0.993377483443708">
                <text:p>0.993377483443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2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3.R</text:p>
              </table:table-cell>
              <table:table-cell office:value-type="float" office:value="0.993265993265993">
                <text:p>0.993265993265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native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native.R</text:p>
              </table:table-cell>
              <table:table-cell office:value-type="float" office:value="1.03846153846154">
                <text:p>1.038461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native2.R</text:p>
              </table:table-cell>
              <table:table-cell office:value-type="float" office:value="0.994202898550725">
                <text:p>0.994202898550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ody-vectorized.R</text:p>
              </table:table-cell>
              <table:table-cell office:value-type="float" office:value="0.997706422018348">
                <text:p>0.997706422018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_lapply.R</text:p>
              </table:table-cell>
              <table:table-cell office:value-type="float" office:value="1.01123595505618">
                <text:p>1.01123595505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.R</text:p>
              </table:table-cell>
              <table:table-cell office:value-type="float" office:value="1.01831501831502">
                <text:p>1.0183150183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digits.R</text:p>
              </table:table-cell>
              <table:table-cell office:value-type="float" office:value="1.01570680628272">
                <text:p>1.01570680628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digits2.R</text:p>
              </table:table-cell>
              <table:table-cell office:value-type="float" office:value="1.00335570469799">
                <text:p>1.00335570469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ime.R</text:p>
              </table:table-cell>
              <table:table-cell office:value-type="float" office:value="1.06720430107527">
                <text:p>1.06720430107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gexdna.R</text:p>
              </table:table-cell>
              <table:table-cell office:value-type="float" office:value="1.0032154340836">
                <text:p>1.0032154340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vcomp-1.R</text:p>
              </table:table-cell>
              <table:table-cell office:value-type="float" office:value="1.0061919504644">
                <text:p>1.0061919504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vcomp-native.R</text:p>
              </table:table-cell>
              <table:table-cell office:value-type="float" office:value="0.981873111782477">
                <text:p>0.981873111782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w2d1.R</text:p>
              </table:table-cell>
              <table:table-cell office:value-type="float" office:value="1.00398406374502">
                <text:p>1.00398406374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w2d2.R</text:p>
              </table:table-cell>
              <table:table-cell office:value-type="float" office:value="0.97979797979798">
                <text:p>0.97979797979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w2d3.R</text:p>
              </table:table-cell>
              <table:table-cell office:value-type="float" office:value="0.965811965811966">
                <text:p>0.96581196581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mple_builtin.R</text:p>
              </table:table-cell>
              <table:table-cell office:value-type="float" office:value="1.00643776824034">
                <text:p>1.00643776824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mple.R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1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alt.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alt2.R</text:p>
              </table:table-cell>
              <table:table-cell office:value-type="float" office:value="0.997524752475247">
                <text:p>0.997524752475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math.R</text:p>
              </table:table-cell>
              <table:table-cell office:value-type="float" office:value="1.00505050505051">
                <text:p>1.00505050505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native.R</text:p>
              </table:table-cell>
              <table:table-cell office:value-type="float" office:value="1.00947867298578">
                <text:p>1.00947867298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-vectorized.R</text:p>
              </table:table-cell>
              <table:table-cell office:value-type="float" office:value="1.00192307692308">
                <text:p>1.0019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tral-norm.R</text:p>
              </table:table-cell>
              <table:table-cell office:value-type="float" office:value="1.00578034682081">
                <text:p>1.0057803468208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